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6.45pt"/>
    </style:style>
    <style:style style:name="co3" style:family="table-column">
      <style:table-column-properties fo:break-before="auto" style:column-width="38.55pt"/>
    </style:style>
    <style:style style:name="co4" style:family="table-column">
      <style:table-column-properties fo:break-before="auto" style:column-width="39.26pt"/>
    </style:style>
    <style:style style:name="co5" style:family="table-column">
      <style:table-column-properties fo:break-before="auto" style:column-width="83.51pt"/>
    </style:style>
    <style:style style:name="co6" style:family="table-column">
      <style:table-column-properties fo:break-before="auto" style:column-width="37.84pt"/>
    </style:style>
    <style:style style:name="co7" style:family="table-column">
      <style:table-column-properties fo:break-before="auto" style:column-width="40pt"/>
    </style:style>
    <style:style style:name="co8" style:family="table-column">
      <style:table-column-properties fo:break-before="auto" style:column-width="32.26pt"/>
    </style:style>
    <style:style style:name="co9" style:family="table-column">
      <style:table-column-properties fo:break-before="auto" style:column-width="82.09pt"/>
    </style:style>
    <style:style style:name="co10" style:family="table-column">
      <style:table-column-properties fo:break-before="auto" style:column-width="169.8pt"/>
    </style:style>
    <style:style style:name="co11" style:family="table-column">
      <style:table-column-properties fo:break-before="auto" style:column-width="37.16pt"/>
    </style:style>
    <style:style style:name="co12" style:family="table-column">
      <style:table-column-properties fo:break-before="auto" style:column-width="29.45pt"/>
    </style:style>
    <style:style style:name="co13" style:family="table-column">
      <style:table-column-properties fo:break-before="auto" style:column-width="105.96pt"/>
    </style:style>
    <style:style style:name="co14" style:family="table-column">
      <style:table-column-properties fo:break-before="auto" style:column-width="62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.65pt" fo:break-before="auto" style:use-optimal-row-height="true"/>
    </style:style>
    <style:style style:name="ro3" style:family="table-row">
      <style:table-row-properties style:row-height="12.9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 style:data-style-name="N0"/>
    <style:style style:name="ce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>
      <style:text-properties style:font-name="Liberation Sans" style:font-name-asian="Noto Sans CJK SC Regular" style:font-name-complex="FreeSans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 Regular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ample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ce3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scrutiny</text:p>
          </table:table-cell>
          <table:table-cell/>
          <table:table-cell table:formula="of:=OFFSET([.$A$10];-ROW();0;1;1)" office:value-type="string" office:string-value="Clutching" calcext:value-type="string">
            <text:p>Clutching</text:p>
          </table:table-cell>
          <table:table-cell/>
          <table:table-cell table:formula="of:=LOWER([.C1])" office:value-type="string" office:string-value="clutching" calcext:value-type="string">
            <text:p>clutching</text:p>
          </table:table-cell>
          <table:table-cell/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2">
          <table:table-cell office:value-type="string" calcext:value-type="string">
            <text:p>transparency</text:p>
          </table:table-cell>
          <table:table-cell/>
          <table:table-cell table:formula="of:=OFFSET([.$A$10];-ROW();0;1;1)" office:value-type="string" office:string-value="Clutch" calcext:value-type="string">
            <text:p>Clutch</text:p>
          </table:table-cell>
          <table:table-cell/>
          <table:table-cell table:formula="of:=LOWER([.C2])" office:value-type="string" office:string-value="clutch" calcext:value-type="string">
            <text:p>clutch</text:p>
          </table:table-cell>
          <table:table-cell/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2">
          <table:table-cell office:value-type="string" calcext:value-type="string">
            <text:p>irrelevant</text:p>
          </table:table-cell>
          <table:table-cell/>
          <table:table-cell table:formula="of:=OFFSET([.$A$10];-ROW();0;1;1)" office:value-type="string" office:string-value="preamble" calcext:value-type="string">
            <text:p>preamble</text:p>
          </table:table-cell>
          <table:table-cell/>
          <table:table-cell table:formula="of:=LOWER([.C3])" office:value-type="string" office:string-value="preamble" calcext:value-type="string">
            <text:p>preamble</text:p>
          </table:table-cell>
          <table:table-cell/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2">
          <table:table-cell office:value-type="string" calcext:value-type="string">
            <text:p>despair</text:p>
          </table:table-cell>
          <table:table-cell/>
          <table:table-cell table:formula="of:=OFFSET([.$A$10];-ROW();0;1;1)" office:value-type="string" office:string-value="Yehuda" calcext:value-type="string">
            <text:p>Yehuda</text:p>
          </table:table-cell>
          <table:table-cell/>
          <table:table-cell table:formula="of:=LOWER([.C4])" office:value-type="string" office:string-value="yehuda" calcext:value-type="string">
            <text:p>yehuda</text:p>
          </table:table-cell>
          <table:table-cell/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2">
          <table:table-cell office:value-type="string" calcext:value-type="string">
            <text:p>somber</text:p>
          </table:table-cell>
          <table:table-cell/>
          <table:table-cell table:formula="of:=OFFSET([.$A$10];-ROW();0;1;1)" office:value-type="string" office:string-value="somber" calcext:value-type="string">
            <text:p>somber</text:p>
          </table:table-cell>
          <table:table-cell/>
          <table:table-cell table:formula="of:=LOWER([.C5])" office:value-type="string" office:string-value="somber" calcext:value-type="string">
            <text:p>somber</text:p>
          </table:table-cell>
          <table:table-cell/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2">
          <table:table-cell office:value-type="string" calcext:value-type="string">
            <text:p>Yehuda</text:p>
          </table:table-cell>
          <table:table-cell/>
          <table:table-cell table:formula="of:=OFFSET([.$A$10];-ROW();0;1;1)" office:value-type="string" office:string-value="despair" calcext:value-type="string">
            <text:p>despair</text:p>
          </table:table-cell>
          <table:table-cell/>
          <table:table-cell table:formula="of:=LOWER([.C6])" office:value-type="string" office:string-value="despair" calcext:value-type="string">
            <text:p>despair</text:p>
          </table:table-cell>
          <table:table-cell/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string" calcext:value-type="string">
            <text:p>preamble</text:p>
          </table:table-cell>
          <table:table-cell/>
          <table:table-cell table:formula="of:=OFFSET([.$A$10];-ROW();0;1;1)" office:value-type="string" office:string-value="irrelevant" calcext:value-type="string">
            <text:p>irrelevant</text:p>
          </table:table-cell>
          <table:table-cell/>
          <table:table-cell table:formula="of:=LOWER([.C7])" office:value-type="string" office:string-value="irrelevant" calcext:value-type="string">
            <text:p>irrelevant</text:p>
          </table:table-cell>
          <table:table-cell/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string" calcext:value-type="string">
            <text:p>Clutch</text:p>
          </table:table-cell>
          <table:table-cell/>
          <table:table-cell table:formula="of:=OFFSET([.$A$10];-ROW();0;1;1)" office:value-type="string" office:string-value="transparency" calcext:value-type="string">
            <text:p>transparency</text:p>
          </table:table-cell>
          <table:table-cell/>
          <table:table-cell table:formula="of:=LOWER([.C8])" office:value-type="string" office:string-value="transparency" calcext:value-type="string">
            <text:p>transparency</text:p>
          </table:table-cell>
          <table:table-cell/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string" calcext:value-type="string">
            <text:p>Clutching</text:p>
          </table:table-cell>
          <table:table-cell/>
          <table:table-cell table:formula="of:=OFFSET([.$A$10];-ROW();0;1;1)" office:value-type="string" office:string-value="scrutiny" calcext:value-type="string">
            <text:p>scrutiny</text:p>
          </table:table-cell>
          <table:table-cell/>
          <table:table-cell table:formula="of:=LOWER([.C9])" office:value-type="string" office:string-value="scrutiny" calcext:value-type="string">
            <text:p>scrutiny</text:p>
          </table:table-cell>
          <table:table-cell table:number-columns-repeated="3"/>
        </table:table-row>
        <table:table-row table:style-name="ro1" table:number-rows-repeated="72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otal_list" table:style-name="ta1">
        <table:table-column table:style-name="co6" table:default-cell-style-name="Default"/>
        <table:table-column table:style-name="co7" table:default-cell-style-name="ce4"/>
        <table:table-column table:style-name="co8" table:default-cell-style-name="ce4"/>
        <table:table-column table:style-name="co9" table:default-cell-style-name="Default"/>
        <table:table-column table:style-name="co10" table:default-cell-style-name="Default"/>
        <table:table-row table:style-name="ro1">
          <table:table-cell office:value-type="string" calcext:value-type="string">
            <text:p>total No</text:p>
          </table:table-cell>
          <table:table-cell office:value-type="string" calcext:value-type="string">
            <text:p>chapter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word</text:p>
          </table:table-cell>
          <table:table-cell office:value-type="string" calcext:value-type="string">
            <text:p>meanin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h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nastery</text:p>
          </table:table-cell>
          <table:table-cell office:value-type="string" calcext:value-type="string">
            <text:p>수도원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ch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gwheel</text:p>
          </table:table-cell>
          <table:table-cell office:value-type="string" calcext:value-type="string">
            <text:p>톱니바퀴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h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lawed</text:p>
          </table:table-cell>
          <table:table-cell office:value-type="string" calcext:value-type="string">
            <text:p>할퀴다, 움켜잡다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ch0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used</text:p>
          </table:table-cell>
          <table:table-cell office:value-type="string" calcext:value-type="string">
            <text:p>녹이다, 융합하다, 결합하다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h0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ecipice</text:p>
          </table:table-cell>
          <table:table-cell office:value-type="string" calcext:value-type="string">
            <text:p>절벽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ch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lentless</text:p>
          </table:table-cell>
          <table:table-cell office:value-type="string" calcext:value-type="string">
            <text:p>무정한, 가차없는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ch0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izened</text:p>
          </table:table-cell>
          <table:table-cell office:value-type="string" calcext:value-type="string">
            <text:p>시든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ch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raped</text:p>
          </table:table-cell>
          <table:table-cell office:value-type="string" calcext:value-type="string">
            <text:p>몸에 걸치다, 우아하게 장식하다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h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assock</text:p>
          </table:table-cell>
          <table:table-cell office:value-type="string" calcext:value-type="string">
            <text:p>성직자의 검정색 긴 겉옷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ch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ochet</text:p>
          </table:table-cell>
          <table:table-cell office:value-type="string" calcext:value-type="string">
            <text:p>수도원장, 사제등이 입는 짧은 흰옷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ch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zucchetto</text:p>
          </table:table-cell>
          <table:table-cell office:value-type="string" calcext:value-type="string">
            <text:p>가톨릭성직자의 작은 모자(신부는 검정, 주교는 보라, 추기경은 빨강, 교황은 흰색)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h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rawboned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h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formidable</text:p>
          </table:table-cell>
          <table:table-cell office:value-type="string" calcext:value-type="string">
            <text:p>무서운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vocal</text:p>
          </table:table-cell>
          <table:table-cell office:value-type="string" calcext:value-type="string">
            <text:p>목소리의, 잔소리가 많은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h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dvocates</text:p>
          </table:table-cell>
          <table:table-cell office:value-type="string" calcext:value-type="string">
            <text:p>지지자, 옹호자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h0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intone</text:p>
          </table:table-cell>
          <table:table-cell office:value-type="string" calcext:value-type="string">
            <text:p>특정 어조로 말하다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ch0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ony</text:p>
          </table:table-cell>
          <table:table-cell office:value-type="string" calcext:value-type="string">
            <text:p>뼈만 앙상한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ch0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rominence</text:p>
          </table:table-cell>
          <table:table-cell office:value-type="string" calcext:value-type="string">
            <text:p>현저함, 탁월함, 유명인사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ch0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leek</text:p>
          </table:table-cell>
          <table:table-cell office:value-type="string" calcext:value-type="string">
            <text:p>매끄러운, 윤기있는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ch0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dain</text:p>
          </table:table-cell>
          <table:table-cell office:value-type="string" calcext:value-type="string">
            <text:p>경멸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ch0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etary</text:p>
          </table:table-cell>
          <table:table-cell office:value-type="string" calcext:value-type="string">
            <text:p>통화 당국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ch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ch0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ringe</text:p>
          </table:table-cell>
          <table:table-cell office:value-type="string" calcext:value-type="string">
            <text:p>움츠리다, 위축되다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h0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illow</text:p>
          </table:table-cell>
          <table:table-cell office:value-type="string" calcext:value-type="string">
            <text:p>파도치다, 소용돌이 치다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h0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ek</text:p>
          </table:table-cell>
          <table:table-cell office:value-type="string" calcext:value-type="string">
            <text:p>얌전한, 온순한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ch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신앙심이 두터운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ch0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ch0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요새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ch0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(새,사람등이)자리잡다, 앉다, (새의)횃대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ch0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무성한, 비옥한, 풍부한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ch0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apestry</text:p>
          </table:table-cell>
          <table:table-cell office:value-type="string" calcext:value-type="string">
            <text:p>(옷감의 일종) 색실로 짠 주단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ch0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unnerve</text:p>
          </table:table-cell>
          <table:table-cell office:value-type="string" calcext:value-type="string">
            <text:p>무기력하게 하다, 약하게 하다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ch0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vert</text:p>
          </table:table-cell>
          <table:table-cell office:value-type="string" calcext:value-type="string">
            <text:p>(사고,위험따위)를 피하다, 비키다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ch0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sm</text:p>
          </table:table-cell>
          <table:table-cell office:value-type="string" calcext:value-type="string">
            <text:p>협곡, 갈라진 틈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ch0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roclaimed</text:p>
          </table:table-cell>
          <table:table-cell office:value-type="string" calcext:value-type="string">
            <text:p>선언하다, 공포하다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h0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dgepodge</text:p>
          </table:table-cell>
          <table:table-cell office:value-type="string" calcext:value-type="string">
            <text:p>뒤범벅, 잡탕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h0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응시하다, 뚫어지게 보다, 동료,친구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ch0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rdonic</text:p>
          </table:table-cell>
          <table:table-cell office:value-type="string" calcext:value-type="string">
            <text:p>냉소적인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ch0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ubris</text:p>
          </table:table-cell>
          <table:table-cell office:value-type="string" calcext:value-type="string">
            <text:p>오만,자만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ch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gratification</text:p>
          </table:table-cell>
          <table:table-cell office:value-type="string" calcext:value-type="string">
            <text:p>만족, 기쁨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ch0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ch0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mise</text:p>
          </table:table-cell>
          <table:table-cell office:value-type="string" calcext:value-type="string">
            <text:p>종말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ch0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Curriculum vitae</text:p>
          </table:table-cell>
          <table:table-cell office:value-type="string" calcext:value-type="string">
            <text:p>이력서, 경력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ch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theist</text:p>
          </table:table-cell>
          <table:table-cell office:value-type="string" calcext:value-type="string">
            <text:p>무신론자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ch0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agnostic</text:p>
          </table:table-cell>
          <table:table-cell office:value-type="string" calcext:value-type="string">
            <text:p>회의론자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ch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edifice</text:p>
          </table:table-cell>
          <table:table-cell office:value-type="string" calcext:value-type="string">
            <text:p>대건축물, 대저택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ch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fragrance</text:p>
          </table:table-cell>
          <table:table-cell office:value-type="string" calcext:value-type="string">
            <text:p>방향, 향기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h0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rankincense</text:p>
          </table:table-cell>
          <table:table-cell office:value-type="string" calcext:value-type="string">
            <text:p>유향(종교용 향료)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h0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ch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uck down</text:p>
          </table:table-cell>
          <table:table-cell office:value-type="string" calcext:value-type="string">
            <text:p>몸을 굽히다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ch0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burgeon</text:p>
          </table:table-cell>
          <table:table-cell office:value-type="string" calcext:value-type="string">
            <text:p>발아하다, 성장하다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ch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bud</text:p>
          </table:table-cell>
          <table:table-cell office:value-type="string" calcext:value-type="string">
            <text:p>싹,눈,꽃봉오리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ch0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leather-bound</text:p>
          </table:table-cell>
          <table:table-cell office:value-type="string" calcext:value-type="string">
            <text:p>(책커버가)가죽으로 장정된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ch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큰 책, 학술서적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ch0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jut</text:p>
          </table:table-cell>
          <table:table-cell office:value-type="string" calcext:value-type="string">
            <text:p>돌출하다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ch0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ch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ornately</text:p>
          </table:table-cell>
          <table:table-cell office:value-type="string" calcext:value-type="string">
            <text:p>화려하게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ch0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questered</text:p>
          </table:table-cell>
          <table:table-cell office:value-type="string" calcext:value-type="string">
            <text:p>은퇴한, 은둔한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ch0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iscretion</text:p>
          </table:table-cell>
          <table:table-cell office:value-type="string" calcext:value-type="string">
            <text:p>자유재량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h0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timeworn</text:p>
          </table:table-cell>
          <table:table-cell office:value-type="string" calcext:value-type="string">
            <text:p>낡아빠진, 오래된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h0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balustrade</text:p>
          </table:table-cell>
          <table:table-cell office:value-type="string" calcext:value-type="string">
            <text:p>(건축)난간이 있는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ch0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atted</text:p>
          </table:table-cell>
          <table:table-cell office:value-type="string" calcext:value-type="string">
            <text:p>빽빽이 난, 헝클어진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ch0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rumpled</text:p>
          </table:table-cell>
          <table:table-cell office:value-type="string" calcext:value-type="string">
            <text:p>구겨진, 쭈글쭈글해진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ch00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fedora</text:p>
          </table:table-cell>
          <table:table-cell office:value-type="string" calcext:value-type="string">
            <text:p>챙이 위로 휜 중절모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ch0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cosmology</text:p>
          </table:table-cell>
          <table:table-cell office:value-type="string" calcext:value-type="string">
            <text:p>우주론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ch0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ominent</text:p>
          </table:table-cell>
          <table:table-cell office:value-type="string" calcext:value-type="string">
            <text:p>현전한, 저명한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ch00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호감을 주는, 상냥한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ch00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dab</text:p>
          </table:table-cell>
          <table:table-cell office:value-type="string" calcext:value-type="string">
            <text:p>가볍게 두드리다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ch0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vered</text:p>
          </table:table-cell>
          <table:table-cell office:value-type="string" calcext:value-type="string">
            <text:p>훌륭한, 평판있는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ch0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웅크리다, 쪼그리다, 작달막한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ch00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jovial</text:p>
          </table:table-cell>
          <table:table-cell office:value-type="string" calcext:value-type="string">
            <text:p>유쾌한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h0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unassuming</text:p>
          </table:table-cell>
          <table:table-cell office:value-type="string" calcext:value-type="string">
            <text:p>얌전한, 온순한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h00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thawb</text:p>
          </table:table-cell>
          <table:table-cell office:value-type="string" calcext:value-type="string">
            <text:p>아랍(남성)의 흰색 전통 복장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ch0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gracious</text:p>
          </table:table-cell>
          <table:table-cell office:value-type="string" calcext:value-type="string">
            <text:p>친절한, 상냥한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ch0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regarded</text:p>
          </table:table-cell>
          <table:table-cell office:value-type="string" calcext:value-type="string">
            <text:p>존경받는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ch00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prophet</text:p>
          </table:table-cell>
          <table:table-cell office:value-type="string" calcext:value-type="string">
            <text:p>예언자, 선각자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ch0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puzzled</text:p>
          </table:table-cell>
          <table:table-cell office:value-type="string" calcext:value-type="string">
            <text:p>혼란한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ch0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expectantly</text:p>
          </table:table-cell>
          <table:table-cell office:value-type="string" calcext:value-type="string">
            <text:p>기대하며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ch00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tribunal</text:p>
          </table:table-cell>
          <table:table-cell office:value-type="string" calcext:value-type="string">
            <text:p>법원, 재판소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ch0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inquisition</text:p>
          </table:table-cell>
          <table:table-cell office:value-type="string" calcext:value-type="string">
            <text:p>조사, 심문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ch0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bemused</text:p>
          </table:table-cell>
          <table:table-cell office:value-type="string" calcext:value-type="string">
            <text:p>곤혹한, 멍한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ch0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intimidate</text:p>
          </table:table-cell>
          <table:table-cell office:value-type="string" calcext:value-type="string">
            <text:p>협박하다, 겁먹게 하다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ch0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The Holy Trinity</text:p>
          </table:table-cell>
          <table:table-cell office:value-type="string" calcext:value-type="string">
            <text:p>삼위일체(성부,성자,성령)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h0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unlit</text:p>
          </table:table-cell>
          <table:table-cell office:value-type="string" calcext:value-type="string">
            <text:p>볕이 드는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h0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patchwork</text:p>
          </table:table-cell>
          <table:table-cell office:value-type="string" calcext:value-type="string">
            <text:p>쪽매붙임, 긁어모은것, 잡동사니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ch00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rugged</text:p>
          </table:table-cell>
          <table:table-cell office:value-type="string" calcext:value-type="string">
            <text:p>울퉁불퉁한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ch0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pastoral</text:p>
          </table:table-cell>
          <table:table-cell office:value-type="string" calcext:value-type="string">
            <text:p>전원의, 목가적인, 한가로운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ch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menace</text:p>
          </table:table-cell>
          <table:table-cell office:value-type="string" calcext:value-type="string">
            <text:p>위협하다, 으르다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ch0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bank</text:p>
          </table:table-cell>
          <table:table-cell office:value-type="string" calcext:value-type="string">
            <text:p>둑,제방,구름의 봉우리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ch0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전달하다, 운송하다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ch00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vow of silence</text:p>
          </table:table-cell>
          <table:table-cell office:value-type="string" calcext:value-type="string">
            <text:p>(종교적인) 침묵의 약속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ch0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tacit</text:p>
          </table:table-cell>
          <table:table-cell office:value-type="string" calcext:value-type="string">
            <text:p>무언의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ch0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acquiescence</text:p>
          </table:table-cell>
          <table:table-cell office:value-type="string" calcext:value-type="string">
            <text:p>승인, 묵인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ch00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redundant</text:p>
          </table:table-cell>
          <table:table-cell office:value-type="string" calcext:value-type="string">
            <text:p>장황한, 여분의, 불필요한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ch00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h0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받치다, 기대어 세우다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h00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sacr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ch00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intriguing</text:p>
          </table:table-cell>
          <table:table-cell office:value-type="string" calcext:value-type="string">
            <text:p>흥미를 돋우는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ch0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, 전문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ch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ch00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choreographed</text:p>
          </table:table-cell>
          <table:table-cell office:value-type="string" calcext:value-type="string">
            <text:p>협력된, 조직된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ch0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indeed</text:p>
          </table:table-cell>
          <table:table-cell office:value-type="string" calcext:value-type="string">
            <text:p>정말로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ch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onder</text:p>
          </table:table-cell>
          <table:table-cell office:value-type="string" calcext:value-type="string">
            <text:p>깊이 생각하다, 숙고하다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ch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rawl</text:p>
          </table:table-cell>
          <table:table-cell office:value-type="string" calcext:value-type="string">
            <text:p>쭉 뻗다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ch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errace</text:p>
          </table:table-cell>
          <table:table-cell office:value-type="string" calcext:value-type="string">
            <text:p>계단모양의 뜰, 대지,단지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ch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ad</text:p>
          </table:table-cell>
          <table:table-cell office:value-type="string" calcext:value-type="string">
            <text:p>발걸음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ch0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jar</text:p>
          </table:table-cell>
          <table:table-cell office:value-type="string" calcext:value-type="string">
            <text:p>덜컹덜컹 흔들리다, 요동하다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h0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gait</text:p>
          </table:table-cell>
          <table:table-cell office:value-type="string" calcext:value-type="string">
            <text:p>걸음걸이, 걷는 모양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h0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tumble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ch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jolt</text:p>
          </table:table-cell>
          <table:table-cell office:value-type="string" calcext:value-type="string">
            <text:p>세게치다, 충격을 주다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ch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거대한 모습을 나타내다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ch0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orb</text:p>
          </table:table-cell>
          <table:table-cell office:value-type="string" calcext:value-type="string">
            <text:p>천체, 구체, 궤도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ch0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rocade</text:p>
          </table:table-cell>
          <table:table-cell office:value-type="string" calcext:value-type="string">
            <text:p>무늬를 도드라지게 짠 옷감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ch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herwani</text:p>
          </table:table-cell>
          <table:table-cell office:value-type="string" calcext:value-type="string">
            <text:p>인도식 전통 롱코트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ch0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urling</text:p>
          </table:table-cell>
          <table:table-cell office:value-type="string" calcext:value-type="string">
            <text:p>(머리카락등이) 고리모양으로 말린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ch0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ustache</text:p>
          </table:table-cell>
          <table:table-cell office:value-type="string" calcext:value-type="string">
            <text:p>콧 수염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ch0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eruse</text:p>
          </table:table-cell>
          <table:table-cell office:value-type="string" calcext:value-type="string">
            <text:p>정독하다, 숙독하다, 살피다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ch0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tiffly</text:p>
          </table:table-cell>
          <table:table-cell office:value-type="string" calcext:value-type="string">
            <text:p>뻣뻣하게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ch0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dvance</text:p>
          </table:table-cell>
          <table:table-cell office:value-type="string" calcext:value-type="string">
            <text:p>앞으로 내밀다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h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waistcoat</text:p>
          </table:table-cell>
          <table:table-cell office:value-type="string" calcext:value-type="string">
            <text:p>남자용 조끼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h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regimen</text:p>
          </table:table-cell>
          <table:table-cell office:value-type="string" calcext:value-type="string">
            <text:p>식이요법, 통치, 관리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ch0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aste</text:p>
          </table:table-cell>
          <table:table-cell office:value-type="string" calcext:value-type="string">
            <text:p>급함, 서두름, 허둥댐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ch0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ashing</text:p>
          </table:table-cell>
          <table:table-cell office:value-type="string" calcext:value-type="string">
            <text:p>맵시있는, 화려한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ch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urry</text:p>
          </table:table-cell>
          <table:table-cell office:value-type="string" calcext:value-type="string">
            <text:p>황급히 달리다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ch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lapel</text:p>
          </table:table-cell>
          <table:table-cell office:value-type="string" calcext:value-type="string">
            <text:p>양복의 접힌 깃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ch0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glisten</text:p>
          </table:table-cell>
          <table:table-cell office:value-type="string" calcext:value-type="string">
            <text:p>반짝반짝 빛나는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ch0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xploration</text:p>
          </table:table-cell>
          <table:table-cell office:value-type="string" calcext:value-type="string">
            <text:p>탐험, 조사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string" calcext:value-type="string">
            <text:p>ch0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rip</text:p>
          </table:table-cell>
          <table:table-cell office:value-type="string" calcext:value-type="string">
            <text:p>물방울, 뚝뚝 떨어지다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ch0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ieronymus Bosch</text:p>
          </table:table-cell>
          <table:table-cell office:value-type="string" calcext:value-type="string">
            <text:p>화가 이름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ch0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lassicist</text:p>
          </table:table-cell>
          <table:table-cell office:value-type="string" calcext:value-type="string">
            <text:p>고전학자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string" calcext:value-type="string">
            <text:p>ch0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씩 웃다, 히죽거리다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string" calcext:value-type="string">
            <text:p>ch0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st-minute</text:p>
          </table:table-cell>
          <table:table-cell office:value-type="string" calcext:value-type="string">
            <text:p>최후 순간의, 마지막 판의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string" calcext:value-type="string">
            <text:p>ch0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ravado</text:p>
          </table:table-cell>
          <table:table-cell office:value-type="string" calcext:value-type="string">
            <text:p>허세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string" calcext:value-type="string">
            <text:p>ch0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op-haired</text:p>
          </table:table-cell>
          <table:table-cell office:value-type="string" calcext:value-type="string">
            <text:p>더벅머리의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string" calcext:value-type="string">
            <text:p>ch0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emiotic</text:p>
          </table:table-cell>
          <table:table-cell office:value-type="string" calcext:value-type="string">
            <text:p>기호의, 기호론의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string" calcext:value-type="string">
            <text:p>ch0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오싹한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string" calcext:value-type="string">
            <text:p>ch01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knack</text:p>
          </table:table-cell>
          <table:table-cell office:value-type="string" calcext:value-type="string">
            <text:p>익숙한 솜씨, 기교, 요령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string" calcext:value-type="string">
            <text:p>ch01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ognosticate</text:p>
          </table:table-cell>
          <table:table-cell office:value-type="string" calcext:value-type="string">
            <text:p>예언하다, 예지하다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string" calcext:value-type="string">
            <text:p>ch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tem from ~</text:p>
          </table:table-cell>
          <table:table-cell office:value-type="string" calcext:value-type="string">
            <text:p>~에서 유래하다, 기인하다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string" calcext:value-type="string">
            <text:p>ch0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satiable</text:p>
          </table:table-cell>
          <table:table-cell office:value-type="string" calcext:value-type="string">
            <text:p>만족할줄 모르는, 탐욕스러운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string" calcext:value-type="string">
            <text:p>ch0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ibliophile</text:p>
          </table:table-cell>
          <table:table-cell office:value-type="string" calcext:value-type="string">
            <text:p>서적 애호가, 희귀본 수집가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string" calcext:value-type="string">
            <text:p>ch01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ccentric</text:p>
          </table:table-cell>
          <table:table-cell office:value-type="string" calcext:value-type="string">
            <text:p>괴상한, 이상한, 중심을 벗어난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string" calcext:value-type="string">
            <text:p>ch0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jab</text:p>
          </table:table-cell>
          <table:table-cell office:value-type="string" calcext:value-type="string">
            <text:p>찌르다, 잽을 먹이다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string" calcext:value-type="string">
            <text:p>ch0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enounce</text:p>
          </table:table-cell>
          <table:table-cell office:value-type="string" calcext:value-type="string">
            <text:p>비난하다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string" calcext:value-type="string">
            <text:p>ch0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onogamy</text:p>
          </table:table-cell>
          <table:table-cell office:value-type="string" calcext:value-type="string">
            <text:p>일부일처제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string" calcext:value-type="string">
            <text:p>ch0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ffront</text:p>
          </table:table-cell>
          <table:table-cell office:value-type="string" calcext:value-type="string">
            <text:p>모욕, 치욕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string" calcext:value-type="string">
            <text:p>ch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buttoned-up</text:p>
          </table:table-cell>
          <table:table-cell office:value-type="string" calcext:value-type="string">
            <text:p>말없는, 내향적인, 보수적인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string" calcext:value-type="string">
            <text:p>ch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심원한, 불가사의한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string" calcext:value-type="string">
            <text:p>ch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Impressionist</text:p>
          </table:table-cell>
          <table:table-cell office:value-type="string" calcext:value-type="string">
            <text:p>인상주의자, 인상파 예술가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string" calcext:value-type="string">
            <text:p>ch0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mused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string" calcext:value-type="string">
            <text:p>ch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out of the blue</text:p>
          </table:table-cell>
          <table:table-cell office:value-type="string" calcext:value-type="string">
            <text:p>예고없이, 갑자기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string" calcext:value-type="string">
            <text:p>ch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ffled</text:p>
          </table:table-cell>
          <table:table-cell office:value-type="string" calcext:value-type="string">
            <text:p>혼란한, 당황한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string" calcext:value-type="string">
            <text:p>ch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allusion</text:p>
          </table:table-cell>
          <table:table-cell office:value-type="string" calcext:value-type="string">
            <text:p>암시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string" calcext:value-type="string">
            <text:p>ch0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ilhouette</text:p>
          </table:table-cell>
          <table:table-cell office:value-type="string" calcext:value-type="string">
            <text:p>실루엣,그림자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string" calcext:value-type="string">
            <text:p>ch0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string" calcext:value-type="string">
            <text:p>ch0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ruffled</text:p>
          </table:table-cell>
          <table:table-cell office:value-type="string" calcext:value-type="string">
            <text:p>주름이 있는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string" calcext:value-type="string">
            <text:p>ch0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eandering</text:p>
          </table:table-cell>
          <table:table-cell office:value-type="string" calcext:value-type="string">
            <text:p>굽이쳐 흐르는, 구불구불한 길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string" calcext:value-type="string">
            <text:p>ch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vaguely</text:p>
          </table:table-cell>
          <table:table-cell office:value-type="string" calcext:value-type="string">
            <text:p>막연하게, 약간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string" calcext:value-type="string">
            <text:p>ch0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glimmering</text:p>
          </table:table-cell>
          <table:table-cell office:value-type="string" calcext:value-type="string">
            <text:p>깜빡이는 빛, 희미한 빛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string" calcext:value-type="string">
            <text:p>ch0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string" calcext:value-type="string">
            <text:p>ch0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longated</text:p>
          </table:table-cell>
          <table:table-cell office:value-type="string" calcext:value-type="string">
            <text:p>길게 늘어진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string" calcext:value-type="string">
            <text:p>ch0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hallucination</text:p>
          </table:table-cell>
          <table:table-cell office:value-type="string" calcext:value-type="string">
            <text:p>환각, 환상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string" calcext:value-type="string">
            <text:p>ch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wirling</text:p>
          </table:table-cell>
          <table:table-cell office:value-type="string" calcext:value-type="string">
            <text:p>소용돌이치는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string" calcext:value-type="string">
            <text:p>ch01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콜라주(여러 이미지들이 연결되어 이루어진 작품)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string" calcext:value-type="string">
            <text:p>ch01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warped</text:p>
          </table:table-cell>
          <table:table-cell office:value-type="string" calcext:value-type="string">
            <text:p>뒤틀린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string" calcext:value-type="string">
            <text:p>ch01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받치다, 기대다, 버팀목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string" calcext:value-type="string">
            <text:p>ch01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rape</text:p>
          </table:table-cell>
          <table:table-cell office:value-type="string" calcext:value-type="string">
            <text:p>장식하다,주름져 드리워지다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string" calcext:value-type="string">
            <text:p>ch01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lint</text:p>
          </table:table-cell>
          <table:table-cell office:value-type="string" calcext:value-type="string">
            <text:p>깜빡깜빡빛나다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string" calcext:value-type="string">
            <text:p>ch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extraterrestrial</text:p>
          </table:table-cell>
          <table:table-cell office:value-type="string" calcext:value-type="string">
            <text:p>외계의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string" calcext:value-type="string">
            <text:p>ch01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leviathan</text:p>
          </table:table-cell>
          <table:table-cell office:value-type="string" calcext:value-type="string">
            <text:p>&lt;성서&gt;리바이어던(거대한 바다동물)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string" calcext:value-type="string">
            <text:p>ch01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crawl</text:p>
          </table:table-cell>
          <table:table-cell office:value-type="string" calcext:value-type="string">
            <text:p>기어가다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string" calcext:value-type="string">
            <text:p>ch01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환영하다, 큰소리를 지르다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string" calcext:value-type="string">
            <text:p>ch01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string" calcext:value-type="string">
            <text:p>ch0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loak</text:p>
          </table:table-cell>
          <table:table-cell office:value-type="string" calcext:value-type="string">
            <text:p>은폐수단, 가면, 망토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string" calcext:value-type="string">
            <text:p>ch01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gush</text:p>
          </table:table-cell>
          <table:table-cell office:value-type="string" calcext:value-type="string">
            <text:p>분출하다, 지껄여대다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string" calcext:value-type="string">
            <text:p>ch01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ercurial</text:p>
          </table:table-cell>
          <table:table-cell office:value-type="string" calcext:value-type="string">
            <text:p>빈틈없는, 기민한, 재치있는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string" calcext:value-type="string">
            <text:p>ch01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rilliance</text:p>
          </table:table-cell>
          <table:table-cell office:value-type="string" calcext:value-type="string">
            <text:p>광채, 탁월, 걸출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string" calcext:value-type="string">
            <text:p>ch01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feat</text:p>
          </table:table-cell>
          <table:table-cell office:value-type="string" calcext:value-type="string">
            <text:p>공적, 뛰어난 솜씨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string" calcext:value-type="string">
            <text:p>ch01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deconstructivist</text:p>
          </table:table-cell>
          <table:table-cell office:value-type="string" calcext:value-type="string">
            <text:p>분해주의자 ?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string" calcext:value-type="string">
            <text:p>ch01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postmodern</text:p>
          </table:table-cell>
          <table:table-cell office:value-type="string" calcext:value-type="string">
            <text:p>후기근대파의, 최첨단의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string" calcext:value-type="string">
            <text:p>ch0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Munich</text:p>
          </table:table-cell>
          <table:table-cell office:value-type="string" calcext:value-type="string">
            <text:p>뮌헨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string" calcext:value-type="string">
            <text:p>ch01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alma mater</text:p>
          </table:table-cell>
          <table:table-cell office:value-type="string" calcext:value-type="string">
            <text:p>모교, 출신교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string" calcext:value-type="string">
            <text:p>ch01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sheer</text:p>
          </table:table-cell>
          <table:table-cell office:value-type="string" calcext:value-type="string">
            <text:p>완전한, 절대적인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string" calcext:value-type="string">
            <text:p>ch01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facade</text:p>
          </table:table-cell>
          <table:table-cell office:value-type="string" calcext:value-type="string">
            <text:p>&lt;건축&gt;건물의 정면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string" calcext:value-type="string">
            <text:p>ch01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(형태가)변화하다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string" calcext:value-type="string">
            <text:p>ch01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adrift</text:p>
          </table:table-cell>
          <table:table-cell office:value-type="string" calcext:value-type="string">
            <text:p>표류해서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string" calcext:value-type="string">
            <text:p>ch01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석호, 연못, 저수지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string" calcext:value-type="string">
            <text:p>ch01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lap</text:p>
          </table:table-cell>
          <table:table-cell office:value-type="string" calcext:value-type="string">
            <text:p>(물결이) 찰싹찰싹 치다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string" calcext:value-type="string">
            <text:p>ch01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marvel</text:p>
          </table:table-cell>
          <table:table-cell office:value-type="string" calcext:value-type="string">
            <text:p>놀라다, 경탄하다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string" calcext:value-type="string">
            <text:p>ch01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et out</text:p>
          </table:table-cell>
          <table:table-cell office:value-type="string" calcext:value-type="string">
            <text:p>떠나다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string" calcext:value-type="string">
            <text:p>ch0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footbridge</text:p>
          </table:table-cell>
          <table:table-cell office:value-type="string" calcext:value-type="string">
            <text:p>(보행자용) 인도교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string" calcext:value-type="string">
            <text:p>ch01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dissipated</text:p>
          </table:table-cell>
          <table:table-cell office:value-type="string" calcext:value-type="string">
            <text:p>흩어지다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string" calcext:value-type="string">
            <text:p>ch0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hissing</text:p>
          </table:table-cell>
          <table:table-cell office:value-type="string" calcext:value-type="string">
            <text:p>쉿쉿 고리를 내는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string" calcext:value-type="string">
            <text:p>ch01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creeping</text:p>
          </table:table-cell>
          <table:table-cell office:value-type="string" calcext:value-type="string">
            <text:p>기어다니는, 느릿느릿 움직이는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string" calcext:value-type="string">
            <text:p>ch01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ethereal</text:p>
          </table:table-cell>
          <table:table-cell office:value-type="string" calcext:value-type="string">
            <text:p>공기같은, 가벼운, 우아한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string" calcext:value-type="string">
            <text:p>ch01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disorient</text:p>
          </table:table-cell>
          <table:table-cell office:value-type="string" calcext:value-type="string">
            <text:p>길을 잃게 하다, 혼란시키다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string" calcext:value-type="string">
            <text:p>ch0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tranquil</text:p>
          </table:table-cell>
          <table:table-cell office:value-type="string" calcext:value-type="string">
            <text:p>평온한, 잔잔한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string" calcext:value-type="string">
            <text:p>ch01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laden</text:p>
          </table:table-cell>
          <table:table-cell office:value-type="string" calcext:value-type="string">
            <text:p>짐을 가득 실은, (습기를)머금은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string" calcext:value-type="string">
            <text:p>ch0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brilliant</text:p>
          </table:table-cell>
          <table:table-cell office:value-type="string" calcext:value-type="string">
            <text:p>눈부신, 찬란한, 명석한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string" calcext:value-type="string">
            <text:p>ch01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ominous</text:p>
          </table:table-cell>
          <table:table-cell office:value-type="string" calcext:value-type="string">
            <text:p>불길한</text:p>
          </table:table-cell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string" calcext:value-type="string">
            <text:p>ch01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reptilian</text:p>
          </table:table-cell>
          <table:table-cell office:value-type="string" calcext:value-type="string">
            <text:p>파충류의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string" calcext:value-type="string">
            <text:p>ch01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uneasy</text:p>
          </table:table-cell>
          <table:table-cell office:value-type="string" calcext:value-type="string">
            <text:p>불안한</text:p>
          </table:table-cell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string" calcext:value-type="string">
            <text:p>ch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rained</text:p>
          </table:table-cell>
          <table:table-cell office:value-type="string" calcext:value-type="string">
            <text:p>지치다</text:p>
          </table:table-cell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string" calcext:value-type="string">
            <text:p>ch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ober</text:p>
          </table:table-cell>
          <table:table-cell office:value-type="string" calcext:value-type="string">
            <text:p>맑은 정신의, 술에 취하지 않은</text:p>
          </table:table-cell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string" calcext:value-type="string">
            <text:p>ch0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명상에 잠기다, 골똘히 생각하다</text:p>
          </table:table-cell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string" calcext:value-type="string">
            <text:p>ch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string" calcext:value-type="string">
            <text:p>ch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iability</text:p>
          </table:table-cell>
          <table:table-cell office:value-type="string" calcext:value-type="string">
            <text:p>부채, 채무</text:p>
          </table:table-cell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string" calcext:value-type="string">
            <text:p>ch0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bble</text:p>
          </table:table-cell>
          <table:table-cell office:value-type="string" calcext:value-type="string">
            <text:p>짧게 깍은 수염, 그루터기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string" calcext:value-type="string">
            <text:p>ch0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alt-and-pepper</text:p>
          </table:table-cell>
          <table:table-cell office:value-type="string" calcext:value-type="string">
            <text:p>흰바탕에 검은 반점이 섞인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string" calcext:value-type="string">
            <text:p>ch0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ery</text:p>
          </table:table-cell>
          <table:table-cell office:value-type="string" calcext:value-type="string">
            <text:p>불타는 듯한, 화염의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string" calcext:value-type="string">
            <text:p>ch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rene</text:p>
          </table:table-cell>
          <table:table-cell office:value-type="string" calcext:value-type="string">
            <text:p>잔잔한, 조용한</text:p>
          </table:table-cell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string" calcext:value-type="string">
            <text:p>ch0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aut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string" calcext:value-type="string">
            <text:p>ch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undrenched</text:p>
          </table:table-cell>
          <table:table-cell office:value-type="string" calcext:value-type="string">
            <text:p>햇살이 따가운</text:p>
          </table:table-cell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string" calcext:value-type="string">
            <text:p>ch0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지게 하다</text:p>
          </table:table-cell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string" calcext:value-type="string">
            <text:p>ch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고 보다, 흘겨보다</text:p>
          </table:table-cell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string" calcext:value-type="string">
            <text:p>ch0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tailored</text:p>
          </table:table-cell>
          <table:table-cell office:value-type="string" calcext:value-type="string">
            <text:p>재단사가 만든</text:p>
          </table:table-cell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string" calcext:value-type="string">
            <text:p>ch0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gal</text:p>
          </table:table-cell>
          <table:table-cell office:value-type="string" calcext:value-type="string">
            <text:p>왕의, 훌륭한</text:p>
          </table:table-cell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string" calcext:value-type="string">
            <text:p>ch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ouble-breasted</text:p>
          </table:table-cell>
          <table:table-cell office:value-type="string" calcext:value-type="string">
            <text:p>두줄의 단추가 달린</text:p>
          </table:table-cell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string" calcext:value-type="string">
            <text:p>ch0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ilk-trimmed</text:p>
          </table:table-cell>
          <table:table-cell office:value-type="string" calcext:value-type="string">
            <text:p>비단이 장식된</text:p>
          </table:table-cell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string" calcext:value-type="string">
            <text:p>ch0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lacks</text:p>
          </table:table-cell>
          <table:table-cell office:value-type="string" calcext:value-type="string">
            <text:p>헐거운 바지</text:p>
          </table:table-cell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string" calcext:value-type="string">
            <text:p>ch0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string" calcext:value-type="string">
            <text:p>ch0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erth</text:p>
          </table:table-cell>
          <table:table-cell office:value-type="string" calcext:value-type="string">
            <text:p>(배의)정박소, 숙소, 침대</text:p>
          </table:table-cell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string" calcext:value-type="string">
            <text:p>ch0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~을 할수 있다, 수여하다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string" calcext:value-type="string">
            <text:p>ch0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법도, 규약</text:p>
          </table:table-cell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string" calcext:value-type="string">
            <text:p>ch0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full-figured</text:p>
          </table:table-cell>
          <table:table-cell office:value-type="string" calcext:value-type="string">
            <text:p>체격이 큰</text:p>
          </table:table-cell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string" calcext:value-type="string">
            <text:p>ch0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abyss</text:p>
          </table:table-cell>
          <table:table-cell office:value-type="string" calcext:value-type="string">
            <text:p>심연, 심해, 거대한</text:p>
          </table:table-cell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string" calcext:value-type="string">
            <text:p>ch0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lurk</text:p>
          </table:table-cell>
          <table:table-cell office:value-type="string" calcext:value-type="string">
            <text:p>숨다, 잠복하다</text:p>
          </table:table-cell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string" calcext:value-type="string">
            <text:p>ch0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recess</text:p>
          </table:table-cell>
          <table:table-cell office:value-type="string" calcext:value-type="string">
            <text:p>휴식, 구석진곳, (마음의) 깊은곳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string" calcext:value-type="string">
            <text:p>ch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afening</text:p>
          </table:table-cell>
          <table:table-cell office:value-type="string" calcext:value-type="string">
            <text:p>귀청이 터질것 같은</text:p>
          </table:table-cell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string" calcext:value-type="string">
            <text:p>ch0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kaleidoscope</text:p>
          </table:table-cell>
          <table:table-cell office:value-type="string" calcext:value-type="string">
            <text:p>만화경</text:p>
          </table:table-cell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string" calcext:value-type="string">
            <text:p>ch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radiant</text:p>
          </table:table-cell>
          <table:table-cell office:value-type="string" calcext:value-type="string">
            <text:p>빛나는</text:p>
          </table:table-cell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string" calcext:value-type="string">
            <text:p>ch0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urst</text:p>
          </table:table-cell>
          <table:table-cell office:value-type="string" calcext:value-type="string">
            <text:p>파열, 폭발, 갑작스러운 활동</text:p>
          </table:table-cell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string" calcext:value-type="string">
            <text:p>ch0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cathedral</text:p>
          </table:table-cell>
          <table:table-cell office:value-type="string" calcext:value-type="string">
            <text:p>대성당</text:p>
          </table:table-cell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string" calcext:value-type="string">
            <text:p>ch0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resurrection</text:p>
          </table:table-cell>
          <table:table-cell office:value-type="string" calcext:value-type="string">
            <text:p>부활, 소생</text:p>
          </table:table-cell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string" calcext:value-type="string">
            <text:p>ch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worshiper</text:p>
          </table:table-cell>
          <table:table-cell office:value-type="string" calcext:value-type="string">
            <text:p>숭배자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string" calcext:value-type="string">
            <text:p>ch0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kneel</text:p>
          </table:table-cell>
          <table:table-cell office:value-type="string" calcext:value-type="string">
            <text:p>무릎을 꿇다</text:p>
          </table:table-cell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string" calcext:value-type="string">
            <text:p>ch0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pew</text:p>
          </table:table-cell>
          <table:table-cell office:value-type="string" calcext:value-type="string">
            <text:p>(교회)벤치형 좌석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string" calcext:value-type="string">
            <text:p>ch0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mmunion rail</text:p>
          </table:table-cell>
          <table:table-cell office:value-type="string" calcext:value-type="string">
            <text:p>(교회)성체 배령대(제단앞의 난간)</text:p>
          </table:table-cell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string" calcext:value-type="string">
            <text:p>ch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halice</text:p>
          </table:table-cell>
          <table:table-cell office:value-type="string" calcext:value-type="string">
            <text:p>술잔, 컵</text:p>
          </table:table-cell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string" calcext:value-type="string">
            <text:p>ch0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calding</text:p>
          </table:table-cell>
          <table:table-cell office:value-type="string" calcext:value-type="string">
            <text:p>타는듯한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string" calcext:value-type="string">
            <text:p>ch0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gain</text:p>
          </table:table-cell>
          <table:table-cell office:value-type="string" calcext:value-type="string">
            <text:p>(의식을)되찾다</text:p>
          </table:table-cell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string" calcext:value-type="string">
            <text:p>ch0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nguished</text:p>
          </table:table-cell>
          <table:table-cell office:value-type="string" calcext:value-type="string">
            <text:p>괴로워하는</text:p>
          </table:table-cell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string" calcext:value-type="string">
            <text:p>ch0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lamber</text:p>
          </table:table-cell>
          <table:table-cell office:value-type="string" calcext:value-type="string">
            <text:p>손발로 기어오르다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string" calcext:value-type="string">
            <text:p>ch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tagger</text:p>
          </table:table-cell>
          <table:table-cell office:value-type="string" calcext:value-type="string">
            <text:p>비틀거리다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string" calcext:value-type="string">
            <text:p>ch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tilated</text:p>
          </table:table-cell>
          <table:table-cell office:value-type="string" calcext:value-type="string">
            <text:p>손발이 잘린</text:p>
          </table:table-cell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string" calcext:value-type="string">
            <text:p>ch0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harr</text:p>
          </table:table-cell>
          <table:table-cell office:value-type="string" calcext:value-type="string">
            <text:p>~을 까맣게 태우다</text:p>
          </table:table-cell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string" calcext:value-type="string">
            <text:p>ch0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risly</text:p>
          </table:table-cell>
          <table:table-cell office:value-type="string" calcext:value-type="string">
            <text:p>소름끼치는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string" calcext:value-type="string">
            <text:p>ch0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(꽉) 잡다</text:p>
          </table:table-cell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string" calcext:value-type="string">
            <text:p>ch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urly</text:p>
          </table:table-cell>
          <table:table-cell office:value-type="string" calcext:value-type="string">
            <text:p>건장한</text:p>
          </table:table-cell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string" calcext:value-type="string">
            <text:p>ch0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운동용 셔츠</text:p>
          </table:table-cell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string" calcext:value-type="string">
            <text:p>ch0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trained</text:p>
          </table:table-cell>
          <table:table-cell office:value-type="string" calcext:value-type="string">
            <text:p>팽팽한, 잘정비된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string" calcext:value-type="string">
            <text:p>ch0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o the way of</text:p>
          </table:table-cell>
          <table:table-cell office:value-type="string" calcext:value-type="string">
            <text:p>결국 ~과 같은 결과로 끝나다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string" calcext:value-type="string">
            <text:p>ch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urch</text:p>
          </table:table-cell>
          <table:table-cell office:value-type="string" calcext:value-type="string">
            <text:p>비틀거리며 걷다</text:p>
          </table:table-cell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string" calcext:value-type="string">
            <text:p>ch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rubby</text:p>
          </table:table-cell>
          <table:table-cell office:value-type="string" calcext:value-type="string">
            <text:p>더러운, 지저분한</text:p>
          </table:table-cell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string" calcext:value-type="string">
            <text:p>ch0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ug</text:p>
          </table:table-cell>
          <table:table-cell office:value-type="string" calcext:value-type="string">
            <text:p>강하게 끌어당기다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string" calcext:value-type="string">
            <text:p>ch0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medieval</text:p>
          </table:table-cell>
          <table:table-cell office:value-type="string" calcext:value-type="string">
            <text:p>중세의</text:p>
          </table:table-cell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string" calcext:value-type="string">
            <text:p>ch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mace</text:p>
          </table:table-cell>
          <table:table-cell office:value-type="string" calcext:value-type="string">
            <text:p>철퇴모양의 무기</text:p>
          </table:table-cell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string" calcext:value-type="string">
            <text:p>ch0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guffaw</text:p>
          </table:table-cell>
          <table:table-cell office:value-type="string" calcext:value-type="string">
            <text:p>실없이 웃다</text:p>
          </table:table-cell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string" calcext:value-type="string">
            <text:p>ch0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eigned</text:p>
          </table:table-cell>
          <table:table-cell office:value-type="string" calcext:value-type="string">
            <text:p>~을 가장하다, ~인 체하다</text:p>
          </table:table-cell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string" calcext:value-type="string">
            <text:p>ch0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hudder</text:p>
          </table:table-cell>
          <table:table-cell office:value-type="string" calcext:value-type="string">
            <text:p>몸서리치다, 오싹하다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string" calcext:value-type="string">
            <text:p>ch0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convulse</text:p>
          </table:table-cell>
          <table:table-cell office:value-type="string" calcext:value-type="string">
            <text:p>진동시키다, 대소동을 일으키다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string" calcext:value-type="string">
            <text:p>ch0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몸을 돌리다, 방향을 바꾸다</text:p>
          </table:table-cell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string" calcext:value-type="string">
            <text:p>ch0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poke</text:p>
          </table:table-cell>
          <table:table-cell office:value-type="string" calcext:value-type="string">
            <text:p>쿡쿡찌르다</text:p>
          </table:table-cell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string" calcext:value-type="string">
            <text:p>ch0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taunt</text:p>
          </table:table-cell>
          <table:table-cell office:value-type="string" calcext:value-type="string">
            <text:p>욕하다, 비웃다</text:p>
          </table:table-cell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string" calcext:value-type="string">
            <text:p>ch02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shove</text:p>
          </table:table-cell>
          <table:table-cell office:value-type="string" calcext:value-type="string">
            <text:p>밀다, 밀어움직이다</text:p>
          </table:table-cell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string" calcext:value-type="string">
            <text:p>ch0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thug</text:p>
          </table:table-cell>
          <table:table-cell office:value-type="string" calcext:value-type="string">
            <text:p>살인자, 악당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string" calcext:value-type="string">
            <text:p>ch02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windpipe</text:p>
          </table:table-cell>
          <table:table-cell office:value-type="string" calcext:value-type="string">
            <text:p>폐, 허파</text:p>
          </table:table-cell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string" calcext:value-type="string">
            <text:p>ch02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gasping</text:p>
          </table:table-cell>
          <table:table-cell office:value-type="string" calcext:value-type="string">
            <text:p>헐떡거림, 숨참</text:p>
          </table:table-cell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string" calcext:value-type="string">
            <text:p>ch0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꽉쥐다, 부여잡다</text:p>
          </table:table-cell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string" calcext:value-type="string">
            <text:p>ch0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gent</text:p>
          </table:table-cell>
          <table:table-cell office:value-type="string" calcext:value-type="string">
            <text:p>섭정, 이사회 위원, 지배자</text:p>
          </table:table-cell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string" calcext:value-type="string">
            <text:p>ch0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utline</text:p>
          </table:table-cell>
          <table:table-cell office:value-type="string" calcext:value-type="string">
            <text:p>윤곽을 그리다</text:p>
          </table:table-cell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string" calcext:value-type="string">
            <text:p>ch02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elinquish</text:p>
          </table:table-cell>
          <table:table-cell office:value-type="string" calcext:value-type="string">
            <text:p>양도하다, 포기하다</text:p>
          </table:table-cell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string" calcext:value-type="string">
            <text:p>ch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The helm</text:p>
          </table:table-cell>
          <table:table-cell office:value-type="string" calcext:value-type="string">
            <text:p>지배, 지배적인 위치</text:p>
          </table:table-cell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string" calcext:value-type="string">
            <text:p>ch02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helm</text:p>
          </table:table-cell>
          <table:table-cell table:style-name="ce1" office:value-type="string" calcext:value-type="string">
            <text:p>&lt;해사&gt;키, 조타장치</text:p>
          </table:table-cell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string" calcext:value-type="string">
            <text:p>ch0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ighteousness</text:p>
          </table:table-cell>
          <table:table-cell office:value-type="string" calcext:value-type="string">
            <text:p>정의, 공정</text:p>
          </table:table-cell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string" calcext:value-type="string">
            <text:p>ch02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onstrosity</text:p>
          </table:table-cell>
          <table:table-cell office:value-type="string" calcext:value-type="string">
            <text:p>괴물</text:p>
          </table:table-cell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string" calcext:value-type="string">
            <text:p>ch02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string" calcext:value-type="string">
            <text:p>ch02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mingle</text:p>
          </table:table-cell>
          <table:table-cell office:value-type="string" calcext:value-type="string">
            <text:p>혼합되다, 섞이다</text:p>
          </table:table-cell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string" calcext:value-type="string">
            <text:p>ch0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congregate</text:p>
          </table:table-cell>
          <table:table-cell office:value-type="string" calcext:value-type="string">
            <text:p>모이다, 집합하다</text:p>
          </table:table-cell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string" calcext:value-type="string">
            <text:p>ch02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crusade</text:p>
          </table:table-cell>
          <table:table-cell office:value-type="string" calcext:value-type="string">
            <text:p>개혁 운동, 옹호 운동</text:p>
          </table:table-cell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string" calcext:value-type="string">
            <text:p>ch02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rosary</text:p>
          </table:table-cell>
          <table:table-cell office:value-type="string" calcext:value-type="string">
            <text:p>염주</text:p>
          </table:table-cell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string" calcext:value-type="string">
            <text:p>ch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trium</text:p>
          </table:table-cell>
          <table:table-cell office:value-type="string" calcext:value-type="string">
            <text:p>중앙홀, 안마당</text:p>
          </table:table-cell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string" calcext:value-type="string">
            <text:p>ch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string" calcext:value-type="string">
            <text:p>ch0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wering</text:p>
          </table:table-cell>
          <table:table-cell office:value-type="string" calcext:value-type="string">
            <text:p>우뚝솟은</text:p>
          </table:table-cell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string" calcext:value-type="string">
            <text:p>ch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vaulted</text:p>
          </table:table-cell>
          <table:table-cell office:value-type="string" calcext:value-type="string">
            <text:p>아치형의, 둥근천장의</text:p>
          </table:table-cell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string" calcext:value-type="string">
            <text:p>ch0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lazed</text:p>
          </table:table-cell>
          <table:table-cell office:value-type="string" calcext:value-type="string">
            <text:p>밝게 빛나다, 빛나게 하다</text:p>
          </table:table-cell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string" calcext:value-type="string">
            <text:p>ch0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atwalk</text:p>
          </table:table-cell>
          <table:table-cell office:value-type="string" calcext:value-type="string">
            <text:p>구조물에 붙은 작업용 통로</text:p>
          </table:table-cell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string" calcext:value-type="string">
            <text:p>ch0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verse</text:p>
          </table:table-cell>
          <table:table-cell office:value-type="string" calcext:value-type="string">
            <text:p>가로지르다</text:p>
          </table:table-cell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string" calcext:value-type="string">
            <text:p>ch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coustics</text:p>
          </table:table-cell>
          <table:table-cell office:value-type="string" calcext:value-type="string">
            <text:p>음향효과</text:p>
          </table:table-cell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string" calcext:value-type="string">
            <text:p>ch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ent</text:p>
          </table:table-cell>
          <table:table-cell office:value-type="string" calcext:value-type="string">
            <text:p>숭배하는 공손한</text:p>
          </table:table-cell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string" calcext:value-type="string">
            <text:p>ch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ush</text:p>
          </table:table-cell>
          <table:table-cell office:value-type="string" calcext:value-type="string">
            <text:p>정숙, 침묵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string" calcext:value-type="string">
            <text:p>ch0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속삭이다, 술렁거리다</text:p>
          </table:table-cell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string" calcext:value-type="string">
            <text:p>ch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rile</text:p>
          </table:table-cell>
          <table:table-cell office:value-type="string" calcext:value-type="string">
            <text:p>메마른</text:p>
          </table:table-cell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string" calcext:value-type="string">
            <text:p>ch0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강한 맛, 톡쏘는 맛</text:p>
          </table:table-cell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string" calcext:value-type="string">
            <text:p>ch0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meticulous</text:p>
          </table:table-cell>
          <table:table-cell office:value-type="string" calcext:value-type="string">
            <text:p>세심한, 꼼꼼한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string" calcext:value-type="string">
            <text:p>ch0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articulate</text:p>
          </table:table-cell>
          <table:table-cell office:value-type="string" calcext:value-type="string">
            <text:p>미립자, 알갱이</text:p>
          </table:table-cell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string" calcext:value-type="string">
            <text:p>ch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ar</text:p>
          </table:table-cell>
          <table:table-cell office:value-type="string" calcext:value-type="string">
            <text:p>접근하다, 가까이 가다</text:p>
          </table:table-cell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string" calcext:value-type="string">
            <text:p>ch0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don</text:p>
          </table:table-cell>
          <table:table-cell office:value-type="string" calcext:value-type="string">
            <text:p>입다, 쓰다, 신다</text:p>
          </table:table-cell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string" calcext:value-type="string">
            <text:p>ch0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ransducer</text:p>
          </table:table-cell>
          <table:table-cell office:value-type="string" calcext:value-type="string">
            <text:p>(에너지나 신호의)변환장치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string" calcext:value-type="string">
            <text:p>ch0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jawbone</text:p>
          </table:table-cell>
          <table:table-cell office:value-type="string" calcext:value-type="string">
            <text:p>턱뼈, 하악골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string" calcext:value-type="string">
            <text:p>ch0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jaw</text:p>
          </table:table-cell>
          <table:table-cell office:value-type="string" calcext:value-type="string">
            <text:p>턱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string" calcext:value-type="string">
            <text:p>ch0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mple</text:p>
          </table:table-cell>
          <table:table-cell office:value-type="string" calcext:value-type="string">
            <text:p>관자놀이, 안경다리, 사원, 절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string" calcext:value-type="string">
            <text:p>ch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chlea</text:p>
          </table:table-cell>
          <table:table-cell office:value-type="string" calcext:value-type="string">
            <text:p>(해부, 귓속의)달팽이관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string" calcext:value-type="string">
            <text:p>ch0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eery</text:p>
          </table:table-cell>
          <table:table-cell office:value-type="string" calcext:value-type="string">
            <text:p>명랑한, 유쾌한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string" calcext:value-type="string">
            <text:p>ch0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eander</text:p>
          </table:table-cell>
          <table:table-cell office:value-type="string" calcext:value-type="string">
            <text:p>정처없이 걷다, 꾸불꾸불 나아가다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string" calcext:value-type="string">
            <text:p>ch0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irpy</text:p>
          </table:table-cell>
          <table:table-cell office:value-type="string" calcext:value-type="string">
            <text:p>쾌활한, 명랑한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string" calcext:value-type="string">
            <text:p>ch0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iscern</text:p>
          </table:table-cell>
          <table:table-cell office:value-type="string" calcext:value-type="string">
            <text:p>인식하다, 이해하다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string" calcext:value-type="string">
            <text:p>ch0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avvy</text:p>
          </table:table-cell>
          <table:table-cell office:value-type="string" calcext:value-type="string">
            <text:p>빈틈없는, 영리한, 이해력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string" calcext:value-type="string">
            <text:p>ch0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huckle</text:p>
          </table:table-cell>
          <table:table-cell office:value-type="string" calcext:value-type="string">
            <text:p>낄낄웃음, (닭이)꼬꼬하는 소리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string" calcext:value-type="string">
            <text:p>ch0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admittedly</text:p>
          </table:table-cell>
          <table:table-cell office:value-type="string" calcext:value-type="string">
            <text:p>분명하게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string" calcext:value-type="string">
            <text:p>ch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admitted</text:p>
          </table:table-cell>
          <table:table-cell office:value-type="string" calcext:value-type="string">
            <text:p>명백한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ch0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disinclined</text:p>
          </table:table-cell>
          <table:table-cell office:value-type="string" calcext:value-type="string">
            <text:p>하고싶지 않은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string" calcext:value-type="string">
            <text:p>ch03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ll-prepared</text:p>
          </table:table-cell>
          <table:table-cell office:value-type="string" calcext:value-type="string">
            <text:p>준비가 불충분한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string" calcext:value-type="string">
            <text:p>ch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nestle</text:p>
          </table:table-cell>
          <table:table-cell office:value-type="string" calcext:value-type="string">
            <text:p>정착하다, 편안하게 눕다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string" calcext:value-type="string">
            <text:p>ch0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grotto</text:p>
          </table:table-cell>
          <table:table-cell office:value-type="string" calcext:value-type="string">
            <text:p>굴, 동굴, 바위굴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string" calcext:value-type="string">
            <text:p>ch0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lit</text:p>
          </table:table-cell>
          <table:table-cell office:value-type="string" calcext:value-type="string">
            <text:p>가늘고 긴 틈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string" calcext:value-type="string">
            <text:p>ch0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race</text:p>
          </table:table-cell>
          <table:table-cell office:value-type="string" calcext:value-type="string">
            <text:p>경주하다, 경쟁하다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string" calcext:value-type="string">
            <text:p>ch03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uccession</text:p>
          </table:table-cell>
          <table:table-cell office:value-type="string" calcext:value-type="string">
            <text:p>연속, 연발, 연속물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string" calcext:value-type="string">
            <text:p>ch03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esmeriz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string" calcext:value-type="string">
            <text:p>ch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heartbreaking</text:p>
          </table:table-cell>
          <table:table-cell office:value-type="string" calcext:value-type="string">
            <text:p>애끓는, 가슴아프게 하는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string" calcext:value-type="string">
            <text:p>ch0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hypnotize</text:p>
          </table:table-cell>
          <table:table-cell office:value-type="string" calcext:value-type="string">
            <text:p>매료하다, ,최면을 걸다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string" calcext:value-type="string">
            <text:p>ch0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ubicle</text:p>
          </table:table-cell>
          <table:table-cell office:value-type="string" calcext:value-type="string">
            <text:p>개인 열람석, 칸막이의 좁은 장소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string" calcext:value-type="string">
            <text:p>ch0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시간강사, 안내원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string" calcext:value-type="string">
            <text:p>ch0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렬한, 열광적인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string" calcext:value-type="string">
            <text:p>ch0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despise</text:p>
          </table:table-cell>
          <table:table-cell office:value-type="string" calcext:value-type="string">
            <text:p>경멸하다, 깔보다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string" calcext:value-type="string">
            <text:p>ch0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imate</text:p>
          </table:table-cell>
          <table:table-cell office:value-type="string" calcext:value-type="string">
            <text:p>친밀한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string" calcext:value-type="string">
            <text:p>ch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immersive</text:p>
          </table:table-cell>
          <table:table-cell office:value-type="string" calcext:value-type="string">
            <text:p>몰두하는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string" calcext:value-type="string">
            <text:p>ch0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ogistics</text:p>
          </table:table-cell>
          <table:table-cell office:value-type="string" calcext:value-type="string">
            <text:p>흐름의 관리, 물류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string" calcext:value-type="string">
            <text:p>ch0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string" calcext:value-type="string">
            <text:p>ch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antisocial</text:p>
          </table:table-cell>
          <table:table-cell office:value-type="string" calcext:value-type="string">
            <text:p>비사교적인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string" calcext:value-type="string">
            <text:p>ch0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mblazo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string" calcext:value-type="string">
            <text:p>ch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ynagogue</text:p>
          </table:table-cell>
          <table:table-cell office:value-type="string" calcext:value-type="string">
            <text:p>유대교의 예배당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string" calcext:value-type="string">
            <text:p>ch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oorish</text:p>
          </table:table-cell>
          <table:table-cell office:value-type="string" calcext:value-type="string">
            <text:p>무어식의, 무어사람의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string" calcext:value-type="string">
            <text:p>ch0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e</text:p>
          </table:table-cell>
          <table:table-cell office:value-type="string" calcext:value-type="string">
            <text:p>첨답, 뾰족한 꼭대기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string" calcext:value-type="string">
            <text:p>ch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rattle</text:p>
          </table:table-cell>
          <table:table-cell office:value-type="string" calcext:value-type="string">
            <text:p>딸랑거리는 소리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string" calcext:value-type="string">
            <text:p>ch0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덜커덕 거리다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string" calcext:value-type="string">
            <text:p>ch0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minent</text:p>
          </table:table-cell>
          <table:table-cell office:value-type="string" calcext:value-type="string">
            <text:p>신분이 높은, 저명한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string" calcext:value-type="string">
            <text:p>ch0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tique</text:p>
          </table:table-cell>
          <table:table-cell office:value-type="string" calcext:value-type="string">
            <text:p>소규모 양품점, 전문업자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string" calcext:value-type="string">
            <text:p>ch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ssover</text:p>
          </table:table-cell>
          <table:table-cell office:value-type="string" calcext:value-type="string">
            <text:p>(유대교의)유월절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ch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joyous</text:p>
          </table:table-cell>
          <table:table-cell office:value-type="string" calcext:value-type="string">
            <text:p>기쁜, 만족스러운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string" calcext:value-type="string">
            <text:p>ch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ttomless</text:p>
          </table:table-cell>
          <table:table-cell office:value-type="string" calcext:value-type="string">
            <text:p>밑바닥이 없는, 한없는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string" calcext:value-type="string">
            <text:p>ch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quiet</text:p>
          </table:table-cell>
          <table:table-cell office:value-type="string" calcext:value-type="string">
            <text:p>불안, 걱정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string" calcext:value-type="string">
            <text:p>ch0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lague</text:p>
          </table:table-cell>
          <table:table-cell office:value-type="string" calcext:value-type="string">
            <text:p>괴롭히다, 전염시키다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string" calcext:value-type="string">
            <text:p>ch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courtyard</text:p>
          </table:table-cell>
          <table:table-cell office:value-type="string" calcext:value-type="string">
            <text:p>안뜰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string" calcext:value-type="string">
            <text:p>ch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오두막, 작은 별채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string" calcext:value-type="string">
            <text:p>ch0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sag</text:p>
          </table:table-cell>
          <table:table-cell office:value-type="string" calcext:value-type="string">
            <text:p>늘어지다, 함몰하다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string" calcext:value-type="string">
            <text:p>ch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ome</text:p>
          </table:table-cell>
          <table:table-cell office:value-type="string" calcext:value-type="string">
            <text:p>큰책, 학술서적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string" calcext:value-type="string">
            <text:p>ch0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frown</text:p>
          </table:table-cell>
          <table:table-cell office:value-type="string" calcext:value-type="string">
            <text:p>눈살을 찌푸리다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string" calcext:value-type="string">
            <text:p>ch0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rew</text:p>
          </table:table-cell>
          <table:table-cell office:value-type="string" calcext:value-type="string">
            <text:p>흩어져있다, 표면을 가득히 뒤덮다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string" calcext:value-type="string">
            <text:p>ch0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laster</text:p>
          </table:table-cell>
          <table:table-cell office:value-type="string" calcext:value-type="string">
            <text:p>덕지덕지붙이다, 회반죽을 바르다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string" calcext:value-type="string">
            <text:p>ch0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obscure</text:p>
          </table:table-cell>
          <table:table-cell office:value-type="string" calcext:value-type="string">
            <text:p>어려운, 애매한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string" calcext:value-type="string">
            <text:p>ch0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기대어 세우다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string" calcext:value-type="string">
            <text:p>ch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torah</text:p>
          </table:table-cell>
          <table:table-cell office:value-type="string" calcext:value-type="string">
            <text:p>(히브리어) 유대교 성경의 첫5권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string" calcext:value-type="string">
            <text:p>ch0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zohar</text:p>
          </table:table-cell>
          <table:table-cell office:value-type="string" calcext:value-type="string">
            <text:p>유대 신비교의 주해서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string" calcext:value-type="string">
            <text:p>ch0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smology</text:p>
          </table:table-cell>
          <table:table-cell office:value-type="string" calcext:value-type="string">
            <text:p>우주론, 우주철학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string" calcext:value-type="string">
            <text:p>ch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aliber</text:p>
          </table:table-cell>
          <table:table-cell office:value-type="string" calcext:value-type="string">
            <text:p>등급, 인품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string" calcext:value-type="string">
            <text:p>ch0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onetheless</text:p>
          </table:table-cell>
          <table:table-cell office:value-type="string" calcext:value-type="string">
            <text:p>그럼에도 불구하고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string" calcext:value-type="string">
            <text:p>ch0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assault</text:p>
          </table:table-cell>
          <table:table-cell office:value-type="string" calcext:value-type="string">
            <text:p>공격하다, 폭행하다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string" calcext:value-type="string">
            <text:p>ch0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lunatic</text:p>
          </table:table-cell>
          <table:table-cell office:value-type="string" calcext:value-type="string">
            <text:p>미친, 정신이상의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ch0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elucidation</text:p>
          </table:table-cell>
          <table:table-cell office:value-type="string" calcext:value-type="string">
            <text:p>명시, 설명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string" calcext:value-type="string">
            <text:p>ch0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lve</text:p>
          </table:table-cell>
          <table:table-cell office:value-type="string" calcext:value-type="string">
            <text:p>파고들다, 탐구하다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string" calcext:value-type="string">
            <text:p>ch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drash</text:p>
          </table:table-cell>
          <table:table-cell office:value-type="string" calcext:value-type="string">
            <text:p>유대교 해설서(?)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string" calcext:value-type="string">
            <text:p>ch0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venerate</text:p>
          </table:table-cell>
          <table:table-cell office:value-type="string" calcext:value-type="string">
            <text:p>공경하다, 존경하다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string" calcext:value-type="string">
            <text:p>ch0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xegete</text:p>
          </table:table-cell>
          <table:table-cell office:value-type="string" calcext:value-type="string">
            <text:p>성경 해석학자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string" calcext:value-type="string">
            <text:p>ch0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manifest</text:p>
          </table:table-cell>
          <table:table-cell office:value-type="string" calcext:value-type="string">
            <text:p>(유령등이)나타나다, 명백히 하다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string" calcext:value-type="string">
            <text:p>ch0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ephirot</text:p>
          </table:table-cell>
          <table:table-cell office:value-type="string" calcext:value-type="string">
            <text:p>유대교 사상의 한이름. 혹은 영혼의 차원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string" calcext:value-type="string">
            <text:p>ch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arcane</text:p>
          </table:table-cell>
          <table:table-cell office:value-type="string" calcext:value-type="string">
            <text:p>심원한, 비밀의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string" calcext:value-type="string">
            <text:p>ch0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ontemplate</text:p>
          </table:table-cell>
          <table:table-cell office:value-type="string" calcext:value-type="string">
            <text:p>지켜보다, 관찰하다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string" calcext:value-type="string">
            <text:p>ch0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percussions</text:p>
          </table:table-cell>
          <table:table-cell office:value-type="string" calcext:value-type="string">
            <text:p>반향, 영향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string" calcext:value-type="string">
            <text:p>ch0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폭로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string" calcext:value-type="string">
            <text:p>ch0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oldly</text:p>
          </table:table-cell>
          <table:table-cell office:value-type="string" calcext:value-type="string">
            <text:p>대담하게, 뚜렷하게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string" calcext:value-type="string">
            <text:p>ch05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contradict</text:p>
          </table:table-cell>
          <table:table-cell office:value-type="string" calcext:value-type="string">
            <text:p>반박하다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string" calcext:value-type="string">
            <text:p>ch0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distressing</text:p>
          </table:table-cell>
          <table:table-cell office:value-type="string" calcext:value-type="string">
            <text:p>괴롭히는, 고통을 주는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string" calcext:value-type="string">
            <text:p>ch0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pious</text:p>
          </table:table-cell>
          <table:table-cell office:value-type="string" calcext:value-type="string">
            <text:p>경건한, 신앙심이 두터운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string" calcext:value-type="string">
            <text:p>ch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string" calcext:value-type="string">
            <text:p>ch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scorn</text:p>
          </table:table-cell>
          <table:table-cell office:value-type="string" calcext:value-type="string">
            <text:p>경멸, 모욕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string" calcext:value-type="string">
            <text:p>ch0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proactive</text:p>
          </table:table-cell>
          <table:table-cell office:value-type="string" calcext:value-type="string">
            <text:p>예방의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string" calcext:value-type="string">
            <text:p>ch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concur</text:p>
          </table:table-cell>
          <table:table-cell office:value-type="string" calcext:value-type="string">
            <text:p>동의하다, 일치하다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string" calcext:value-type="string">
            <text:p>ch0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undermine</text:p>
          </table:table-cell>
          <table:table-cell office:value-type="string" calcext:value-type="string">
            <text:p>약화시키다, 밑을 파다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string" calcext:value-type="string">
            <text:p>ch0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ersuasive</text:p>
          </table:table-cell>
          <table:table-cell office:value-type="string" calcext:value-type="string">
            <text:p>설득력 있는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string" calcext:value-type="string">
            <text:p>ch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grunt</text:p>
          </table:table-cell>
          <table:table-cell office:value-type="string" calcext:value-type="string">
            <text:p>투덜거리다, 불평하다, 꿀꿀거리다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string" calcext:value-type="string">
            <text:p>ch0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edicament</text:p>
          </table:table-cell>
          <table:table-cell office:value-type="string" calcext:value-type="string">
            <text:p>곤경, 궁지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string" calcext:value-type="string">
            <text:p>ch0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exclaim</text:p>
          </table:table-cell>
          <table:table-cell office:value-type="string" calcext:value-type="string">
            <text:p>외치다, 소리치다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string" calcext:value-type="string">
            <text:p>ch0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ee the light of day</text:p>
          </table:table-cell>
          <table:table-cell office:value-type="string" calcext:value-type="string">
            <text:p>실현되다, 대중에 알려지다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string" calcext:value-type="string">
            <text:p>ch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off</text:p>
          </table:table-cell>
          <table:table-cell office:value-type="string" calcext:value-type="string">
            <text:p>비웃다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string" calcext:value-type="string">
            <text:p>ch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ith all due respect</text:p>
          </table:table-cell>
          <table:table-cell office:value-type="string" calcext:value-type="string">
            <text:p>(반대의견시, 정중함을 나타내는 표현)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string" calcext:value-type="string">
            <text:p>ch0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defuse</text:p>
          </table:table-cell>
          <table:table-cell office:value-type="string" calcext:value-type="string">
            <text:p>긴장을 완화시키다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string" calcext:value-type="string">
            <text:p>ch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anxious</text:p>
          </table:table-cell>
          <table:table-cell office:value-type="string" calcext:value-type="string">
            <text:p>걱정하여, 염려가 되는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string" calcext:value-type="string">
            <text:p>ch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seize</text:p>
          </table:table-cell>
          <table:table-cell office:value-type="string" calcext:value-type="string">
            <text:p>꽉잡다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string" calcext:value-type="string">
            <text:p>ch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erberate</text:p>
          </table:table-cell>
          <table:table-cell office:value-type="string" calcext:value-type="string">
            <text:p>울려퍼지다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string" calcext:value-type="string">
            <text:p>ch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ot</text:p>
          </table:table-cell>
          <table:table-cell office:value-type="string" calcext:value-type="string">
            <text:p>찾아내다, 발견하다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string" calcext:value-type="string">
            <text:p>ch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agoon</text:p>
          </table:table-cell>
          <table:table-cell office:value-type="string" calcext:value-type="string">
            <text:p>연못, 석호, 초호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string" calcext:value-type="string">
            <text:p>ch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unconventional</text:p>
          </table:table-cell>
          <table:table-cell office:value-type="string" calcext:value-type="string">
            <text:p>전통에 얽매이지 않는, 자유로운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string" calcext:value-type="string">
            <text:p>ch0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rofundity</text:p>
          </table:table-cell>
          <table:table-cell office:value-type="string" calcext:value-type="string">
            <text:p>심오함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string" calcext:value-type="string">
            <text:p>ch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mmateriality</text:p>
          </table:table-cell>
          <table:table-cell office:value-type="string" calcext:value-type="string">
            <text:p>비물질성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string" calcext:value-type="string">
            <text:p>ch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oundless</text:p>
          </table:table-cell>
          <table:table-cell office:value-type="string" calcext:value-type="string">
            <text:p>무한함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string" calcext:value-type="string">
            <text:p>ch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disconcert</text:p>
          </table:table-cell>
          <table:table-cell office:value-type="string" calcext:value-type="string">
            <text:p>당황하게 하다, 어리둥절하게 하는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string" calcext:value-type="string">
            <text:p>ch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vilish</text:p>
          </table:table-cell>
          <table:table-cell office:value-type="string" calcext:value-type="string">
            <text:p>악마같은, 극단으로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string" calcext:value-type="string">
            <text:p>ch0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nceive</text:p>
          </table:table-cell>
          <table:table-cell office:value-type="string" calcext:value-type="string">
            <text:p>생각해 내다, 상상하다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string" calcext:value-type="string">
            <text:p>ch0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lather</text:p>
          </table:table-cell>
          <table:table-cell office:value-type="string" calcext:value-type="string">
            <text:p>듬뿍 바르다</text:p>
          </table:table-cell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string" calcext:value-type="string">
            <text:p>ch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evote</text:p>
          </table:table-cell>
          <table:table-cell office:value-type="string" calcext:value-type="string">
            <text:p>바치다, 헌신하다, 몰두하다</text:p>
          </table:table-cell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string" calcext:value-type="string">
            <text:p>ch0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기묘한</text:p>
          </table:table-cell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string" calcext:value-type="string">
            <text:p>ch0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eadpan</text:p>
          </table:table-cell>
          <table:table-cell office:value-type="string" calcext:value-type="string">
            <text:p>무표정한, 덤덤한</text:p>
          </table:table-cell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string" calcext:value-type="string">
            <text:p>ch0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ere</text:p>
          </table:table-cell>
          <table:table-cell office:value-type="string" calcext:value-type="string">
            <text:p>공경하다, 감탄하다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string" calcext:value-type="string">
            <text:p>ch0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eft</text:p>
          </table:table-cell>
          <table:table-cell office:value-type="string" calcext:value-type="string">
            <text:p>능숙한, 솜시가 좋은</text:p>
          </table:table-cell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string" calcext:value-type="string">
            <text:p>ch0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hisel</text:p>
          </table:table-cell>
          <table:table-cell office:value-type="string" calcext:value-type="string">
            <text:p>끌, 정</text:p>
          </table:table-cell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string" calcext:value-type="string">
            <text:p>ch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perforated</text:p>
          </table:table-cell>
          <table:table-cell office:value-type="string" calcext:value-type="string">
            <text:p>구멍이 뚫린</text:p>
          </table:table-cell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string" calcext:value-type="string">
            <text:p>ch0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선물, 진상품, 기념품</text:p>
          </table:table-cell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string" calcext:value-type="string">
            <text:p>ch0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ryptic</text:p>
          </table:table-cell>
          <table:table-cell office:value-type="string" calcext:value-type="string">
            <text:p>암호의</text:p>
          </table:table-cell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string" calcext:value-type="string">
            <text:p>ch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sh out</text:p>
          </table:table-cell>
          <table:table-cell office:value-type="string" calcext:value-type="string">
            <text:p>낚시하다</text:p>
          </table:table-cell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string" calcext:value-type="string">
            <text:p>ch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juxtaposition</text:p>
          </table:table-cell>
          <table:table-cell office:value-type="string" calcext:value-type="string">
            <text:p>병렬, 병치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string" calcext:value-type="string">
            <text:p>ch0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huckle</text:p>
          </table:table-cell>
          <table:table-cell office:value-type="string" calcext:value-type="string">
            <text:p>낄낄웃음, 싱글벙글 웃음</text:p>
          </table:table-cell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string" calcext:value-type="string">
            <text:p>ch0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effeminate</text:p>
          </table:table-cell>
          <table:table-cell office:value-type="string" calcext:value-type="string">
            <text:p>사내답지 않은, 용기없는, 나약한</text:p>
          </table:table-cell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string" calcext:value-type="string">
            <text:p>ch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ntrapposto</text:p>
          </table:table-cell>
          <table:table-cell office:value-type="string" calcext:value-type="string">
            <text:p>콘트라포스토(후기 르네상스 시대의 인체 표현법)</text:p>
          </table:table-cell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string" calcext:value-type="string">
            <text:p>ch06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imp</text:p>
          </table:table-cell>
          <table:table-cell office:value-type="string" calcext:value-type="string">
            <text:p>연약한</text:p>
          </table:table-cell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string" calcext:value-type="string">
            <text:p>ch0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flaccid</text:p>
          </table:table-cell>
          <table:table-cell office:value-type="string" calcext:value-type="string">
            <text:p>늘어진, 흐늘흐늘한</text:p>
          </table:table-cell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string" calcext:value-type="string">
            <text:p>ch0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casually</text:p>
          </table:table-cell>
          <table:table-cell office:value-type="string" calcext:value-type="string">
            <text:p>무심코, 우연히</text:p>
          </table:table-cell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string" calcext:value-type="string">
            <text:p>ch0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convey</text:p>
          </table:table-cell>
          <table:table-cell office:value-type="string" calcext:value-type="string">
            <text:p>전달하다, 옮기다</text:p>
          </table:table-cell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string" calcext:value-type="string">
            <text:p>ch0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eminine</text:p>
          </table:table-cell>
          <table:table-cell office:value-type="string" calcext:value-type="string">
            <text:p>여성의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string" calcext:value-type="string">
            <text:p>ch0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vulnerability</text:p>
          </table:table-cell>
          <table:table-cell office:value-type="string" calcext:value-type="string">
            <text:p>약함, 취약함</text:p>
          </table:table-cell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string" calcext:value-type="string">
            <text:p>ch0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etermination</text:p>
          </table:table-cell>
          <table:table-cell office:value-type="string" calcext:value-type="string">
            <text:p>결심</text:p>
          </table:table-cell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string" calcext:value-type="string">
            <text:p>ch0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endon</text:p>
          </table:table-cell>
          <table:table-cell office:value-type="string" calcext:value-type="string">
            <text:p>힘줄</text:p>
          </table:table-cell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string" calcext:value-type="string">
            <text:p>ch0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bulge</text:p>
          </table:table-cell>
          <table:table-cell office:value-type="string" calcext:value-type="string">
            <text:p>불룩하게 튀어나오다</text:p>
          </table:table-cell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string" calcext:value-type="string">
            <text:p>ch0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ticipation</text:p>
          </table:table-cell>
          <table:table-cell office:value-type="string" calcext:value-type="string">
            <text:p>기대, 예상</text:p>
          </table:table-cell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string" calcext:value-type="string">
            <text:p>ch0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delicate</text:p>
          </table:table-cell>
          <table:table-cell office:value-type="string" calcext:value-type="string">
            <text:p>섬세한</text:p>
          </table:table-cell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string" calcext:value-type="string">
            <text:p>ch0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rchetypal</text:p>
          </table:table-cell>
          <table:table-cell office:value-type="string" calcext:value-type="string">
            <text:p>전형적인</text:p>
          </table:table-cell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string" calcext:value-type="string">
            <text:p>ch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rogenitor</text:p>
          </table:table-cell>
          <table:table-cell office:value-type="string" calcext:value-type="string">
            <text:p>선조, 조상</text:p>
          </table:table-cell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string" calcext:value-type="string">
            <text:p>ch0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perch</text:p>
          </table:table-cell>
          <table:table-cell office:value-type="string" calcext:value-type="string">
            <text:p>앉다, 자리잡다</text:p>
          </table:table-cell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string" calcext:value-type="string">
            <text:p>ch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lcove</text:p>
          </table:table-cell>
          <table:table-cell office:value-type="string" calcext:value-type="string">
            <text:p>작은방, 들어간 부분</text:p>
          </table:table-cell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string" calcext:value-type="string">
            <text:p>ch0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lab</text:p>
          </table:table-cell>
          <table:table-cell office:value-type="string" calcext:value-type="string">
            <text:p>두꺼운 조각</text:p>
          </table:table-cell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string" calcext:value-type="string">
            <text:p>ch0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pun</text:p>
          </table:table-cell>
          <table:table-cell office:value-type="string" calcext:value-type="string">
            <text:p>spin 돌다</text:p>
          </table:table-cell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string" calcext:value-type="string">
            <text:p>ch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nlighten</text:p>
          </table:table-cell>
          <table:table-cell office:value-type="string" calcext:value-type="string">
            <text:p>가르치다, 계몽하다</text:p>
          </table:table-cell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string" calcext:value-type="string">
            <text:p>ch0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oarse</text:p>
          </table:table-cell>
          <table:table-cell office:value-type="string" calcext:value-type="string">
            <text:p>조악한, 거칠게 만든</text:p>
          </table:table-cell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string" calcext:value-type="string">
            <text:p>ch0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omage</text:p>
          </table:table-cell>
          <table:table-cell office:value-type="string" calcext:value-type="string">
            <text:p>존경, 경의</text:p>
          </table:table-cell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string" calcext:value-type="string">
            <text:p>ch0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uneiform</text:p>
          </table:table-cell>
          <table:table-cell office:value-type="string" calcext:value-type="string">
            <text:p>설형(쐐기)문자</text:p>
          </table:table-cell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string" calcext:value-type="string">
            <text:p>ch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blinked</text:p>
          </table:table-cell>
          <table:table-cell office:value-type="string" calcext:value-type="string">
            <text:p>(눈을)깜빡거리다</text:p>
          </table:table-cell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string" calcext:value-type="string">
            <text:p>ch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assyrian</text:p>
          </table:table-cell>
          <table:table-cell office:value-type="string" calcext:value-type="string">
            <text:p>아시리아인의</text:p>
          </table:table-cell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string" calcext:value-type="string">
            <text:p>ch0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pictogram</text:p>
          </table:table-cell>
          <table:table-cell office:value-type="string" calcext:value-type="string">
            <text:p>그림문자</text:p>
          </table:table-cell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ch0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ocked</text:p>
          </table:table-cell>
          <table:table-cell office:value-type="string" calcext:value-type="string">
            <text:p>위로 젖혀진</text:p>
          </table:table-cell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string" calcext:value-type="string">
            <text:p>ch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(~s)주변보다 낮은 부분, 움푹파인곳, 우울,의기소침</text:p>
          </table:table-cell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string" calcext:value-type="string">
            <text:p>ch0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asymmetrical</text:p>
          </table:table-cell>
          <table:table-cell office:value-type="string" calcext:value-type="string">
            <text:p>비대칭적인</text:p>
          </table:table-cell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string" calcext:value-type="string">
            <text:p>ch0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ymmetrical</text:p>
          </table:table-cell>
          <table:table-cell office:value-type="string" calcext:value-type="string">
            <text:p>대칭적인</text:p>
          </table:table-cell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string" calcext:value-type="string">
            <text:p>ch0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impromptu</text:p>
          </table:table-cell>
          <table:table-cell office:value-type="string" calcext:value-type="string">
            <text:p>즉석의, 즉흥적인</text:p>
          </table:table-cell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string" calcext:value-type="string">
            <text:p>ch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discreet</text:p>
          </table:table-cell>
          <table:table-cell office:value-type="string" calcext:value-type="string">
            <text:p>신중한, 사려깊은</text:p>
          </table:table-cell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string" calcext:value-type="string">
            <text:p>ch0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squeeze</text:p>
          </table:table-cell>
          <table:table-cell office:value-type="string" calcext:value-type="string">
            <text:p>(몸을)밀어넣다, 헤치고 나아가다</text:p>
          </table:table-cell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string" calcext:value-type="string">
            <text:p>ch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tanchion</text:p>
          </table:table-cell>
          <table:table-cell office:value-type="string" calcext:value-type="string">
            <text:p>기둥,지주</text:p>
          </table:table-cell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string" calcext:value-type="string">
            <text:p>ch0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cavernous</text:p>
          </table:table-cell>
          <table:table-cell office:value-type="string" calcext:value-type="string">
            <text:p>굴이 많은, 움푹들어간</text:p>
          </table:table-cell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string" calcext:value-type="string">
            <text:p>ch0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gaping</text:p>
          </table:table-cell>
          <table:table-cell office:value-type="string" calcext:value-type="string">
            <text:p>넓게 열린</text:p>
          </table:table-cell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string" calcext:value-type="string">
            <text:p>ch0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dwarf</text:p>
          </table:table-cell>
          <table:table-cell office:value-type="string" calcext:value-type="string">
            <text:p>위축시키다</text:p>
          </table:table-cell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string" calcext:value-type="string">
            <text:p>ch0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murky</text:p>
          </table:table-cell>
          <table:table-cell office:value-type="string" calcext:value-type="string">
            <text:p>어두운, 흐릿한</text:p>
          </table:table-cell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string" calcext:value-type="string">
            <text:p>ch0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string" calcext:value-type="string">
            <text:p>ch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string" calcext:value-type="string">
            <text:p>ch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string" calcext:value-type="string">
            <text:p>ch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string" calcext:value-type="string">
            <text:p>ch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string" calcext:value-type="string">
            <text:p>ch0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string" calcext:value-type="string">
            <text:p>ch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string" calcext:value-type="string">
            <text:p>ch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string" calcext:value-type="string">
            <text:p>ch0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string" calcext:value-type="string">
            <text:p>ch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string" calcext:value-type="string">
            <text:p>ch0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string" calcext:value-type="string">
            <text:p>ch0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string" calcext:value-type="string">
            <text:p>ch0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string" calcext:value-type="string">
            <text:p>ch0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string" calcext:value-type="string">
            <text:p>ch0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string" calcext:value-type="string">
            <text:p>ch0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string" calcext:value-type="string">
            <text:p>ch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string" calcext:value-type="string">
            <text:p>ch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string" calcext:value-type="string">
            <text:p>ch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string" calcext:value-type="string">
            <text:p>ch0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string" calcext:value-type="string">
            <text:p>ch0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ch0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string" calcext:value-type="string">
            <text:p>ch0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string" calcext:value-type="string">
            <text:p>ch0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string" calcext:value-type="string">
            <text:p>ch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string" calcext:value-type="string">
            <text:p>ch0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string" calcext:value-type="string">
            <text:p>ch0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string" calcext:value-type="string">
            <text:p>ch0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string" calcext:value-type="string">
            <text:p>ch0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string" calcext:value-type="string">
            <text:p>ch0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string" calcext:value-type="string">
            <text:p>ch0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string" calcext:value-type="string">
            <text:p>ch0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string" calcext:value-type="string">
            <text:p>ch0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string" calcext:value-type="string">
            <text:p>ch0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string" calcext:value-type="string">
            <text:p>ch0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string" calcext:value-type="string">
            <text:p>ch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string" calcext:value-type="string">
            <text:p>ch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string" calcext:value-type="string">
            <text:p>ch0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string" calcext:value-type="string">
            <text:p>ch0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string" calcext:value-type="string">
            <text:p>ch0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string" calcext:value-type="string">
            <text:p>ch0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string" calcext:value-type="string">
            <text:p>ch0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ssage</text:p>
          </table:table-cell>
          <table:table-cell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string" calcext:value-type="string">
            <text:p>ch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string" calcext:value-type="string">
            <text:p>ch0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string" calcext:value-type="string">
            <text:p>ch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string" calcext:value-type="string">
            <text:p>ch0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string" calcext:value-type="string">
            <text:p>ch0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string" calcext:value-type="string">
            <text:p>ch0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string" calcext:value-type="string">
            <text:p>ch0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string" calcext:value-type="string">
            <text:p>ch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string" calcext:value-type="string">
            <text:p>ch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string" calcext:value-type="string">
            <text:p>ch0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string" calcext:value-type="string">
            <text:p>ch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string" calcext:value-type="string">
            <text:p>ch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string" calcext:value-type="string">
            <text:p>ch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string" calcext:value-type="string">
            <text:p>ch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string" calcext:value-type="string">
            <text:p>ch0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string" calcext:value-type="string">
            <text:p>ch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string" calcext:value-type="string">
            <text:p>ch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lossal</text:p>
          </table:table-cell>
          <table:table-cell office:value-type="string" calcext:value-type="string">
            <text:p>거대한</text:p>
          </table:table-cell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string" calcext:value-type="string">
            <text:p>ch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athered</text:p>
          </table:table-cell>
          <table:table-cell office:value-type="string" calcext:value-type="string">
            <text:p>풍화된</text:p>
          </table:table-cell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string" calcext:value-type="string">
            <text:p>ch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ecarious</text:p>
          </table:table-cell>
          <table:table-cell office:value-type="string" calcext:value-type="string">
            <text:p>위태로운</text:p>
          </table:table-cell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string" calcext:value-type="string">
            <text:p>ch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rc</text:p>
          </table:table-cell>
          <table:table-cell office:value-type="string" calcext:value-type="string">
            <text:p>호</text:p>
          </table:table-cell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string" calcext:value-type="string">
            <text:p>ch0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rque</text:p>
          </table:table-cell>
          <table:table-cell office:value-type="string" calcext:value-type="string">
            <text:p>뒤틀리게 하다</text:p>
          </table:table-cell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string" calcext:value-type="string">
            <text:p>ch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ndulate</text:p>
          </table:table-cell>
          <table:table-cell office:value-type="string" calcext:value-type="string">
            <text:p>물결치다, 파도치다</text:p>
          </table:table-cell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string" calcext:value-type="string">
            <text:p>ch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mmense</text:p>
          </table:table-cell>
          <table:table-cell office:value-type="string" calcext:value-type="string">
            <text:p>거대한, 끝없는</text:p>
          </table:table-cell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string" calcext:value-type="string">
            <text:p>ch0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ude</text:p>
          </table:table-cell>
          <table:table-cell office:value-type="string" calcext:value-type="string">
            <text:p>스며나오다, 배어나오다</text:p>
          </table:table-cell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string" calcext:value-type="string">
            <text:p>ch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laustrophobia</text:p>
          </table:table-cell>
          <table:table-cell office:value-type="string" calcext:value-type="string">
            <text:p>밀실(폐쇄)공포증</text:p>
          </table:table-cell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string" calcext:value-type="string">
            <text:p>ch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inuous</text:p>
          </table:table-cell>
          <table:table-cell office:value-type="string" calcext:value-type="string">
            <text:p>꾸불꾸불한, 복잡한, (성격이)비뚤어진</text:p>
          </table:table-cell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string" calcext:value-type="string">
            <text:p>ch0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quint</text:p>
          </table:table-cell>
          <table:table-cell office:value-type="string" calcext:value-type="string">
            <text:p>가늘게 뜨다, 흘겨보다</text:p>
          </table:table-cell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string" calcext:value-type="string">
            <text:p>ch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plendid</text:p>
          </table:table-cell>
          <table:table-cell office:value-type="string" calcext:value-type="string">
            <text:p>호화로운, 찬란한</text:p>
          </table:table-cell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string" calcext:value-type="string">
            <text:p>ch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tentative</text:p>
          </table:table-cell>
          <table:table-cell office:value-type="string" calcext:value-type="string">
            <text:p>임시의, 망설이는</text:p>
          </table:table-cell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string" calcext:value-type="string">
            <text:p>ch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avid</text:p>
          </table:table-cell>
          <table:table-cell office:value-type="string" calcext:value-type="string">
            <text:p>열광적인</text:p>
          </table:table-cell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string" calcext:value-type="string">
            <text:p>ch0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ognosticator</text:p>
          </table:table-cell>
          <table:table-cell office:value-type="string" calcext:value-type="string">
            <text:p>예언자</text:p>
          </table:table-cell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string" calcext:value-type="string">
            <text:p>ch0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ntrary</text:p>
          </table:table-cell>
          <table:table-cell office:value-type="string" calcext:value-type="string">
            <text:p>반대의, 반대하는</text:p>
          </table:table-cell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string" calcext:value-type="string">
            <text:p>ch0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반대하다, 되받아치다</text:p>
          </table:table-cell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string" calcext:value-type="string">
            <text:p>ch08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quatrain</text:p>
          </table:table-cell>
          <table:table-cell office:value-type="string" calcext:value-type="string">
            <text:p>4행시</text:p>
          </table:table-cell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string" calcext:value-type="string">
            <text:p>ch0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tterly</text:p>
          </table:table-cell>
          <table:table-cell office:value-type="string" calcext:value-type="string">
            <text:p>완전히, 철저히</text:p>
          </table:table-cell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string" calcext:value-type="string">
            <text:p>ch0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isciple</text:p>
          </table:table-cell>
          <table:table-cell office:value-type="string" calcext:value-type="string">
            <text:p>문하생</text:p>
          </table:table-cell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string" calcext:value-type="string">
            <text:p>ch0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kudos</text:p>
          </table:table-cell>
          <table:table-cell office:value-type="string" calcext:value-type="string">
            <text:p>명예, 찬사</text:p>
          </table:table-cell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string" calcext:value-type="string">
            <text:p>ch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docent</text:p>
          </table:table-cell>
          <table:table-cell office:value-type="string" calcext:value-type="string">
            <text:p>안내원, 시간강사</text:p>
          </table:table-cell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string" calcext:value-type="string">
            <text:p>ch0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seudonym</text:p>
          </table:table-cell>
          <table:table-cell office:value-type="string" calcext:value-type="string">
            <text:p>가명, 필명</text:p>
          </table:table-cell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string" calcext:value-type="string">
            <text:p>ch08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banter</text:p>
          </table:table-cell>
          <table:table-cell office:value-type="string" calcext:value-type="string">
            <text:p>희롱, 놀림</text:p>
          </table:table-cell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string" calcext:value-type="string">
            <text:p>ch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encompass</text:p>
          </table:table-cell>
          <table:table-cell office:value-type="string" calcext:value-type="string">
            <text:p>에워싸다, 포위하다</text:p>
          </table:table-cell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string" calcext:value-type="string">
            <text:p>ch08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unwitting</text:p>
          </table:table-cell>
          <table:table-cell office:value-type="string" calcext:value-type="string">
            <text:p>의식하지 않은, 고의가 아닌</text:p>
          </table:table-cell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string" calcext:value-type="string">
            <text:p>ch0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erie</text:p>
          </table:table-cell>
          <table:table-cell office:value-type="string" calcext:value-type="string">
            <text:p>섬뜩한, 기분나쁜</text:p>
          </table:table-cell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string" calcext:value-type="string">
            <text:p>ch0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unfazed</text:p>
          </table:table-cell>
          <table:table-cell office:value-type="string" calcext:value-type="string">
            <text:p>동요하지 않은</text:p>
          </table:table-cell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string" calcext:value-type="string">
            <text:p>ch08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ecent</text:p>
          </table:table-cell>
          <table:table-cell office:value-type="string" calcext:value-type="string">
            <text:p>적당한, 알맞은</text:p>
          </table:table-cell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string" calcext:value-type="string">
            <text:p>ch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eidetic</text:p>
          </table:table-cell>
          <table:table-cell office:value-type="string" calcext:value-type="string">
            <text:p>시각적으로 정확한</text:p>
          </table:table-cell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string" calcext:value-type="string">
            <text:p>ch0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lodge</text:p>
          </table:table-cell>
          <table:table-cell office:value-type="string" calcext:value-type="string">
            <text:p>숙박하다, 부여하다</text:p>
          </table:table-cell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string" calcext:value-type="string">
            <text:p>ch08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hime</text:p>
          </table:table-cell>
          <table:table-cell office:value-type="string" calcext:value-type="string">
            <text:p>조화되어 울리다, 차임벨소리</text:p>
          </table:table-cell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string" calcext:value-type="string">
            <text:p>ch08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entangle</text:p>
          </table:table-cell>
          <table:table-cell office:value-type="string" calcext:value-type="string">
            <text:p>얽히게 하다, 걸리게 하다</text:p>
          </table:table-cell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string" calcext:value-type="string">
            <text:p>ch0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hauvinism</text:p>
          </table:table-cell>
          <table:table-cell office:value-type="string" calcext:value-type="string">
            <text:p>맹목적 애국주의, 맹신, 배타주의</text:p>
          </table:table-cell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string" calcext:value-type="string">
            <text:p>ch08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abble</text:p>
          </table:table-cell>
          <table:table-cell office:value-type="string" calcext:value-type="string">
            <text:p>(물속에서)철버덕거리며 놀다, (취미삼아)잠깐 손을 대다</text:p>
          </table:table-cell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string" calcext:value-type="string">
            <text:p>ch0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ail</text:p>
          </table:table-cell>
          <table:table-cell office:value-type="string" calcext:value-type="string">
            <text:p>~에게 인사하다, ~을 환영하다</text:p>
          </table:table-cell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string" calcext:value-type="string">
            <text:p>ch0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athom</text:p>
          </table:table-cell>
          <table:table-cell office:value-type="string" calcext:value-type="string">
            <text:p>심도, 깊이, 탐색하다</text:p>
          </table:table-cell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string" calcext:value-type="string">
            <text:p>ch0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oom</text:p>
          </table:table-cell>
          <table:table-cell office:value-type="string" calcext:value-type="string">
            <text:p>어렴풋이 나타나다, 무시무시하게 보이다</text:p>
          </table:table-cell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string" calcext:value-type="string">
            <text:p>ch0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reprimand</text:p>
          </table:table-cell>
          <table:table-cell office:value-type="string" calcext:value-type="string">
            <text:p>질책하다, 비난하다</text:p>
          </table:table-cell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ch0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farther</text:p>
          </table:table-cell>
          <table:table-cell office:value-type="string" calcext:value-type="string">
            <text:p>더 멀리</text:p>
          </table:table-cell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string" calcext:value-type="string">
            <text:p>ch0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assage</text:p>
          </table:table-cell>
          <table:table-cell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string" calcext:value-type="string">
            <text:p>ch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ophomoric</text:p>
          </table:table-cell>
          <table:table-cell office:value-type="string" calcext:value-type="string">
            <text:p>유치한, 2한년생의</text:p>
          </table:table-cell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string" calcext:value-type="string">
            <text:p>ch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hoax</text:p>
          </table:table-cell>
          <table:table-cell office:value-type="string" calcext:value-type="string">
            <text:p>짓궂은 장난, 속이다</text:p>
          </table:table-cell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string" calcext:value-type="string">
            <text:p>ch0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unruly</text:p>
          </table:table-cell>
          <table:table-cell office:value-type="string" calcext:value-type="string">
            <text:p>규칙에 따르지 않는, 고분고분하지 않은</text:p>
          </table:table-cell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string" calcext:value-type="string">
            <text:p>ch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더부룩한( 머리모양), 얼굴을 찡그리다</text:p>
          </table:table-cell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string" calcext:value-type="string">
            <text:p>ch0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grin</text:p>
          </table:table-cell>
          <table:table-cell office:value-type="string" calcext:value-type="string">
            <text:p>쓴웃음</text:p>
          </table:table-cell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string" calcext:value-type="string">
            <text:p>ch0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affably</text:p>
          </table:table-cell>
          <table:table-cell office:value-type="string" calcext:value-type="string">
            <text:p>붙임성 있는, 싹싹한</text:p>
          </table:table-cell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string" calcext:value-type="string">
            <text:p>ch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overdress</text:p>
          </table:table-cell>
          <table:table-cell office:value-type="string" calcext:value-type="string">
            <text:p>옷을 두껍게 입다, 옷치장을 과하게 하다</text:p>
          </table:table-cell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string" calcext:value-type="string">
            <text:p>ch0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couture</text:p>
          </table:table-cell>
          <table:table-cell office:value-type="string" calcext:value-type="string">
            <text:p>고급 패션, 패션 디자이너, 유명 디자이너가 디자인한</text:p>
          </table:table-cell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string" calcext:value-type="string">
            <text:p>ch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ensemble</text:p>
          </table:table-cell>
          <table:table-cell office:value-type="string" calcext:value-type="string">
            <text:p>옷의 한벌, 가구 한세트, 전체적 조화</text:p>
          </table:table-cell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string" calcext:value-type="string">
            <text:p>ch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unsettling</text:p>
          </table:table-cell>
          <table:table-cell office:value-type="string" calcext:value-type="string">
            <text:p>심란하게 하는</text:p>
          </table:table-cell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string" calcext:value-type="string">
            <text:p>ch0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roprietary</text:p>
          </table:table-cell>
          <table:table-cell office:value-type="string" calcext:value-type="string">
            <text:p>독점의, 사유의</text:p>
          </table:table-cell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string" calcext:value-type="string">
            <text:p>ch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ease</text:p>
          </table:table-cell>
          <table:table-cell office:value-type="string" calcext:value-type="string">
            <text:p>주름</text:p>
          </table:table-cell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string" calcext:value-type="string">
            <text:p>ch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weary</text:p>
          </table:table-cell>
          <table:table-cell office:value-type="string" calcext:value-type="string">
            <text:p>지치게 하는, 힘든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string" calcext:value-type="string">
            <text:p>ch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smirk</text:p>
          </table:table-cell>
          <table:table-cell office:value-type="string" calcext:value-type="string">
            <text:p>웃다, 뽐내는 웃음</text:p>
          </table:table-cell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string" calcext:value-type="string">
            <text:p>ch0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occasion</text:p>
          </table:table-cell>
          <table:table-cell office:value-type="string" calcext:value-type="string">
            <text:p>때, 시기</text:p>
          </table:table-cell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string" calcext:value-type="string">
            <text:p>ch0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hue</text:p>
          </table:table-cell>
          <table:table-cell office:value-type="string" calcext:value-type="string">
            <text:p>색, 색상</text:p>
          </table:table-cell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string" calcext:value-type="string">
            <text:p>ch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squiet</text:p>
          </table:table-cell>
          <table:table-cell office:value-type="string" calcext:value-type="string">
            <text:p>불안, 동요</text:p>
          </table:table-cell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string" calcext:value-type="string">
            <text:p>ch0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안내하다, 예고하다</text:p>
          </table:table-cell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string" calcext:value-type="string">
            <text:p>ch0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umility</text:p>
          </table:table-cell>
          <table:table-cell office:value-type="string" calcext:value-type="string">
            <text:p>겸손</text:p>
          </table:table-cell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string" calcext:value-type="string">
            <text:p>ch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reposterous</text:p>
          </table:table-cell>
          <table:table-cell office:value-type="string" calcext:value-type="string">
            <text:p>불합리한</text:p>
          </table:table-cell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string" calcext:value-type="string">
            <text:p>ch0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literate</text:p>
          </table:table-cell>
          <table:table-cell office:value-type="string" calcext:value-type="string">
            <text:p>무효화하다, 말소하다</text:p>
          </table:table-cell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string" calcext:value-type="string">
            <text:p>ch0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ncillary</text:p>
          </table:table-cell>
          <table:table-cell office:value-type="string" calcext:value-type="string">
            <text:p>부수적인</text:p>
          </table:table-cell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string" calcext:value-type="string">
            <text:p>ch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뚫어지게 보다, 동료, 친구</text:p>
          </table:table-cell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string" calcext:value-type="string">
            <text:p>ch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ectant</text:p>
          </table:table-cell>
          <table:table-cell office:value-type="string" calcext:value-type="string">
            <text:p>기대하는</text:p>
          </table:table-cell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string" calcext:value-type="string">
            <text:p>ch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rapple</text:p>
          </table:table-cell>
          <table:table-cell office:value-type="string" calcext:value-type="string">
            <text:p>붙들다</text:p>
          </table:table-cell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string" calcext:value-type="string">
            <text:p>ch0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dy</text:p>
          </table:table-cell>
          <table:table-cell office:value-type="string" calcext:value-type="string">
            <text:p>자극적인, 성급한, 무모한</text:p>
          </table:table-cell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string" calcext:value-type="string">
            <text:p>ch0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mification</text:p>
          </table:table-cell>
          <table:table-cell office:value-type="string" calcext:value-type="string">
            <text:p>세분화, 파생물</text:p>
          </table:table-cell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string" calcext:value-type="string">
            <text:p>ch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llout</text:p>
          </table:table-cell>
          <table:table-cell office:value-type="string" calcext:value-type="string">
            <text:p>후유증, 부수적인 결과</text:p>
          </table:table-cell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string" calcext:value-type="string">
            <text:p>ch0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lope</text:p>
          </table:table-cell>
          <table:table-cell office:value-type="string" calcext:value-type="string">
            <text:p>간섭하다, 침해하다</text:p>
          </table:table-cell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string" calcext:value-type="string">
            <text:p>ch0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emblazon</text:p>
          </table:table-cell>
          <table:table-cell office:value-type="string" calcext:value-type="string">
            <text:p>장식하다, 칭찬하다</text:p>
          </table:table-cell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string" calcext:value-type="string">
            <text:p>ch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oldness</text:p>
          </table:table-cell>
          <table:table-cell office:value-type="string" calcext:value-type="string">
            <text:p>대담함</text:p>
          </table:table-cell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string" calcext:value-type="string">
            <text:p>ch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ord for word</text:p>
          </table:table-cell>
          <table:table-cell office:value-type="string" calcext:value-type="string">
            <text:p>문자 그대로?</text:p>
          </table:table-cell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string" calcext:value-type="string">
            <text:p>ch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illennia</text:p>
          </table:table-cell>
          <table:table-cell office:value-type="string" calcext:value-type="string">
            <text:p>millennium, 천년간</text:p>
          </table:table-cell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string" calcext:value-type="string">
            <text:p>ch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eradicate</text:p>
          </table:table-cell>
          <table:table-cell office:value-type="string" calcext:value-type="string">
            <text:p>제거하다, 박멸하다</text:p>
          </table:table-cell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string" calcext:value-type="string">
            <text:p>ch0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undermine</text:p>
          </table:table-cell>
          <table:table-cell office:value-type="string" calcext:value-type="string">
            <text:p>밑을파다, 약화시키다</text:p>
          </table:table-cell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string" calcext:value-type="string">
            <text:p>ch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net</text:p>
          </table:table-cell>
          <table:table-cell office:value-type="string" calcext:value-type="string">
            <text:p>교의, 신조, 주의</text:p>
          </table:table-cell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string" calcext:value-type="string">
            <text:p>ch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mantics</text:p>
          </table:table-cell>
          <table:table-cell office:value-type="string" calcext:value-type="string">
            <text:p>의미론</text:p>
          </table:table-cell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string" calcext:value-type="string">
            <text:p>ch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llowed</text:p>
          </table:table-cell>
          <table:table-cell office:value-type="string" calcext:value-type="string">
            <text:p>신성한</text:p>
          </table:table-cell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string" calcext:value-type="string">
            <text:p>ch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vow of silence</text:p>
          </table:table-cell>
          <table:table-cell office:value-type="string" calcext:value-type="string">
            <text:p>(종교적)침묵의 약속</text:p>
          </table:table-cell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string" calcext:value-type="string">
            <text:p>ch0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eepish</text:p>
          </table:table-cell>
          <table:table-cell office:value-type="string" calcext:value-type="string">
            <text:p>(양처럼)순한, 겁많은</text:p>
          </table:table-cell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string" calcext:value-type="string">
            <text:p>ch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étier</text:p>
          </table:table-cell>
          <table:table-cell office:value-type="string" calcext:value-type="string">
            <text:p>영역, 직업의 영역, 전문분야</text:p>
          </table:table-cell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string" calcext:value-type="string">
            <text:p>ch0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visionary</text:p>
          </table:table-cell>
          <table:table-cell office:value-type="string" calcext:value-type="string">
            <text:p>공상가, 몽상가, 환영의, 통찰력이 있는</text:p>
          </table:table-cell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string" calcext:value-type="string">
            <text:p>ch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lusion</text:p>
          </table:table-cell>
          <table:table-cell office:value-type="string" calcext:value-type="string">
            <text:p>현혹, 기만, 착각</text:p>
          </table:table-cell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string" calcext:value-type="string">
            <text:p>ch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wince</text:p>
          </table:table-cell>
          <table:table-cell office:value-type="string" calcext:value-type="string">
            <text:p>주춤하다, 움츠리다</text:p>
          </table:table-cell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string" calcext:value-type="string">
            <text:p>ch0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ismissively</text:p>
          </table:table-cell>
          <table:table-cell office:value-type="string" calcext:value-type="string">
            <text:p>실망하며</text:p>
          </table:table-cell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string" calcext:value-type="string">
            <text:p>ch0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publicize</text:p>
          </table:table-cell>
          <table:table-cell office:value-type="string" calcext:value-type="string">
            <text:p>공표하다, 발표하다</text:p>
          </table:table-cell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string" calcext:value-type="string">
            <text:p>ch0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rompt</text:p>
          </table:table-cell>
          <table:table-cell office:value-type="string" calcext:value-type="string">
            <text:p>재촉하다, 자극하다</text:p>
          </table:table-cell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string" calcext:value-type="string">
            <text:p>ch0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vene</text:p>
          </table:table-cell>
          <table:table-cell office:value-type="string" calcext:value-type="string">
            <text:p>모으다, 소집하다</text:p>
          </table:table-cell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string" calcext:value-type="string">
            <text:p>ch0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theism</text:p>
          </table:table-cell>
          <table:table-cell office:value-type="string" calcext:value-type="string">
            <text:p>무신론</text:p>
          </table:table-cell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string" calcext:value-type="string">
            <text:p>ch0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catholicism</text:p>
          </table:table-cell>
          <table:table-cell office:value-type="string" calcext:value-type="string">
            <text:p>가톨릭 교회의 교리</text:p>
          </table:table-cell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string" calcext:value-type="string">
            <text:p>ch0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wield</text:p>
          </table:table-cell>
          <table:table-cell office:value-type="string" calcext:value-type="string">
            <text:p>휘두르다, 잘 다루다</text:p>
          </table:table-cell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string" calcext:value-type="string">
            <text:p>ch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preach</text:p>
          </table:table-cell>
          <table:table-cell office:value-type="string" calcext:value-type="string">
            <text:p>설교하다</text:p>
          </table:table-cell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string" calcext:value-type="string">
            <text:p>ch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ermon</text:p>
          </table:table-cell>
          <table:table-cell office:value-type="string" calcext:value-type="string">
            <text:p>설교, 강론</text:p>
          </table:table-cell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string" calcext:value-type="string">
            <text:p>ch09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acrosanct</text:p>
          </table:table-cell>
          <table:table-cell office:value-type="string" calcext:value-type="string">
            <text:p>지극히 신성한</text:p>
          </table:table-cell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string" calcext:value-type="string">
            <text:p>ch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turquoise</text:p>
          </table:table-cell>
          <table:table-cell office:value-type="string" calcext:value-type="string">
            <text:p>터키옥, 터키석의, 청록색</text:p>
          </table:table-cell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string" calcext:value-type="string">
            <text:p>ch09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꾸미다, 장식하다</text:p>
          </table:table-cell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string" calcext:value-type="string">
            <text:p>ch0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emptive</text:p>
          </table:table-cell>
          <table:table-cell office:value-type="string" calcext:value-type="string">
            <text:p>선제의, 예방의</text:p>
          </table:table-cell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string" calcext:value-type="string">
            <text:p>ch0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reframe</text:p>
          </table:table-cell>
          <table:table-cell office:value-type="string" calcext:value-type="string">
            <text:p>재구성하다</text:p>
          </table:table-cell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string" calcext:value-type="string">
            <text:p>ch0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scredit</text:p>
          </table:table-cell>
          <table:table-cell office:value-type="string" calcext:value-type="string">
            <text:p>평판을 떨어뜨리다</text:p>
          </table:table-cell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string" calcext:value-type="string">
            <text:p>ch0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jitter</text:p>
          </table:table-cell>
          <table:table-cell office:value-type="string" calcext:value-type="string">
            <text:p>신경과민, 안절부절 못하는</text:p>
          </table:table-cell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string" calcext:value-type="string">
            <text:p>ch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gut</text:p>
          </table:table-cell>
          <table:table-cell office:value-type="string" calcext:value-type="string">
            <text:p>직감, 본능, (위나 장 같은) 소화기관</text:p>
          </table:table-cell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string" calcext:value-type="string">
            <text:p>ch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rchdiocese</text:p>
          </table:table-cell>
          <table:table-cell office:value-type="string" calcext:value-type="string">
            <text:p>arch-bishop의 관구</text:p>
          </table:table-cell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string" calcext:value-type="string">
            <text:p>ch10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ch-bishop</text:p>
          </table:table-cell>
          <table:table-cell office:value-type="string" calcext:value-type="string">
            <text:p>대주교</text:p>
          </table:table-cell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string" calcext:value-type="string">
            <text:p>ch10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diocese</text:p>
          </table:table-cell>
          <table:table-cell office:value-type="string" calcext:value-type="string">
            <text:p>교구, 관구</text:p>
          </table:table-cell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string" calcext:value-type="string">
            <text:p>ch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ituated</text:p>
          </table:table-cell>
          <table:table-cell office:value-type="string" calcext:value-type="string">
            <text:p>위치해 있는</text:p>
          </table:table-cell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string" calcext:value-type="string">
            <text:p>ch1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itadel</text:p>
          </table:table-cell>
          <table:table-cell office:value-type="string" calcext:value-type="string">
            <text:p>성채, 요새</text:p>
          </table:table-cell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string" calcext:value-type="string">
            <text:p>ch1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ate</text:p>
          </table:table-cell>
          <table:table-cell office:value-type="string" calcext:value-type="string">
            <text:p>고정하다, 정착하다</text:p>
          </table:table-cell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string" calcext:value-type="string">
            <text:p>ch1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tomb</text:p>
          </table:table-cell>
          <table:table-cell office:value-type="string" calcext:value-type="string">
            <text:p>무덤에 넣다, 매장하다</text:p>
          </table:table-cell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string" calcext:value-type="string">
            <text:p>ch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ently</text:p>
          </table:table-cell>
          <table:table-cell office:value-type="string" calcext:value-type="string">
            <text:p>열심히</text:p>
          </table:table-cell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string" calcext:value-type="string">
            <text:p>ch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pilgrim</text:p>
          </table:table-cell>
          <table:table-cell office:value-type="string" calcext:value-type="string">
            <text:p>순례자</text:p>
          </table:table-cell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string" calcext:value-type="string">
            <text:p>ch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afekeeping</text:p>
          </table:table-cell>
          <table:table-cell office:value-type="string" calcext:value-type="string">
            <text:p>보호,보관</text:p>
          </table:table-cell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string" calcext:value-type="string">
            <text:p>ch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explode</text:p>
          </table:table-cell>
          <table:table-cell office:value-type="string" calcext:value-type="string">
            <text:p>폭발하다, 파열하다</text:p>
          </table:table-cell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string" calcext:value-type="string">
            <text:p>ch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icon</text:p>
          </table:table-cell>
          <table:table-cell office:value-type="string" calcext:value-type="string">
            <text:p>우상, 상징</text:p>
          </table:table-cell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string" calcext:value-type="string">
            <text:p>ch1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보호자</text:p>
          </table:table-cell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string" calcext:value-type="string">
            <text:p>ch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tron saint</text:p>
          </table:table-cell>
          <table:table-cell office:value-type="string" calcext:value-type="string">
            <text:p>수호 성인</text:p>
          </table:table-cell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string" calcext:value-type="string">
            <text:p>ch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like</text:p>
          </table:table-cell>
          <table:table-cell office:value-type="string" calcext:value-type="string">
            <text:p>똑같이</text:p>
          </table:table-cell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string" calcext:value-type="string">
            <text:p>ch1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acolyte</text:p>
          </table:table-cell>
          <table:table-cell office:value-type="string" calcext:value-type="string">
            <text:p>수행자, 신참자</text:p>
          </table:table-cell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string" calcext:value-type="string">
            <text:p>ch1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overseer</text:p>
          </table:table-cell>
          <table:table-cell office:value-type="string" calcext:value-type="string">
            <text:p>관리인, 지배인</text:p>
          </table:table-cell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string" calcext:value-type="string">
            <text:p>ch1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수갑, 족쇄</text:p>
          </table:table-cell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string" calcext:value-type="string">
            <text:p>ch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vestry</text:p>
          </table:table-cell>
          <table:table-cell office:value-type="string" calcext:value-type="string">
            <text:p>(교회의)제복실, 부속실</text:p>
          </table:table-cell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string" calcext:value-type="string">
            <text:p>ch1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mn</text:p>
          </table:table-cell>
          <table:table-cell office:value-type="string" calcext:value-type="string">
            <text:p>찬송가</text:p>
          </table:table-cell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string" calcext:value-type="string">
            <text:p>ch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rocessional</text:p>
          </table:table-cell>
          <table:table-cell office:value-type="string" calcext:value-type="string">
            <text:p>행렬의</text:p>
          </table:table-cell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string" calcext:value-type="string">
            <text:p>ch1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rocessional hymn</text:p>
          </table:table-cell>
          <table:table-cell office:value-type="string" calcext:value-type="string">
            <text:p>행렬 성가</text:p>
          </table:table-cell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string" calcext:value-type="string">
            <text:p>ch1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gasp</text:p>
          </table:table-cell>
          <table:table-cell office:value-type="string" calcext:value-type="string">
            <text:p>헐떡거림, 숨참</text:p>
          </table:table-cell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string" calcext:value-type="string">
            <text:p>ch1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miter</text:p>
          </table:table-cell>
          <table:table-cell office:value-type="string" calcext:value-type="string">
            <text:p>주교관, 미트라(주교(bishop)이 의식때 쓰는 관)</text:p>
          </table:table-cell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string" calcext:value-type="string">
            <text:p>ch1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hasuble</text:p>
          </table:table-cell>
          <table:table-cell office:value-type="string" calcext:value-type="string">
            <text:p>상제복</text:p>
          </table:table-cell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string" calcext:value-type="string">
            <text:p>ch1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wadd</text:p>
          </table:table-cell>
          <table:table-cell office:value-type="string" calcext:value-type="string">
            <text:p>작게 뭉치다</text:p>
          </table:table-cell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string" calcext:value-type="string">
            <text:p>ch1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rozier</text:p>
          </table:table-cell>
          <table:table-cell office:value-type="string" calcext:value-type="string">
            <text:p>주교의 의전 스태프</text:p>
          </table:table-cell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string" calcext:value-type="string">
            <text:p>ch1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rop</text:p>
          </table:table-cell>
          <table:table-cell office:value-type="string" calcext:value-type="string">
            <text:p>기대다</text:p>
          </table:table-cell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string" calcext:value-type="string">
            <text:p>ch1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ceremoniously</text:p>
          </table:table-cell>
          <table:table-cell office:value-type="string" calcext:value-type="string">
            <text:p>버릇없이, 격식없이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string" calcext:value-type="string">
            <text:p>ch1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곤혹</text:p>
          </table:table-cell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string" calcext:value-type="string">
            <text:p>ch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jettison</text:p>
          </table:table-cell>
          <table:table-cell office:value-type="string" calcext:value-type="string">
            <text:p>포기</text:p>
          </table:table-cell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string" calcext:value-type="string">
            <text:p>ch1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opt for</text:p>
          </table:table-cell>
          <table:table-cell office:value-type="string" calcext:value-type="string">
            <text:p>고르다, 선택하다</text:p>
          </table:table-cell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string" calcext:value-type="string">
            <text:p>ch1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remor</text:p>
          </table:table-cell>
          <table:table-cell office:value-type="string" calcext:value-type="string">
            <text:p>떨림, 진동</text:p>
          </table:table-cell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string" calcext:value-type="string">
            <text:p>ch1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incredulity</text:p>
          </table:table-cell>
          <table:table-cell office:value-type="string" calcext:value-type="string">
            <text:p>불신</text:p>
          </table:table-cell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string" calcext:value-type="string">
            <text:p>ch1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anction</text:p>
          </table:table-cell>
          <table:table-cell office:value-type="string" calcext:value-type="string">
            <text:p>인가하다, 승인하다, 제재를 가하다</text:p>
          </table:table-cell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ch1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landing</text:p>
          </table:table-cell>
          <table:table-cell office:value-type="string" calcext:value-type="string">
            <text:p>층계참</text:p>
          </table:table-cell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string" calcext:value-type="string">
            <text:p>ch1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torso</text:p>
          </table:table-cell>
          <table:table-cell office:value-type="string" calcext:value-type="string">
            <text:p>몸통</text:p>
          </table:table-cell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string" calcext:value-type="string">
            <text:p>ch1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lush</text:p>
          </table:table-cell>
          <table:table-cell office:value-type="string" calcext:value-type="string">
            <text:p>무성한, 비옥한</text:p>
          </table:table-cell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string" calcext:value-type="string">
            <text:p>ch1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몸가짐, 동작, 태도, 운반차, 차량</text:p>
          </table:table-cell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string" calcext:value-type="string">
            <text:p>ch1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panther</text:p>
          </table:table-cell>
          <table:table-cell office:value-type="string" calcext:value-type="string">
            <text:p>표범</text:p>
          </table:table-cell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ch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wary</text:p>
          </table:table-cell>
          <table:table-cell office:value-type="string" calcext:value-type="string">
            <text:p>조심성있는</text:p>
          </table:table-cell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string" calcext:value-type="string">
            <text:p>ch1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운동선수의 유니폼 상의</text:p>
          </table:table-cell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string" calcext:value-type="string">
            <text:p>ch1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embroider</text:p>
          </table:table-cell>
          <table:table-cell office:value-type="string" calcext:value-type="string">
            <text:p>수놓다,(실따위로)자수하다</text:p>
          </table:table-cell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string" calcext:value-type="string">
            <text:p>ch1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crest</text:p>
          </table:table-cell>
          <table:table-cell office:value-type="string" calcext:value-type="string">
            <text:p>닭의볏, 깃털장식, 투구장식</text:p>
          </table:table-cell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string" calcext:value-type="string">
            <text:p>ch1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paunchy</text:p>
          </table:table-cell>
          <table:table-cell office:value-type="string" calcext:value-type="string">
            <text:p>올챙이 배모양의</text:p>
          </table:table-cell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string" calcext:value-type="string">
            <text:p>ch1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clench</text:p>
          </table:table-cell>
          <table:table-cell office:value-type="string" calcext:value-type="string">
            <text:p>(주먹을)꼭 쥐다, (이를)악물다, (입을) 굳게 다물다</text:p>
          </table:table-cell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string" calcext:value-type="string">
            <text:p>ch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reflexively</text:p>
          </table:table-cell>
          <table:table-cell office:value-type="string" calcext:value-type="string">
            <text:p>반사적으로</text:p>
          </table:table-cell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string" calcext:value-type="string">
            <text:p>ch1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(주위를 환기하기 위해) 가볍게 찌르기, 밀기, 귀찮게 하기.</text:p>
          </table:table-cell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string" calcext:value-type="string">
            <text:p>ch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deserted</text:p>
          </table:table-cell>
          <table:table-cell office:value-type="string" calcext:value-type="string">
            <text:p>버려진? 빈?</text:p>
          </table:table-cell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string" calcext:value-type="string">
            <text:p>ch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회수하다, 찾아서 가져오다</text:p>
          </table:table-cell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string" calcext:value-type="string">
            <text:p>ch1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string" calcext:value-type="string">
            <text:p>ch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경건한</text:p>
          </table:table-cell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string" calcext:value-type="string">
            <text:p>ch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the devout</text:p>
          </table:table-cell>
          <table:table-cell office:value-type="string" calcext:value-type="string">
            <text:p>신앙심이 두터운 사람들</text:p>
          </table:table-cell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string" calcext:value-type="string">
            <text:p>ch1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defile</text:p>
          </table:table-cell>
          <table:table-cell office:value-type="string" calcext:value-type="string">
            <text:p>더럽히다, 모독하다, 좁은길, 협곡</text:p>
          </table:table-cell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string" calcext:value-type="string">
            <text:p>ch1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assure</text:p>
          </table:table-cell>
          <table:table-cell office:value-type="string" calcext:value-type="string">
            <text:p>보증하다, 책임지다, 확신시키다</text:p>
          </table:table-cell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string" calcext:value-type="string">
            <text:p>ch1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afford</text:p>
          </table:table-cell>
          <table:table-cell office:value-type="string" calcext:value-type="string">
            <text:p>주다, 수여하다, 여유가 있다</text:p>
          </table:table-cell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string" calcext:value-type="string">
            <text:p>ch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flexibility</text:p>
          </table:table-cell>
          <table:table-cell office:value-type="string" calcext:value-type="string">
            <text:p>융통성</text:p>
          </table:table-cell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string" calcext:value-type="string">
            <text:p>ch1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absolution</text:p>
          </table:table-cell>
          <table:table-cell office:value-type="string" calcext:value-type="string">
            <text:p>면제, 면죄, 사죄</text:p>
          </table:table-cell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string" calcext:value-type="string">
            <text:p>ch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the cause</text:p>
          </table:table-cell>
          <table:table-cell office:value-type="string" calcext:value-type="string">
            <text:p>명분, 이유, 동기</text:p>
          </table:table-cell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string" calcext:value-type="string">
            <text:p>ch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crismón of christ</text:p>
          </table:table-cell>
          <table:table-cell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string" calcext:value-type="string">
            <text:p>ch10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rismón</text:p>
          </table:table-cell>
          <table:table-cell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string" calcext:value-type="string">
            <text:p>ch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gall</text:p>
          </table:table-cell>
          <table:table-cell office:value-type="string" calcext:value-type="string">
            <text:p>쓸개즙?</text:p>
          </table:table-cell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string" calcext:value-type="string">
            <text:p>ch1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ntle</text:p>
          </table:table-cell>
          <table:table-cell office:value-type="string" calcext:value-type="string">
            <text:p>외투, 옷, 덮개, 차폐물, 맨틀</text:p>
          </table:table-cell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string" calcext:value-type="string">
            <text:p>ch1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nest</text:p>
          </table:table-cell>
          <table:table-cell office:value-type="string" calcext:value-type="string">
            <text:p>훌륭한, 멋진</text:p>
          </table:table-cell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string" calcext:value-type="string">
            <text:p>ch12</text:p>
          </table:table-cell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pinnacle</text:p>
          </table:table-cell>
          <table:table-cell office:value-type="string" calcext:value-type="string">
            <text:p>(권력,명성의)꼭대기, 절정, 뾰족한 봉우기</text:p>
          </table:table-cell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string" calcext:value-type="string">
            <text:p>ch12</text:p>
          </table:table-cell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vigil</text:p>
          </table:table-cell>
          <table:table-cell office:value-type="string" calcext:value-type="string">
            <text:p>(종교)철야 기도</text:p>
          </table:table-cell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string" calcext:value-type="string">
            <text:p>ch1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herished</text:p>
          </table:table-cell>
          <table:table-cell office:value-type="string" calcext:value-type="string">
            <text:p>아끼는</text:p>
          </table:table-cell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string" calcext:value-type="string">
            <text:p>ch1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emerge</text:p>
          </table:table-cell>
          <table:table-cell office:value-type="string" calcext:value-type="string">
            <text:p>벗어나다, 나타나다</text:p>
          </table:table-cell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string" calcext:value-type="string">
            <text:p>ch1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etrieve</text:p>
          </table:table-cell>
          <table:table-cell office:value-type="string" calcext:value-type="string">
            <text:p>되찾다, 회수하다</text:p>
          </table:table-cell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string" calcext:value-type="string">
            <text:p>ch1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ppreciate</text:p>
          </table:table-cell>
          <table:table-cell office:value-type="string" calcext:value-type="string">
            <text:p>감상하다, 높이 평가하다, 감사하다</text:p>
          </table:table-cell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string" calcext:value-type="string">
            <text:p>ch1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laustrophobic</text:p>
          </table:table-cell>
          <table:table-cell office:value-type="string" calcext:value-type="string">
            <text:p>폐쇄공포증이 있는</text:p>
          </table:table-cell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string" calcext:value-type="string">
            <text:p>ch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izarre</text:p>
          </table:table-cell>
          <table:table-cell office:value-type="string" calcext:value-type="string">
            <text:p>별난, 기묘한</text:p>
          </table:table-cell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string" calcext:value-type="string">
            <text:p>ch1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gooey</text:p>
          </table:table-cell>
          <table:table-cell office:value-type="string" calcext:value-type="string">
            <text:p>끈적한</text:p>
          </table:table-cell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string" calcext:value-type="string">
            <text:p>ch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glob</text:p>
          </table:table-cell>
          <table:table-cell office:value-type="string" calcext:value-type="string">
            <text:p>작은 방울, 덩어리</text:p>
          </table:table-cell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string" calcext:value-type="string">
            <text:p>ch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urnish</text:p>
          </table:table-cell>
          <table:table-cell office:value-type="string" calcext:value-type="string">
            <text:p>광내다, 닦다</text:p>
          </table:table-cell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string" calcext:value-type="string">
            <text:p>ch1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tter</text:p>
          </table:table-cell>
          <table:table-cell office:value-type="string" calcext:value-type="string">
            <text:p>완전한</text:p>
          </table:table-cell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string" calcext:value-type="string">
            <text:p>ch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wilderment</text:p>
          </table:table-cell>
          <table:table-cell office:value-type="string" calcext:value-type="string">
            <text:p>당황, 당혹</text:p>
          </table:table-cell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string" calcext:value-type="string">
            <text:p>ch1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dominate</text:p>
          </table:table-cell>
          <table:table-cell office:value-type="string" calcext:value-type="string">
            <text:p>지배하다, 우세하다</text:p>
          </table:table-cell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string" calcext:value-type="string">
            <text:p>ch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ltitude</text:p>
          </table:table-cell>
          <table:table-cell office:value-type="string" calcext:value-type="string">
            <text:p>다수, 대량</text:p>
          </table:table-cell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string" calcext:value-type="string">
            <text:p>ch1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timber</text:p>
          </table:table-cell>
          <table:table-cell office:value-type="string" calcext:value-type="string">
            <text:p>목재의, 목재</text:p>
          </table:table-cell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string" calcext:value-type="string">
            <text:p>ch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prompted</text:p>
          </table:table-cell>
          <table:table-cell office:value-type="string" calcext:value-type="string">
            <text:p>자발적인</text:p>
          </table:table-cell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string" calcext:value-type="string">
            <text:p>ch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diverge</text:p>
          </table:table-cell>
          <table:table-cell office:value-type="string" calcext:value-type="string">
            <text:p>갈라져 나오다, 벗어나다</text:p>
          </table:table-cell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string" calcext:value-type="string">
            <text:p>ch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평균, 기준</text:p>
          </table:table-cell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string" calcext:value-type="string">
            <text:p>ch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erd mentality</text:p>
          </table:table-cell>
          <table:table-cell office:value-type="string" calcext:value-type="string">
            <text:p>군중심리(mob mentality)</text:p>
          </table:table-cell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string" calcext:value-type="string">
            <text:p>ch1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even</text:p>
          </table:table-cell>
          <table:table-cell office:value-type="string" calcext:value-type="string">
            <text:p>평평하지 않은</text:p>
          </table:table-cell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string" calcext:value-type="string">
            <text:p>ch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quiggle</text:p>
          </table:table-cell>
          <table:table-cell office:value-type="string" calcext:value-type="string">
            <text:p>짧고 불규칙한 곡선</text:p>
          </table:table-cell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string" calcext:value-type="string">
            <text:p>ch1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avernous</text:p>
          </table:table-cell>
          <table:table-cell office:value-type="string" calcext:value-type="string">
            <text:p>움푹 들어간</text:p>
          </table:table-cell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string" calcext:value-type="string">
            <text:p>ch1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hustling</text:p>
          </table:table-cell>
          <table:table-cell office:value-type="string" calcext:value-type="string">
            <text:p>재촉하는</text:p>
          </table:table-cell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string" calcext:value-type="string">
            <text:p>ch1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raggling</text:p>
          </table:table-cell>
          <table:table-cell office:value-type="string" calcext:value-type="string">
            <text:p>흩어져 있는, 떨어진, 낙오한</text:p>
          </table:table-cell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string" calcext:value-type="string">
            <text:p>ch1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herding</text:p>
          </table:table-cell>
          <table:table-cell office:value-type="string" calcext:value-type="string">
            <text:p>(무리를)몰고 가다</text:p>
          </table:table-cell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string" calcext:value-type="string">
            <text:p>ch1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큰통, 상자</text:p>
          </table:table-cell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string" calcext:value-type="string">
            <text:p>ch1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whitewash</text:p>
          </table:table-cell>
          <table:table-cell office:value-type="string" calcext:value-type="string">
            <text:p>백색도료를 칠하다</text:p>
          </table:table-cell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string" calcext:value-type="string">
            <text:p>ch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lank</text:p>
          </table:table-cell>
          <table:table-cell office:value-type="string" calcext:value-type="string">
            <text:p>측면에 배치하다</text:p>
          </table:table-cell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string" calcext:value-type="string">
            <text:p>ch1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unfathomable</text:p>
          </table:table-cell>
          <table:table-cell office:value-type="string" calcext:value-type="string">
            <text:p>헤아릴수 없는</text:p>
          </table:table-cell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string" calcext:value-type="string">
            <text:p>ch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icker</text:p>
          </table:table-cell>
          <table:table-cell office:value-type="string" calcext:value-type="string">
            <text:p>시세표시기, 속보기</text:p>
          </table:table-cell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string" calcext:value-type="string">
            <text:p>ch1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eer</text:p>
          </table:table-cell>
          <table:table-cell office:value-type="string" calcext:value-type="string">
            <text:p>방향을 바꾸다</text:p>
          </table:table-cell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string" calcext:value-type="string">
            <text:p>ch1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eil</text:p>
          </table:table-cell>
          <table:table-cell office:value-type="string" calcext:value-type="string">
            <text:p>장막</text:p>
          </table:table-cell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string" calcext:value-type="string">
            <text:p>ch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laze</text:p>
          </table:table-cell>
          <table:table-cell office:value-type="string" calcext:value-type="string">
            <text:p>밝게빛나다,확타오르다</text:p>
          </table:table-cell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string" calcext:value-type="string">
            <text:p>ch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pprehensive</text:p>
          </table:table-cell>
          <table:table-cell office:value-type="string" calcext:value-type="string">
            <text:p>염려되어서</text:p>
          </table:table-cell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string" calcext:value-type="string">
            <text:p>ch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prawl</text:p>
          </table:table-cell>
          <table:table-cell office:value-type="string" calcext:value-type="string">
            <text:p>(불규칙하게)뻗어나가다</text:p>
          </table:table-cell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string" calcext:value-type="string">
            <text:p>ch1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hechia</text:p>
          </table:table-cell>
          <table:table-cell office:value-type="string" calcext:value-type="string">
            <text:p>(아랍의)챙없는 모자</text:p>
          </table:table-cell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string" calcext:value-type="string">
            <text:p>ch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quat</text:p>
          </table:table-cell>
          <table:table-cell office:value-type="string" calcext:value-type="string">
            <text:p>작달만한, 웅크리기</text:p>
          </table:table-cell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string" calcext:value-type="string">
            <text:p>ch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udge</text:p>
          </table:table-cell>
          <table:table-cell office:value-type="string" calcext:value-type="string">
            <text:p>쿡쿡 찌르기</text:p>
          </table:table-cell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string" calcext:value-type="string">
            <text:p>ch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esiccate</text:p>
          </table:table-cell>
          <table:table-cell office:value-type="string" calcext:value-type="string">
            <text:p>건조시키다</text:p>
          </table:table-cell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string" calcext:value-type="string">
            <text:p>ch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heave</text:p>
          </table:table-cell>
          <table:table-cell office:value-type="string" calcext:value-type="string">
            <text:p>들어올리다, 끌어올리다</text:p>
          </table:table-cell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string" calcext:value-type="string">
            <text:p>ch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idge</text:p>
          </table:table-cell>
          <table:table-cell office:value-type="string" calcext:value-type="string">
            <text:p>산등성이, 언덕</text:p>
          </table:table-cell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string" calcext:value-type="string">
            <text:p>ch1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acabre</text:p>
          </table:table-cell>
          <table:table-cell office:value-type="string" calcext:value-type="string">
            <text:p>죽음의, 무시무시한</text:p>
          </table:table-cell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string" calcext:value-type="string">
            <text:p>ch1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arch</text:p>
          </table:table-cell>
          <table:table-cell office:value-type="string" calcext:value-type="string">
            <text:p>바싹 말리다</text:p>
          </table:table-cell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string" calcext:value-type="string">
            <text:p>ch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corpse</text:p>
          </table:table-cell>
          <table:table-cell office:value-type="string" calcext:value-type="string">
            <text:p>시체</text:p>
          </table:table-cell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string" calcext:value-type="string">
            <text:p>ch1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jostle</text:p>
          </table:table-cell>
          <table:table-cell office:value-type="string" calcext:value-type="string">
            <text:p>난폭하게 밀어제치다</text:p>
          </table:table-cell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string" calcext:value-type="string">
            <text:p>ch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amped</text:p>
          </table:table-cell>
          <table:table-cell office:value-type="string" calcext:value-type="string">
            <text:p>비좁고 답답한</text:p>
          </table:table-cell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string" calcext:value-type="string">
            <text:p>ch1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hereabouts</text:p>
          </table:table-cell>
          <table:table-cell office:value-type="string" calcext:value-type="string">
            <text:p>근처</text:p>
          </table:table-cell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string" calcext:value-type="string">
            <text:p>ch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ull roar</text:p>
          </table:table-cell>
          <table:table-cell office:value-type="string" calcext:value-type="string">
            <text:p>웅성거림?</text:p>
          </table:table-cell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string" calcext:value-type="string">
            <text:p>ch1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oar</text:p>
          </table:table-cell>
          <table:table-cell office:value-type="string" calcext:value-type="string">
            <text:p>포효</text:p>
          </table:table-cell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string" calcext:value-type="string">
            <text:p>ch1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tupefy</text:p>
          </table:table-cell>
          <table:table-cell office:value-type="string" calcext:value-type="string">
            <text:p>둔하게 하다</text:p>
          </table:table-cell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string" calcext:value-type="string">
            <text:p>ch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ver</text:p>
          </table:table-cell>
          <table:table-cell office:value-type="string" calcext:value-type="string">
            <text:p>절단하다, 분리하다</text:p>
          </table:table-cell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string" calcext:value-type="string">
            <text:p>ch1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llowy</text:p>
          </table:table-cell>
          <table:table-cell office:value-type="string" calcext:value-type="string">
            <text:p>(버들가지처럼)유연한</text:p>
          </table:table-cell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string" calcext:value-type="string">
            <text:p>ch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ormfitting</text:p>
          </table:table-cell>
          <table:table-cell office:value-type="string" calcext:value-type="string">
            <text:p>형태에 딱 들어맞는</text:p>
          </table:table-cell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string" calcext:value-type="string">
            <text:p>ch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portrait</text:p>
          </table:table-cell>
          <table:table-cell office:value-type="string" calcext:value-type="string">
            <text:p>초상,초상화</text:p>
          </table:table-cell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string" calcext:value-type="string">
            <text:p>ch1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oise</text:p>
          </table:table-cell>
          <table:table-cell office:value-type="string" calcext:value-type="string">
            <text:p>균형, 평형</text:p>
          </table:table-cell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string" calcext:value-type="string">
            <text:p>ch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solve</text:p>
          </table:table-cell>
          <table:table-cell office:value-type="string" calcext:value-type="string">
            <text:p>흩어지다, 해산하다, 녹다</text:p>
          </table:table-cell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string" calcext:value-type="string">
            <text:p>ch1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uzzing</text:p>
          </table:table-cell>
          <table:table-cell office:value-type="string" calcext:value-type="string">
            <text:p>윙윙거리는</text:p>
          </table:table-cell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string" calcext:value-type="string">
            <text:p>ch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tron</text:p>
          </table:table-cell>
          <table:table-cell office:value-type="string" calcext:value-type="string">
            <text:p>단골손님, 고객</text:p>
          </table:table-cell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string" calcext:value-type="string">
            <text:p>ch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murmur</text:p>
          </table:table-cell>
          <table:table-cell office:value-type="string" calcext:value-type="string">
            <text:p>속삭임, 잡음, 살랑거림</text:p>
          </table:table-cell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string" calcext:value-type="string">
            <text:p>ch1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se</text:p>
          </table:table-cell>
          <table:table-cell office:value-type="string" calcext:value-type="string">
            <text:p>생각하다, 명상에 잠기다</text:p>
          </table:table-cell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string" calcext:value-type="string">
            <text:p>ch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nogram</text:p>
          </table:table-cell>
          <table:table-cell office:value-type="string" calcext:value-type="string">
            <text:p>짜맞춘 글자</text:p>
          </table:table-cell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string" calcext:value-type="string">
            <text:p>ch1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unch</text:p>
          </table:table-cell>
          <table:table-cell office:value-type="string" calcext:value-type="string">
            <text:p>충성스러운, 견고한</text:p>
          </table:table-cell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string" calcext:value-type="string">
            <text:p>ch1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string" calcext:value-type="string">
            <text:p>ch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arliamentary</text:p>
          </table:table-cell>
          <table:table-cell office:value-type="string" calcext:value-type="string">
            <text:p>의회의</text:p>
          </table:table-cell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string" calcext:value-type="string">
            <text:p>ch1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onarch</text:p>
          </table:table-cell>
          <table:table-cell office:value-type="string" calcext:value-type="string">
            <text:p>군주, 제왕</text:p>
          </table:table-cell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string" calcext:value-type="string">
            <text:p>ch1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retain</text:p>
          </table:table-cell>
          <table:table-cell office:value-type="string" calcext:value-type="string">
            <text:p>유지하다</text:p>
          </table:table-cell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string" calcext:value-type="string">
            <text:p>ch1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paniard</text:p>
          </table:table-cell>
          <table:table-cell office:value-type="string" calcext:value-type="string">
            <text:p>스페인사람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string" calcext:value-type="string">
            <text:p>ch1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one</text:p>
          </table:table-cell>
          <table:table-cell office:value-type="string" calcext:value-type="string">
            <text:p>shine 의 과거형</text:p>
          </table:table-cell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string" calcext:value-type="string">
            <text:p>ch1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ompass</text:p>
          </table:table-cell>
          <table:table-cell office:value-type="string" calcext:value-type="string">
            <text:p>나침반</text:p>
          </table:table-cell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string" calcext:value-type="string">
            <text:p>ch1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talwart</text:p>
          </table:table-cell>
          <table:table-cell office:value-type="string" calcext:value-type="string">
            <text:p>강건한, 의지가 굳은</text:p>
          </table:table-cell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string" calcext:value-type="string">
            <text:p>ch14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nviction</text:p>
          </table:table-cell>
          <table:table-cell office:value-type="string" calcext:value-type="string">
            <text:p>신념, 확신</text:p>
          </table:table-cell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string" calcext:value-type="string">
            <text:p>ch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reign</text:p>
          </table:table-cell>
          <table:table-cell office:value-type="string" calcext:value-type="string">
            <text:p>통치, 지배</text:p>
          </table:table-cell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string" calcext:value-type="string">
            <text:p>ch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preside</text:p>
          </table:table-cell>
          <table:table-cell office:value-type="string" calcext:value-type="string">
            <text:p>주재하다, 사회를 보다</text:p>
          </table:table-cell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string" calcext:value-type="string">
            <text:p>ch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devout</text:p>
          </table:table-cell>
          <table:table-cell office:value-type="string" calcext:value-type="string">
            <text:p>독실한, 경견한</text:p>
          </table:table-cell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string" calcext:value-type="string">
            <text:p>ch14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edridden</text:p>
          </table:table-cell>
          <table:table-cell office:value-type="string" calcext:value-type="string">
            <text:p>누워만 있는, 지쳐빠진</text:p>
          </table:table-cell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string" calcext:value-type="string">
            <text:p>ch14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miable</text:p>
          </table:table-cell>
          <table:table-cell office:value-type="string" calcext:value-type="string">
            <text:p>상냥한</text:p>
          </table:table-cell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string" calcext:value-type="string">
            <text:p>ch1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timed</text:p>
          </table:table-cell>
          <table:table-cell office:value-type="string" calcext:value-type="string">
            <text:p>시간이 정해진</text:p>
          </table:table-cell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string" calcext:value-type="string">
            <text:p>ch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hrong</text:p>
          </table:table-cell>
          <table:table-cell office:value-type="string" calcext:value-type="string">
            <text:p>군중, 인파</text:p>
          </table:table-cell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string" calcext:value-type="string">
            <text:p>ch1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hang back</text:p>
          </table:table-cell>
          <table:table-cell office:value-type="string" calcext:value-type="string">
            <text:p>떠밀려가다</text:p>
          </table:table-cell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string" calcext:value-type="string">
            <text:p>ch1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ashioned</text:p>
          </table:table-cell>
          <table:table-cell office:value-type="string" calcext:value-type="string">
            <text:p>~식의, ~풍의</text:p>
          </table:table-cell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string" calcext:value-type="string">
            <text:p>ch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ep out</text:p>
          </table:table-cell>
          <table:table-cell office:value-type="string" calcext:value-type="string">
            <text:p>한걸음 물러서다</text:p>
          </table:table-cell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string" calcext:value-type="string">
            <text:p>ch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tent-leather</text:p>
          </table:table-cell>
          <table:table-cell office:value-type="string" calcext:value-type="string">
            <text:p>에나멜 가죽, 에나멜 구두</text:p>
          </table:table-cell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string" calcext:value-type="string">
            <text:p>ch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tent</text:p>
          </table:table-cell>
          <table:table-cell office:value-type="string" calcext:value-type="string">
            <text:p>특허의</text:p>
          </table:table-cell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string" calcext:value-type="string">
            <text:p>ch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ppreciative</text:p>
          </table:table-cell>
          <table:table-cell office:value-type="string" calcext:value-type="string">
            <text:p>감상하는</text:p>
          </table:table-cell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string" calcext:value-type="string">
            <text:p>ch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sher</text:p>
          </table:table-cell>
          <table:table-cell office:value-type="string" calcext:value-type="string">
            <text:p>안내하다</text:p>
          </table:table-cell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string" calcext:value-type="string">
            <text:p>ch1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forced to stop in his tracks</text:p>
          </table:table-cell>
          <table:table-cell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string" calcext:value-type="string">
            <text:p>ch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xpansive</text:p>
          </table:table-cell>
          <table:table-cell office:value-type="string" calcext:value-type="string">
            <text:p>넓은</text:p>
          </table:table-cell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string" calcext:value-type="string">
            <text:p>ch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icket</text:p>
          </table:table-cell>
          <table:table-cell office:value-type="string" calcext:value-type="string">
            <text:p>귀뚜라미</text:p>
          </table:table-cell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string" calcext:value-type="string">
            <text:p>ch1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hirp</text:p>
          </table:table-cell>
          <table:table-cell office:value-type="string" calcext:value-type="string">
            <text:p>찍찍,짹짹(새,벌레의 울음소리)</text:p>
          </table:table-cell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string" calcext:value-type="string">
            <text:p>ch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aress</text:p>
          </table:table-cell>
          <table:table-cell office:value-type="string" calcext:value-type="string">
            <text:p>(바람따위가)스치다, 부드럽게 울리다</text:p>
          </table:table-cell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string" calcext:value-type="string">
            <text:p>ch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waft</text:p>
          </table:table-cell>
          <table:table-cell office:value-type="string" calcext:value-type="string">
            <text:p>가볍게 떠다니다, 향기가 풍기다</text:p>
          </table:table-cell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string" calcext:value-type="string">
            <text:p>ch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arthy</text:p>
          </table:table-cell>
          <table:table-cell office:value-type="string" calcext:value-type="string">
            <text:p>흙의, 토양의</text:p>
          </table:table-cell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string" calcext:value-type="string">
            <text:p>ch1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pad</text:p>
          </table:table-cell>
          <table:table-cell office:value-type="string" calcext:value-type="string">
            <text:p>걸어가다, 터벅터벅 걷다</text:p>
          </table:table-cell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string" calcext:value-type="string">
            <text:p>ch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flabbergasted</text:p>
          </table:table-cell>
          <table:table-cell office:value-type="string" calcext:value-type="string">
            <text:p>당황한, 어리둥절한</text:p>
          </table:table-cell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string" calcext:value-type="string">
            <text:p>ch1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labbergast</text:p>
          </table:table-cell>
          <table:table-cell office:value-type="string" calcext:value-type="string">
            <text:p>당황하게 하다, 어리둥절하게 하다</text:p>
          </table:table-cell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string" calcext:value-type="string">
            <text:p>ch1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anicure</text:p>
          </table:table-cell>
          <table:table-cell office:value-type="string" calcext:value-type="string">
            <text:p>다듬다</text:p>
          </table:table-cell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string" calcext:value-type="string">
            <text:p>ch1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escue</text:p>
          </table:table-cell>
          <table:table-cell office:value-type="string" calcext:value-type="string">
            <text:p>(식물이름)김의털 ?</text:p>
          </table:table-cell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string" calcext:value-type="string">
            <text:p>ch1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ttail</text:p>
          </table:table-cell>
          <table:table-cell office:value-type="string" calcext:value-type="string">
            <text:p>(식물이름)부들 ?</text:p>
          </table:table-cell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string" calcext:value-type="string">
            <text:p>ch1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rustle</text:p>
          </table:table-cell>
          <table:table-cell office:value-type="string" calcext:value-type="string">
            <text:p>바스락거리다, 소리를 내며 움직이다</text:p>
          </table:table-cell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string" calcext:value-type="string">
            <text:p>ch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impeccable</text:p>
          </table:table-cell>
          <table:table-cell office:value-type="string" calcext:value-type="string">
            <text:p>나무랄데 없는, 흠잡을데 없는</text:p>
          </table:table-cell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string" calcext:value-type="string">
            <text:p>ch1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ud</text:p>
          </table:table-cell>
          <table:table-cell office:value-type="string" calcext:value-type="string">
            <text:p>질주하다, 급히 움직이다</text:p>
          </table:table-cell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string" calcext:value-type="string">
            <text:p>ch1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nebulous</text:p>
          </table:table-cell>
          <table:table-cell office:value-type="string" calcext:value-type="string">
            <text:p>희미한, 모호한</text:p>
          </table:table-cell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string" calcext:value-type="string">
            <text:p>ch15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egetation</text:p>
          </table:table-cell>
          <table:table-cell office:value-type="string" calcext:value-type="string">
            <text:p>식물, 초목</text:p>
          </table:table-cell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string" calcext:value-type="string">
            <text:p>ch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meadow</text:p>
          </table:table-cell>
          <table:table-cell office:value-type="string" calcext:value-type="string">
            <text:p>목초지,초원</text:p>
          </table:table-cell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string" calcext:value-type="string">
            <text:p>ch1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ool</text:p>
          </table:table-cell>
          <table:table-cell office:value-type="string" calcext:value-type="string">
            <text:p>속이다, 기만하다, 바보</text:p>
          </table:table-cell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string" calcext:value-type="string">
            <text:p>ch15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taggering</text:p>
          </table:table-cell>
          <table:table-cell office:value-type="string" calcext:value-type="string">
            <text:p>비틀거리는</text:p>
          </table:table-cell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string" calcext:value-type="string">
            <text:p>ch1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seam</text:p>
          </table:table-cell>
          <table:table-cell office:value-type="string" calcext:value-type="string">
            <text:p>갈라진 틈</text:p>
          </table:table-cell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string" calcext:value-type="string">
            <text:p>ch15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조화, 일치</text:p>
          </table:table-cell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string" calcext:value-type="string">
            <text:p>ch1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slucent</text:p>
          </table:table-cell>
          <table:table-cell office:value-type="string" calcext:value-type="string">
            <text:p>반투명의, 흐린</text:p>
          </table:table-cell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string" calcext:value-type="string">
            <text:p>ch1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lutch</text:p>
          </table:table-cell>
          <table:table-cell office:value-type="string" calcext:value-type="string">
            <text:p>꽉 쥐다</text:p>
          </table:table-cell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string" calcext:value-type="string">
            <text:p>ch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, 머리말</text:p>
          </table:table-cell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string" calcext:value-type="string">
            <text:p>ch1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yehuda</text:p>
          </table:table-cell>
          <table:table-cell office:value-type="string" calcext:value-type="string">
            <text:p>유대인(의)</text:p>
          </table:table-cell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string" calcext:value-type="string">
            <text:p>ch1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mber</text:p>
          </table:table-cell>
          <table:table-cell office:value-type="string" calcext:value-type="string">
            <text:p>우울한, 흐린</text:p>
          </table:table-cell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string" calcext:value-type="string">
            <text:p>ch1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despair</text:p>
          </table:table-cell>
          <table:table-cell office:value-type="string" calcext:value-type="string">
            <text:p>실망, 절망</text:p>
          </table:table-cell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string" calcext:value-type="string">
            <text:p>ch1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rrelevant</text:p>
          </table:table-cell>
          <table:table-cell office:value-type="string" calcext:value-type="string">
            <text:p>관계가 없는, 엉뚱한</text:p>
          </table:table-cell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string" calcext:value-type="string">
            <text:p>ch1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투명도</text:p>
          </table:table-cell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string" calcext:value-type="string">
            <text:p>ch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정밀조사</text:p>
          </table:table-cell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string" calcext:value-type="string">
            <text:p>ch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limpse</text:p>
          </table:table-cell>
          <table:table-cell office:value-type="string" calcext:value-type="string">
            <text:p>힐끗보다</text:p>
          </table:table-cell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string" calcext:value-type="string">
            <text:p>ch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westruck</text:p>
          </table:table-cell>
          <table:table-cell office:value-type="string" calcext:value-type="string">
            <text:p>매우 놀라운</text:p>
          </table:table-cell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string" calcext:value-type="string">
            <text:p>ch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are</text:p>
          </table:table-cell>
          <table:table-cell office:value-type="string" calcext:value-type="string">
            <text:p>감히 ~ 하다</text:p>
          </table:table-cell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string" calcext:value-type="string">
            <text:p>ch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ong-held</text:p>
          </table:table-cell>
          <table:table-cell office:value-type="string" calcext:value-type="string">
            <text:p>오래 지속된</text:p>
          </table:table-cell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string" calcext:value-type="string">
            <text:p>ch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resound</text:p>
          </table:table-cell>
          <table:table-cell office:value-type="string" calcext:value-type="string">
            <text:p>울리다, 가득차다</text:p>
          </table:table-cell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string" calcext:value-type="string">
            <text:p>ch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indulgence</text:p>
          </table:table-cell>
          <table:table-cell office:value-type="string" calcext:value-type="string">
            <text:p>탐닉</text:p>
          </table:table-cell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string" calcext:value-type="string">
            <text:p>ch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ss</text:p>
          </table:table-cell>
          <table:table-cell office:value-type="string" calcext:value-type="string">
            <text:p>저음의, 베이스의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string" calcext:value-type="string">
            <text:p>ch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umble</text:p>
          </table:table-cell>
          <table:table-cell office:value-type="string" calcext:value-type="string">
            <text:p>우르르 울리다, 덜커덕거리며 가다</text:p>
          </table:table-cell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string" calcext:value-type="string">
            <text:p>ch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cclimate</text:p>
          </table:table-cell>
          <table:table-cell office:value-type="string" calcext:value-type="string">
            <text:p>길들이다, (새로운풍토에)익숙해지다</text:p>
          </table:table-cell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string" calcext:value-type="string">
            <text:p>ch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jolt</text:p>
          </table:table-cell>
          <table:table-cell office:value-type="string" calcext:value-type="string">
            <text:p>세게 치다, 흔들다</text:p>
          </table:table-cell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string" calcext:value-type="string">
            <text:p>ch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apt</text:p>
          </table:table-cell>
          <table:table-cell office:value-type="string" calcext:value-type="string">
            <text:p>넋을 잃은, 열중한</text:p>
          </table:table-cell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string" calcext:value-type="string">
            <text:p>ch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antheon</text:p>
          </table:table-cell>
          <table:table-cell office:value-type="string" calcext:value-type="string">
            <text:p>신전</text:p>
          </table:table-cell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string" calcext:value-type="string">
            <text:p>ch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fertility</text:p>
          </table:table-cell>
          <table:table-cell office:value-type="string" calcext:value-type="string">
            <text:p>불임</text:p>
          </table:table-cell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string" calcext:value-type="string">
            <text:p>ch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urreal</text:p>
          </table:table-cell>
          <table:table-cell office:value-type="string" calcext:value-type="string">
            <text:p>초현실적인</text:p>
          </table:table-cell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string" calcext:value-type="string">
            <text:p>ch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bb</text:p>
          </table:table-cell>
          <table:table-cell office:value-type="string" calcext:value-type="string">
            <text:p>썰물,간조</text:p>
          </table:table-cell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string" calcext:value-type="string">
            <text:p>ch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terialize</text:p>
          </table:table-cell>
          <table:table-cell office:value-type="string" calcext:value-type="string">
            <text:p>형체를 주다, 실현하다</text:p>
          </table:table-cell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string" calcext:value-type="string">
            <text:p>ch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orph</text:p>
          </table:table-cell>
          <table:table-cell office:value-type="string" calcext:value-type="string">
            <text:p>형태</text:p>
          </table:table-cell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string" calcext:value-type="string">
            <text:p>ch1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desolate</text:p>
          </table:table-cell>
          <table:table-cell office:value-type="string" calcext:value-type="string">
            <text:p>황폐한, 황량한</text:p>
          </table:table-cell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string" calcext:value-type="string">
            <text:p>ch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nowdrift</text:p>
          </table:table-cell>
          <table:table-cell office:value-type="string" calcext:value-type="string">
            <text:p>바람에 날려 쌓인 눈더미</text:p>
          </table:table-cell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string" calcext:value-type="string">
            <text:p>ch1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ersephone</text:p>
          </table:table-cell>
          <table:table-cell office:value-type="string" calcext:value-type="string">
            <text:p>(그리스신화)페르세포네,봄의여신</text:p>
          </table:table-cell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string" calcext:value-type="string">
            <text:p>ch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duction</text:p>
          </table:table-cell>
          <table:table-cell office:value-type="string" calcext:value-type="string">
            <text:p>유괴</text:p>
          </table:table-cell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string" calcext:value-type="string">
            <text:p>ch1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forge</text:p>
          </table:table-cell>
          <table:table-cell office:value-type="string" calcext:value-type="string">
            <text:p>대장간</text:p>
          </table:table-cell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string" calcext:value-type="string">
            <text:p>ch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whiff</text:p>
          </table:table-cell>
          <table:table-cell office:value-type="string" calcext:value-type="string">
            <text:p>확 풍겨오는 냄새</text:p>
          </table:table-cell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string" calcext:value-type="string">
            <text:p>ch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ingeniously</text:p>
          </table:table-cell>
          <table:table-cell office:value-type="string" calcext:value-type="string">
            <text:p>솔직하게, 숨김없이</text:p>
          </table:table-cell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string" calcext:value-type="string">
            <text:p>ch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uperimpose</text:p>
          </table:table-cell>
          <table:table-cell office:value-type="string" calcext:value-type="string">
            <text:p>겹쳐놓다, 부가하다</text:p>
          </table:table-cell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string" calcext:value-type="string">
            <text:p>ch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that is to say</text:p>
          </table:table-cell>
          <table:table-cell office:value-type="string" calcext:value-type="string">
            <text:p>-in other words. 다른말로 하면</text:p>
          </table:table-cell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string" calcext:value-type="string">
            <text:p>ch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collage</text:p>
          </table:table-cell>
          <table:table-cell office:value-type="string" calcext:value-type="string">
            <text:p>콜라주</text:p>
          </table:table-cell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string" calcext:value-type="string">
            <text:p>ch1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ity</text:p>
          </table:table-cell>
          <table:table-cell office:value-type="string" calcext:value-type="string">
            <text:p>신, 여신, 신성,신격</text:p>
          </table:table-cell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string" calcext:value-type="string">
            <text:p>ch1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orefront</text:p>
          </table:table-cell>
          <table:table-cell office:value-type="string" calcext:value-type="string">
            <text:p>맨 앞부분, 최전선, 선봉</text:p>
          </table:table-cell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string" calcext:value-type="string">
            <text:p>ch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unenlightened</text:p>
          </table:table-cell>
          <table:table-cell office:value-type="string" calcext:value-type="string">
            <text:p>미개의, 계몽되지 않은</text:p>
          </table:table-cell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string" calcext:value-type="string">
            <text:p>ch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puff</text:p>
          </table:table-cell>
          <table:table-cell office:value-type="string" calcext:value-type="string">
            <text:p>한 모금, 숨, 호흡</text:p>
          </table:table-cell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string" calcext:value-type="string">
            <text:p>ch17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efall</text:p>
          </table:table-cell>
          <table:table-cell office:value-type="string" calcext:value-type="string">
            <text:p>닥치다, 일어나다, 생기다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string" calcext:value-type="string">
            <text:p>ch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outlive</text:p>
          </table:table-cell>
          <table:table-cell office:value-type="string" calcext:value-type="string">
            <text:p>오래살다</text:p>
          </table:table-cell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string" calcext:value-type="string">
            <text:p>ch17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dwindle</text:p>
          </table:table-cell>
          <table:table-cell office:value-type="string" calcext:value-type="string">
            <text:p>감소되다, 차츰 작아지다</text:p>
          </table:table-cell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string" calcext:value-type="string">
            <text:p>ch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angst</text:p>
          </table:table-cell>
          <table:table-cell office:value-type="string" calcext:value-type="string">
            <text:p>불안, 공포</text:p>
          </table:table-cell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string" calcext:value-type="string">
            <text:p>ch1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bloodshed</text:p>
          </table:table-cell>
          <table:table-cell office:value-type="string" calcext:value-type="string">
            <text:p>살육, 학살, 유혈살육</text:p>
          </table:table-cell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string" calcext:value-type="string">
            <text:p>ch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clatter</text:p>
          </table:table-cell>
          <table:table-cell office:value-type="string" calcext:value-type="string">
            <text:p>덜커덕거리는 소리, 소음</text:p>
          </table:table-cell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string" calcext:value-type="string">
            <text:p>ch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pagan</text:p>
          </table:table-cell>
          <table:table-cell office:value-type="string" calcext:value-type="string">
            <text:p>이교도, 이단자</text:p>
          </table:table-cell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string" calcext:value-type="string">
            <text:p>ch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ust</text:p>
          </table:table-cell>
          <table:table-cell office:value-type="string" calcext:value-type="string">
            <text:p>때리기, 강타</text:p>
          </table:table-cell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string" calcext:value-type="string">
            <text:p>ch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anguish</text:p>
          </table:table-cell>
          <table:table-cell office:value-type="string" calcext:value-type="string">
            <text:p>약해지다, 쇠하다</text:p>
          </table:table-cell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string" calcext:value-type="string">
            <text:p>ch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vengeful</text:p>
          </table:table-cell>
          <table:table-cell office:value-type="string" calcext:value-type="string">
            <text:p>복수심에 불타는, 앙심을 품은</text:p>
          </table:table-cell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string" calcext:value-type="string">
            <text:p>ch1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anthropologist</text:p>
          </table:table-cell>
          <table:table-cell office:value-type="string" calcext:value-type="string">
            <text:p>인류학자</text:p>
          </table:table-cell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string" calcext:value-type="string">
            <text:p>ch1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shroud</text:p>
          </table:table-cell>
          <table:table-cell office:value-type="string" calcext:value-type="string">
            <text:p>수의를 입히다, 싸다, 덮다</text:p>
          </table:table-cell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string" calcext:value-type="string">
            <text:p>ch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burka</text:p>
          </table:table-cell>
          <table:table-cell office:value-type="string" calcext:value-type="string">
            <text:p>회교도 여자가 입는 겉옷</text:p>
          </table:table-cell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string" calcext:value-type="string">
            <text:p>ch1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divine</text:p>
          </table:table-cell>
          <table:table-cell office:value-type="string" calcext:value-type="string">
            <text:p>신의, 신성한</text:p>
          </table:table-cell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string" calcext:value-type="string">
            <text:p>ch1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omnipotent</text:p>
          </table:table-cell>
          <table:table-cell office:value-type="string" calcext:value-type="string">
            <text:p>전능한, 무엇이든 할수 있는</text:p>
          </table:table-cell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string" calcext:value-type="string">
            <text:p>ch1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ontage</text:p>
          </table:table-cell>
          <table:table-cell office:value-type="string" calcext:value-type="string">
            <text:p>몽타주</text:p>
          </table:table-cell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string" calcext:value-type="string">
            <text:p>ch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depict</text:p>
          </table:table-cell>
          <table:table-cell office:value-type="string" calcext:value-type="string">
            <text:p>그리다, 묘사하다</text:p>
          </table:table-cell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string" calcext:value-type="string">
            <text:p>ch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exorcism</text:p>
          </table:table-cell>
          <table:table-cell office:value-type="string" calcext:value-type="string">
            <text:p>액막이, 귀신쫓아내기</text:p>
          </table:table-cell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string" calcext:value-type="string">
            <text:p>ch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aptism</text:p>
          </table:table-cell>
          <table:table-cell office:value-type="string" calcext:value-type="string">
            <text:p>세례</text:p>
          </table:table-cell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string" calcext:value-type="string">
            <text:p>ch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dangle</text:p>
          </table:table-cell>
          <table:table-cell office:value-type="string" calcext:value-type="string">
            <text:p>흔들리게 하다, 매달다</text:p>
          </table:table-cell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string" calcext:value-type="string">
            <text:p>ch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plummet</text:p>
          </table:table-cell>
          <table:table-cell office:value-type="string" calcext:value-type="string">
            <text:p>수직으로 떨어지다</text:p>
          </table:table-cell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string" calcext:value-type="string">
            <text:p>ch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crumble</text:p>
          </table:table-cell>
          <table:table-cell office:value-type="string" calcext:value-type="string">
            <text:p>산산조각이 되다, 부서지다</text:p>
          </table:table-cell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string" calcext:value-type="string">
            <text:p>ch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crutiny</text:p>
          </table:table-cell>
          <table:table-cell office:value-type="string" calcext:value-type="string">
            <text:p>응시, 정밀한 조사</text:p>
          </table:table-cell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string" calcext:value-type="string">
            <text:p>ch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catchy</text:p>
          </table:table-cell>
          <table:table-cell office:value-type="string" calcext:value-type="string">
            <text:p>재밌고 외우기 쉬운</text:p>
          </table:table-cell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string" calcext:value-type="string">
            <text:p>ch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catchy tune</text:p>
          </table:table-cell>
          <table:table-cell office:value-type="string" calcext:value-type="string">
            <text:p>외우기 쉬운 노래</text:p>
          </table:table-cell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string" calcext:value-type="string">
            <text:p>ch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sizzle</text:p>
          </table:table-cell>
          <table:table-cell office:value-type="string" calcext:value-type="string">
            <text:p>지글지글 소리나다</text:p>
          </table:table-cell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string" calcext:value-type="string">
            <text:p>ch1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ganesha</text:p>
          </table:table-cell>
          <table:table-cell office:value-type="string" calcext:value-type="string">
            <text:p>힌두신. 지혜의 신.</text:p>
          </table:table-cell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string" calcext:value-type="string">
            <text:p>ch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despise</text:p>
          </table:table-cell>
          <table:table-cell office:value-type="string" calcext:value-type="string">
            <text:p>몹시 싫어하다, 경멸하다</text:p>
          </table:table-cell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string" calcext:value-type="string">
            <text:p>ch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inclined</text:p>
          </table:table-cell>
          <table:table-cell office:value-type="string" calcext:value-type="string">
            <text:p>~의 경향이 있는</text:p>
          </table:table-cell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string" calcext:value-type="string">
            <text:p>ch17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cacophony</text:p>
          </table:table-cell>
          <table:table-cell office:value-type="string" calcext:value-type="string">
            <text:p>불협화음</text:p>
          </table:table-cell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string" calcext:value-type="string">
            <text:p>ch17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discordant</text:p>
          </table:table-cell>
          <table:table-cell office:value-type="string" calcext:value-type="string">
            <text:p>일치하지 않는, 불협화음의</text:p>
          </table:table-cell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string" calcext:value-type="string">
            <text:p>ch1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lamor</text:p>
          </table:table-cell>
          <table:table-cell office:value-type="string" calcext:value-type="string">
            <text:p>외침, 아우성소리, 소동,소란</text:p>
          </table:table-cell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string" calcext:value-type="string">
            <text:p>ch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haphazard</text:p>
          </table:table-cell>
          <table:table-cell office:value-type="string" calcext:value-type="string">
            <text:p>우연의, 무계획의</text:p>
          </table:table-cell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string" calcext:value-type="string">
            <text:p>ch1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din</text:p>
          </table:table-cell>
          <table:table-cell office:value-type="string" calcext:value-type="string">
            <text:p>시끄러운 소리, 소음</text:p>
          </table:table-cell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string" calcext:value-type="string">
            <text:p>ch17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supplant</text:p>
          </table:table-cell>
          <table:table-cell office:value-type="string" calcext:value-type="string">
            <text:p>대신하다, (남의) 자리에 들어앉다</text:p>
          </table:table-cell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string" calcext:value-type="string">
            <text:p>ch17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soothing</text:p>
          </table:table-cell>
          <table:table-cell office:value-type="string" calcext:value-type="string">
            <text:p>달래는, 진정시키는</text:p>
          </table:table-cell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string" calcext:value-type="string">
            <text:p>ch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rejoice</text:p>
          </table:table-cell>
          <table:table-cell office:value-type="string" calcext:value-type="string">
            <text:p>기뻐하다, 좋아하다</text:p>
          </table:table-cell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string" calcext:value-type="string">
            <text:p>ch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jigsaw</text:p>
          </table:table-cell>
          <table:table-cell office:value-type="string" calcext:value-type="string">
            <text:p>실톱</text:p>
          </table:table-cell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string" calcext:value-type="string">
            <text:p>ch17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jigsaw puzzle</text:p>
          </table:table-cell>
          <table:table-cell office:value-type="string" calcext:value-type="string">
            <text:p>조각 그림(맞추기)</text:p>
          </table:table-cell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string" calcext:value-type="string">
            <text:p>ch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predisposition</text:p>
          </table:table-cell>
          <table:table-cell office:value-type="string" calcext:value-type="string">
            <text:p>경향, 성질</text:p>
          </table:table-cell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string" calcext:value-type="string">
            <text:p>ch17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captivate</text:p>
          </table:table-cell>
          <table:table-cell office:value-type="string" calcext:value-type="string">
            <text:p>매혹하다</text:p>
          </table:table-cell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string" calcext:value-type="string">
            <text:p>ch17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summerland</text:p>
          </table:table-cell>
          <table:table-cell office:value-type="string" calcext:value-type="string">
            <text:p>Wicca 라는 종교의 사후세계</text:p>
          </table:table-cell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string" calcext:value-type="string">
            <text:p>ch17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yriad</text:p>
          </table:table-cell>
          <table:table-cell office:value-type="string" calcext:value-type="string">
            <text:p>무수한, 매우많은</text:p>
          </table:table-cell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string" calcext:value-type="string">
            <text:p>ch1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fervent</text:p>
          </table:table-cell>
          <table:table-cell office:value-type="string" calcext:value-type="string">
            <text:p>열렬한</text:p>
          </table:table-cell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string" calcext:value-type="string">
            <text:p>ch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empirical</text:p>
          </table:table-cell>
          <table:table-cell office:value-type="string" calcext:value-type="string">
            <text:p>경험적인</text:p>
          </table:table-cell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string" calcext:value-type="string">
            <text:p>ch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observable</text:p>
          </table:table-cell>
          <table:table-cell office:value-type="string" calcext:value-type="string">
            <text:p>관찰할수 있는, 식별할수 있는</text:p>
          </table:table-cell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string" calcext:value-type="string">
            <text:p>ch17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rally</text:p>
          </table:table-cell>
          <table:table-cell office:value-type="string" calcext:value-type="string">
            <text:p>규합하다, 결속하다</text:p>
          </table:table-cell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string" calcext:value-type="string">
            <text:p>ch17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quantum</text:p>
          </table:table-cell>
          <table:table-cell office:value-type="string" calcext:value-type="string">
            <text:p>양자 광학</text:p>
          </table:table-cell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string" calcext:value-type="string">
            <text:p>ch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antum leap</text:p>
          </table:table-cell>
          <table:table-cell office:value-type="string" calcext:value-type="string">
            <text:p>급격한 대변혁</text:p>
          </table:table-cell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string" calcext:value-type="string">
            <text:p>ch1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nprecedented</text:p>
          </table:table-cell>
          <table:table-cell office:value-type="string" calcext:value-type="string">
            <text:p>전례가 없는</text:p>
          </table:table-cell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string" calcext:value-type="string">
            <text:p>ch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ticing</text:p>
          </table:table-cell>
          <table:table-cell office:value-type="string" calcext:value-type="string">
            <text:p>마음을 끄는, 유혹적인</text:p>
          </table:table-cell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string" calcext:value-type="string">
            <text:p>ch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rd-hitting</text:p>
          </table:table-cell>
          <table:table-cell office:value-type="string" calcext:value-type="string">
            <text:p>세게 때린, 강타한</text:p>
          </table:table-cell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string" calcext:value-type="string">
            <text:p>ch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itique</text:p>
          </table:table-cell>
          <table:table-cell office:value-type="string" calcext:value-type="string">
            <text:p>비평, 평론</text:p>
          </table:table-cell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string" calcext:value-type="string">
            <text:p>ch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aze</text:p>
          </table:table-cell>
          <table:table-cell office:value-type="string" calcext:value-type="string">
            <text:p>미궁, 미로</text:p>
          </table:table-cell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string" calcext:value-type="string">
            <text:p>ch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caffolding</text:p>
          </table:table-cell>
          <table:table-cell office:value-type="string" calcext:value-type="string">
            <text:p>비계, 발판</text:p>
          </table:table-cell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string" calcext:value-type="string">
            <text:p>ch1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ensconce</text:p>
          </table:table-cell>
          <table:table-cell office:value-type="string" calcext:value-type="string">
            <text:p>~을 숨기다</text:p>
          </table:table-cell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string" calcext:value-type="string">
            <text:p>ch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ch</text:p>
          </table:table-cell>
          <table:table-cell office:value-type="string" calcext:value-type="string">
            <text:p>조금씩 움직이다, 인치</text:p>
          </table:table-cell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string" calcext:value-type="string">
            <text:p>ch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rucifix</text:p>
          </table:table-cell>
          <table:table-cell office:value-type="string" calcext:value-type="string">
            <text:p>십자가상</text:p>
          </table:table-cell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string" calcext:value-type="string">
            <text:p>ch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ip past</text:p>
          </table:table-cell>
          <table:table-cell office:value-type="string" calcext:value-type="string">
            <text:p>미끄러지듯 지나가다</text:p>
          </table:table-cell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string" calcext:value-type="string">
            <text:p>ch1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lip</text:p>
          </table:table-cell>
          <table:table-cell office:value-type="string" calcext:value-type="string">
            <text:p>미끄러지다</text:p>
          </table:table-cell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string" calcext:value-type="string">
            <text:p>ch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gently</text:p>
          </table:table-cell>
          <table:table-cell office:value-type="string" calcext:value-type="string">
            <text:p>조용하게, 서서히</text:p>
          </table:table-cell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string" calcext:value-type="string">
            <text:p>ch1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peer</text:p>
          </table:table-cell>
          <table:table-cell office:value-type="string" calcext:value-type="string">
            <text:p>응시하다</text:p>
          </table:table-cell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string" calcext:value-type="string">
            <text:p>ch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discreet</text:p>
          </table:table-cell>
          <table:table-cell office:value-type="string" calcext:value-type="string">
            <text:p>사려깊은, 조심성있는</text:p>
          </table:table-cell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string" calcext:value-type="string">
            <text:p>ch1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tented</text:p>
          </table:table-cell>
          <table:table-cell office:value-type="string" calcext:value-type="string">
            <text:p>만족한</text:p>
          </table:table-cell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string" calcext:value-type="string">
            <text:p>ch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ransverse</text:p>
          </table:table-cell>
          <table:table-cell office:value-type="string" calcext:value-type="string">
            <text:p>가로지르는</text:p>
          </table:table-cell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string" calcext:value-type="string">
            <text:p>ch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cruciform</text:p>
          </table:table-cell>
          <table:table-cell office:value-type="string" calcext:value-type="string">
            <text:p>십자가 모양의</text:p>
          </table:table-cell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string" calcext:value-type="string">
            <text:p>ch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muggle</text:p>
          </table:table-cell>
          <table:table-cell office:value-type="string" calcext:value-type="string">
            <text:p>밀수하다, 밀반입하다</text:p>
          </table:table-cell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string" calcext:value-type="string">
            <text:p>ch1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liberator</text:p>
          </table:table-cell>
          <table:table-cell office:value-type="string" calcext:value-type="string">
            <text:p>해방자</text:p>
          </table:table-cell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string" calcext:value-type="string">
            <text:p>ch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preamble</text:p>
          </table:table-cell>
          <table:table-cell office:value-type="string" calcext:value-type="string">
            <text:p>서론</text:p>
          </table:table-cell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string" calcext:value-type="string">
            <text:p>ch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aging war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string" calcext:value-type="string">
            <text:p>ch1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waging</text:p>
          </table:table-cell>
          <table:table-cell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string" calcext:value-type="string">
            <text:p>ch1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hostility</text:p>
          </table:table-cell>
          <table:table-cell office:value-type="string" calcext:value-type="string">
            <text:p>적의, 적개심</text:p>
          </table:table-cell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string" calcext:value-type="string">
            <text:p>ch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nfide</text:p>
          </table:table-cell>
          <table:table-cell office:value-type="string" calcext:value-type="string">
            <text:p>털어놓다, 신뢰하다</text:p>
          </table:table-cell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string" calcext:value-type="string">
            <text:p>ch1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iconoclast</text:p>
          </table:table-cell>
          <table:table-cell office:value-type="string" calcext:value-type="string">
            <text:p>우상파괴 주의자, 인습 타파론자</text:p>
          </table:table-cell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string" calcext:value-type="string">
            <text:p>ch19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lash out</text:p>
          </table:table-cell>
          <table:table-cell office:value-type="string" calcext:value-type="string">
            <text:p>갑자기 공격하다</text:p>
          </table:table-cell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string" calcext:value-type="string">
            <text:p>ch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rigidly</text:p>
          </table:table-cell>
          <table:table-cell office:value-type="string" calcext:value-type="string">
            <text:p>경직되게</text:p>
          </table:table-cell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string" calcext:value-type="string">
            <text:p>ch1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pundit</text:p>
          </table:table-cell>
          <table:table-cell office:value-type="string" calcext:value-type="string">
            <text:p>현인, 박식한 사람</text:p>
          </table:table-cell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string" calcext:value-type="string">
            <text:p>ch19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asphemous</text:p>
          </table:table-cell>
          <table:table-cell office:value-type="string" calcext:value-type="string">
            <text:p>신성모독의</text:p>
          </table:table-cell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string" calcext:value-type="string">
            <text:p>ch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fanning the flame of controversy</text:p>
          </table:table-cell>
          <table:table-cell office:value-type="string" calcext:value-type="string">
            <text:p>논란에 불을 지피다</text:p>
          </table:table-cell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string" calcext:value-type="string">
            <text:p>ch1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pectacularly</text:p>
          </table:table-cell>
          <table:table-cell office:value-type="string" calcext:value-type="string">
            <text:p>굉장하게</text:p>
          </table:table-cell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string" calcext:value-type="string">
            <text:p>ch19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doration</text:p>
          </table:table-cell>
          <table:table-cell office:value-type="string" calcext:value-type="string">
            <text:p>숭배</text:p>
          </table:table-cell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string" calcext:value-type="string">
            <text:p>ch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impending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string" calcext:value-type="string">
            <text:p>ch1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overeign</text:p>
          </table:table-cell>
          <table:table-cell office:value-type="string" calcext:value-type="string">
            <text:p>군주, 국왕</text:p>
          </table:table-cell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string" calcext:value-type="string">
            <text:p>ch19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figurehead</text:p>
          </table:table-cell>
          <table:table-cell office:value-type="string" calcext:value-type="string">
            <text:p>우두머리, 배의 선수상</text:p>
          </table:table-cell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string" calcext:value-type="string">
            <text:p>ch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enunciation</text:p>
          </table:table-cell>
          <table:table-cell office:value-type="string" calcext:value-type="string">
            <text:p>비난, 규탄</text:p>
          </table:table-cell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string" calcext:value-type="string">
            <text:p>ch2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evise</text:p>
          </table:table-cell>
          <table:table-cell office:value-type="string" calcext:value-type="string">
            <text:p>고안하다, 계획하다</text:p>
          </table:table-cell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string" calcext:value-type="string">
            <text:p>ch2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ibute</text:p>
          </table:table-cell>
          <table:table-cell office:value-type="string" calcext:value-type="string">
            <text:p>선물, 찬사</text:p>
          </table:table-cell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string" calcext:value-type="string">
            <text:p>ch2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involuntary</text:p>
          </table:table-cell>
          <table:table-cell office:value-type="string" calcext:value-type="string">
            <text:p>본의아닌</text:p>
          </table:table-cell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string" calcext:value-type="string">
            <text:p>ch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onchalant</text:p>
          </table:table-cell>
          <table:table-cell office:value-type="string" calcext:value-type="string">
            <text:p>무관심한</text:p>
          </table:table-cell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string" calcext:value-type="string">
            <text:p>ch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ismissal</text:p>
          </table:table-cell>
          <table:table-cell office:value-type="string" calcext:value-type="string">
            <text:p>해산, 퇴거, 포기</text:p>
          </table:table-cell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string" calcext:value-type="string">
            <text:p>ch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deftly</text:p>
          </table:table-cell>
          <table:table-cell office:value-type="string" calcext:value-type="string">
            <text:p>교묘하게</text:p>
          </table:table-cell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string" calcext:value-type="string">
            <text:p>ch2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mpartiality</text:p>
          </table:table-cell>
          <table:table-cell office:value-type="string" calcext:value-type="string">
            <text:p>공정함, 치우치지 않음</text:p>
          </table:table-cell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string" calcext:value-type="string">
            <text:p>ch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ervor</text:p>
          </table:table-cell>
          <table:table-cell office:value-type="string" calcext:value-type="string">
            <text:p>열렬, 열성</text:p>
          </table:table-cell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string" calcext:value-type="string">
            <text:p>ch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uppress</text:p>
          </table:table-cell>
          <table:table-cell office:value-type="string" calcext:value-type="string">
            <text:p>억압하다</text:p>
          </table:table-cell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string" calcext:value-type="string">
            <text:p>ch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implore</text:p>
          </table:table-cell>
          <table:table-cell office:value-type="string" calcext:value-type="string">
            <text:p>탄원하다, 간청하다</text:p>
          </table:table-cell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string" calcext:value-type="string">
            <text:p>ch2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erlon</text:p>
          </table:table-cell>
          <table:table-cell office:value-type="string" calcext:value-type="string">
            <text:p>(성,요새의)돌출벽</text:p>
          </table:table-cell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string" calcext:value-type="string">
            <text:p>ch2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mbrasure</text:p>
          </table:table-cell>
          <table:table-cell office:value-type="string" calcext:value-type="string">
            <text:p>(성,요새의)총안</text:p>
          </table:table-cell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string" calcext:value-type="string">
            <text:p>ch2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lot out</text:p>
          </table:table-cell>
          <table:table-cell office:value-type="string" calcext:value-type="string">
            <text:p>사라지다</text:p>
          </table:table-cell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string" calcext:value-type="string">
            <text:p>ch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confluence</text:p>
          </table:table-cell>
          <table:table-cell office:value-type="string" calcext:value-type="string">
            <text:p>합류, 합류점</text:p>
          </table:table-cell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string" calcext:value-type="string">
            <text:p>ch2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ulsory</text:p>
          </table:table-cell>
          <table:table-cell office:value-type="string" calcext:value-type="string">
            <text:p>강제적인, 규정종목</text:p>
          </table:table-cell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string" calcext:value-type="string">
            <text:p>ch2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evelation</text:p>
          </table:table-cell>
          <table:table-cell office:value-type="string" calcext:value-type="string">
            <text:p>폭로, 적발, &lt;신학&gt;계시, 묵시</text:p>
          </table:table-cell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string" calcext:value-type="string">
            <text:p>ch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investigation</text:p>
          </table:table-cell>
          <table:table-cell office:value-type="string" calcext:value-type="string">
            <text:p>조사, 연구</text:p>
          </table:table-cell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string" calcext:value-type="string">
            <text:p>ch2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are</text:p>
          </table:table-cell>
          <table:table-cell office:value-type="string" calcext:value-type="string">
            <text:p>?</text:p>
          </table:table-cell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string" calcext:value-type="string">
            <text:p>ch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empered</text:p>
          </table:table-cell>
          <table:table-cell office:value-type="string" calcext:value-type="string">
            <text:p>조절하다, 누구러뜨리다</text:p>
          </table:table-cell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string" calcext:value-type="string">
            <text:p>ch2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erpent</text:p>
          </table:table-cell>
          <table:table-cell office:value-type="string" calcext:value-type="string">
            <text:p>큰뱀, 교활한 사람</text:p>
          </table:table-cell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string" calcext:value-type="string">
            <text:p>ch2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chematic</text:p>
          </table:table-cell>
          <table:table-cell office:value-type="string" calcext:value-type="string">
            <text:p>개념적인</text:p>
          </table:table-cell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string" calcext:value-type="string">
            <text:p>ch2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late</text:p>
          </table:table-cell>
          <table:table-cell office:value-type="string" calcext:value-type="string">
            <text:p>후보에 올리다</text:p>
          </table:table-cell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string" calcext:value-type="string">
            <text:p>ch2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levangelist</text:p>
          </table:table-cell>
          <table:table-cell office:value-type="string" calcext:value-type="string">
            <text:p>텔레비전 선교사</text:p>
          </table:table-cell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string" calcext:value-type="string">
            <text:p>ch2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rumped</text:p>
          </table:table-cell>
          <table:table-cell office:value-type="string" calcext:value-type="string">
            <text:p>날조된</text:p>
          </table:table-cell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string" calcext:value-type="string">
            <text:p>ch2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kirmish</text:p>
          </table:table-cell>
          <table:table-cell office:value-type="string" calcext:value-type="string">
            <text:p>소규모 접전</text:p>
          </table:table-cell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string" calcext:value-type="string">
            <text:p>ch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transhumanism</text:p>
          </table:table-cell>
          <table:table-cell office:value-type="string" calcext:value-type="string">
            <text:p>기술진보주의(?)</text:p>
          </table:table-cell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string" calcext:value-type="string">
            <text:p>ch2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evangelical</text:p>
          </table:table-cell>
          <table:table-cell office:value-type="string" calcext:value-type="string">
            <text:p>복음의</text:p>
          </table:table-cell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string" calcext:value-type="string">
            <text:p>ch2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illboard</text:p>
          </table:table-cell>
          <table:table-cell office:value-type="string" calcext:value-type="string">
            <text:p>게시판</text:p>
          </table:table-cell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string" calcext:value-type="string">
            <text:p>ch2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inexorable</text:p>
          </table:table-cell>
          <table:table-cell office:value-type="string" calcext:value-type="string">
            <text:p>냉혹한, 가차없는</text:p>
          </table:table-cell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string" calcext:value-type="string">
            <text:p>ch2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mind-boggling</text:p>
          </table:table-cell>
          <table:table-cell office:value-type="string" calcext:value-type="string">
            <text:p>깜짝 놀라게 하는, 난해한</text:p>
          </table:table-cell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string" calcext:value-type="string">
            <text:p>ch2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bacus</text:p>
          </table:table-cell>
          <table:table-cell office:value-type="string" calcext:value-type="string">
            <text:p>수판, 주판</text:p>
          </table:table-cell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string" calcext:value-type="string">
            <text:p>ch2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barbaric</text:p>
          </table:table-cell>
          <table:table-cell office:value-type="string" calcext:value-type="string">
            <text:p>미개한, 야만적인</text:p>
          </table:table-cell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string" calcext:value-type="string">
            <text:p>ch2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quaint</text:p>
          </table:table-cell>
          <table:table-cell office:value-type="string" calcext:value-type="string">
            <text:p>기묘한, 옛스러운</text:p>
          </table:table-cell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string" calcext:value-type="string">
            <text:p>ch2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disruptive</text:p>
          </table:table-cell>
          <table:table-cell office:value-type="string" calcext:value-type="string">
            <text:p>분열시키는</text:p>
          </table:table-cell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string" calcext:value-type="string">
            <text:p>ch2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exhale</text:p>
          </table:table-cell>
          <table:table-cell office:value-type="string" calcext:value-type="string">
            <text:p>숨을 내쉬다</text:p>
          </table:table-cell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string" calcext:value-type="string">
            <text:p>ch2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unison</text:p>
          </table:table-cell>
          <table:table-cell office:value-type="string" calcext:value-type="string">
            <text:p>조화,일치</text:p>
          </table:table-cell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string" calcext:value-type="string">
            <text:p>ch2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in unison</text:p>
          </table:table-cell>
          <table:table-cell office:value-type="string" calcext:value-type="string">
            <text:p>일치하여, 제창으로</text:p>
          </table:table-cell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string" calcext:value-type="string">
            <text:p>ch2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indulge</text:p>
          </table:table-cell>
          <table:table-cell office:value-type="string" calcext:value-type="string">
            <text:p>탐닉하다</text:p>
          </table:table-cell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string" calcext:value-type="string">
            <text:p>ch2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ackle</text:p>
          </table:table-cell>
          <table:table-cell office:value-type="string" calcext:value-type="string">
            <text:p>속박,족쇄,걸쇠</text:p>
          </table:table-cell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string" calcext:value-type="string">
            <text:p>ch2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predawn</text:p>
          </table:table-cell>
          <table:table-cell office:value-type="string" calcext:value-type="string">
            <text:p>미명, 새벽전의</text:p>
          </table:table-cell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string" calcext:value-type="string">
            <text:p>ch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rane</text:p>
          </table:table-cell>
          <table:table-cell office:value-type="string" calcext:value-type="string">
            <text:p>목을 길게 빼다, 두루미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string" calcext:value-type="string">
            <text:p>ch2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string" calcext:value-type="string">
            <text:p>ch2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antagonistic</text:p>
          </table:table-cell>
          <table:table-cell office:value-type="string" calcext:value-type="string">
            <text:p>대립하는, 반목하는</text:p>
          </table:table-cell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string" calcext:value-type="string">
            <text:p>ch2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unflinching</text:p>
          </table:table-cell>
          <table:table-cell office:value-type="string" calcext:value-type="string">
            <text:p>굽히지 않는, 굴하지 않는</text:p>
          </table:table-cell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string" calcext:value-type="string">
            <text:p>ch2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fumble</text:p>
          </table:table-cell>
          <table:table-cell office:value-type="string" calcext:value-type="string">
            <text:p>더듬다, 여기저기 찾아다니다</text:p>
          </table:table-cell>
        </table:table-row>
        <table:table-row table:style-name="ro1" table:number-rows-repeated="34">
          <table:table-cell/>
          <table:table-cell table:style-name="Default" table:number-columns-repeated="2"/>
          <table:table-cell table:number-columns-repeated="2"/>
        </table:table-row>
        <table:table-row table:style-name="ro1" table:number-rows-repeated="1047587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temp(ch21~" table:style-name="ta1">
        <table:table-column table:style-name="co2" table:default-cell-style-name="ce4"/>
        <table:table-column table:style-name="co11" table:default-cell-style-name="ce4"/>
        <table:table-column table:style-name="co12" table:default-cell-style-name="ce4"/>
        <table:table-column table:style-name="co1" table:default-cell-style-name="Default"/>
        <table:table-column table:style-name="co13" table:default-cell-style-name="Default"/>
        <table:table-row table:style-name="ro1">
          <table:table-cell office:value-type="float" office:value="954" calcext:value-type="float">
            <text:p>954</text:p>
          </table:table-cell>
          <table:table-cell office:value-type="string" calcext:value-type="string">
            <text:p>ch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tentment</text:p>
          </table:table-cell>
          <table:table-cell office:value-type="string" calcext:value-type="string">
            <text:p>만족</text:p>
          </table:table-cell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string" calcext:value-type="string">
            <text:p>ch2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vation</text:p>
          </table:table-cell>
          <table:table-cell office:value-type="string" calcext:value-type="string">
            <text:p>열렬한 환영</text:p>
          </table:table-cell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string" calcext:value-type="string">
            <text:p>ch2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illed</text:p>
          </table:table-cell>
          <table:table-cell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string" calcext:value-type="string">
            <text:p>ch2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ill</text:p>
          </table:table-cell>
          <table:table-cell office:value-type="string" calcext:value-type="string">
            <text:p>의도하다</text:p>
          </table:table-cell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string" calcext:value-type="string">
            <text:p>ch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urge</text:p>
          </table:table-cell>
          <table:table-cell office:value-type="string" calcext:value-type="string">
            <text:p>무의식적 충동</text:p>
          </table:table-cell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string" calcext:value-type="string">
            <text:p>ch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anscends</text:p>
          </table:table-cell>
          <table:table-cell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string" calcext:value-type="string">
            <text:p>ch2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anscend</text:p>
          </table:table-cell>
          <table:table-cell office:value-type="string" calcext:value-type="string">
            <text:p>초월하다</text:p>
          </table:table-cell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string" calcext:value-type="string">
            <text:p>ch2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reed</text:p>
          </table:table-cell>
          <table:table-cell office:value-type="string" calcext:value-type="string">
            <text:p>신념</text:p>
          </table:table-cell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string" calcext:value-type="string">
            <text:p>ch2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mmotion</text:p>
          </table:table-cell>
          <table:table-cell office:value-type="string" calcext:value-type="string">
            <text:p>소동, 폭동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abject</text:p>
          </table:table-cell>
          <table:table-cell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string" calcext:value-type="string">
            <text:p>ch2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teetered</text:p>
          </table:table-cell>
          <table:table-cell office:value-type="string" calcext:value-type="string">
            <text:p>비참한, 비열한</text:p>
          </table:table-cell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string" calcext:value-type="string">
            <text:p>ch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eter</text:p>
          </table:table-cell>
          <table:table-cell office:value-type="string" calcext:value-type="string">
            <text:p>아래위로 흔들리다</text:p>
          </table:table-cell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string" calcext:value-type="string">
            <text:p>ch2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lood-spattered</text:p>
          </table:table-cell>
          <table:table-cell office:value-type="string" calcext:value-type="string">
            <text:p>피가 튀긴</text:p>
          </table:table-cell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string" calcext:value-type="string">
            <text:p>ch2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patter</text:p>
          </table:table-cell>
          <table:table-cell office:value-type="string" calcext:value-type="string">
            <text:p>튀기다</text:p>
          </table:table-cell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string" calcext:value-type="string">
            <text:p>ch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pattered</text:p>
          </table:table-cell>
          <table:table-cell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string" calcext:value-type="string">
            <text:p>ch2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urf</text:p>
          </table:table-cell>
          <table:table-cell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string" calcext:value-type="string">
            <text:p>ch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andemonium</text:p>
          </table:table-cell>
          <table:table-cell office:value-type="string" calcext:value-type="string">
            <text:p>지옥, 아수라장</text:p>
          </table:table-cell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string" calcext:value-type="string">
            <text:p>ch2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rivet</text:p>
          </table:table-cell>
          <table:table-cell office:value-type="string" calcext:value-type="string">
            <text:p>고정시키다</text:p>
          </table:table-cell>
        </table:table-row>
        <table:table-row table:style-name="ro3">
          <table:table-cell office:value-type="float" office:value="971" calcext:value-type="float">
            <text:p>971</text:p>
          </table:table-cell>
          <table:table-cell office:value-type="string" calcext:value-type="string">
            <text:p>ch2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tark</text:p>
          </table:table-cell>
          <table:table-cell office:value-type="string" calcext:value-type="string">
            <text:p><text:span text:style-name="T1">강한, 완전한, </text:span>황량한</text:p>
          </table:table-cell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string" calcext:value-type="string">
            <text:p>ch2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wrench</text:p>
          </table:table-cell>
          <table:table-cell office:value-type="string" calcext:value-type="string">
            <text:p>비틀다</text:p>
          </table:table-cell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string" calcext:value-type="string">
            <text:p>ch2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pprehend</text:p>
          </table:table-cell>
          <table:table-cell office:value-type="string" calcext:value-type="string">
            <text:p>체포하다</text:p>
          </table:table-cell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string" calcext:value-type="string">
            <text:p>ch2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elltale</text:p>
          </table:table-cell>
          <table:table-cell office:value-type="string" calcext:value-type="string">
            <text:p>자동표시기, 밀고자</text:p>
          </table:table-cell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string" calcext:value-type="string">
            <text:p>ch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lambering</text:p>
          </table:table-cell>
          <table:table-cell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string" calcext:value-type="string">
            <text:p>ch2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clamber</text:p>
          </table:table-cell>
          <table:table-cell office:value-type="string" calcext:value-type="string">
            <text:p>기어오르다</text:p>
          </table:table-cell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string" calcext:value-type="string">
            <text:p>ch21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pursuit</text:p>
          </table:table-cell>
          <table:table-cell office:value-type="string" calcext:value-type="string">
            <text:p>추격, 추구</text:p>
          </table:table-cell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string" calcext:value-type="string">
            <text:p>ch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tairwell</text:p>
          </table:table-cell>
          <table:table-cell office:value-type="string" calcext:value-type="string">
            <text:p>계단이 있는 수직공간</text:p>
          </table:table-cell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string" calcext:value-type="string">
            <text:p>ch2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fugitive</text:p>
          </table:table-cell>
          <table:table-cell office:value-type="string" calcext:value-type="string">
            <text:p>도망자</text:p>
          </table:table-cell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string" calcext:value-type="string">
            <text:p>ch21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slim</text:p>
          </table:table-cell>
          <table:table-cell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string" calcext:value-type="string">
            <text:p>ch2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holster</text:p>
          </table:table-cell>
          <table:table-cell office:value-type="string" calcext:value-type="string">
            <text:p>권총집</text:p>
          </table:table-cell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string" calcext:value-type="string">
            <text:p>ch2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blazer</text:p>
          </table:table-cell>
          <table:table-cell office:value-type="string" calcext:value-type="string">
            <text:p>(운동선수의 유니폼상의)</text:p>
          </table:table-cell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string" calcext:value-type="string">
            <text:p>ch2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ock</text:p>
          </table:table-cell>
          <table:table-cell office:value-type="string" calcext:value-type="string">
            <text:p>위로 젖히다</text:p>
          </table:table-cell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string" calcext:value-type="string">
            <text:p>ch2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barrel</text:p>
          </table:table-cell>
          <table:table-cell office:value-type="string" calcext:value-type="string">
            <text:p>총신, 몸통부분, 통, 그릇</text:p>
          </table:table-cell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string" calcext:value-type="string">
            <text:p>ch21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uzzle</text:p>
          </table:table-cell>
          <table:table-cell office:value-type="string" calcext:value-type="string">
            <text:p>총구</text:p>
          </table:table-cell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string" calcext:value-type="string">
            <text:p>ch2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lurch</text:p>
          </table:table-cell>
          <table:table-cell office:value-type="string" calcext:value-type="string">
            <text:p>갑자기 기울어지다</text:p>
          </table:table-cell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string" calcext:value-type="string">
            <text:p>ch2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tensile</text:p>
          </table:table-cell>
          <table:table-cell office:value-type="string" calcext:value-type="string">
            <text:p>장력의</text:p>
          </table:table-cell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string" calcext:value-type="string">
            <text:p>ch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sions</text:p>
          </table:table-cell>
          <table:table-cell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string" calcext:value-type="string">
            <text:p>ch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sion</text:p>
          </table:table-cell>
          <table:table-cell office:value-type="string" calcext:value-type="string">
            <text:p>융합</text:p>
          </table:table-cell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string" calcext:value-type="string">
            <text:p>ch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oggling</text:p>
          </table:table-cell>
          <table:table-cell office:value-type="string" calcext:value-type="string">
            <text:p>깜짝놀라게 하는, 난해한</text:p>
          </table:table-cell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string" calcext:value-type="string">
            <text:p>ch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alon</text:p>
          </table:table-cell>
          <table:table-cell office:value-type="string" calcext:value-type="string">
            <text:p>객실, 응접실</text:p>
          </table:table-cell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string" calcext:value-type="string">
            <text:p>ch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labyrinth</text:p>
          </table:table-cell>
          <table:table-cell office:value-type="string" calcext:value-type="string">
            <text:p>미로</text:p>
          </table:table-cell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string" calcext:value-type="string">
            <text:p>ch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dorn</text:p>
          </table:table-cell>
          <table:table-cell office:value-type="string" calcext:value-type="string">
            <text:p>장식하다</text:p>
          </table:table-cell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string" calcext:value-type="string">
            <text:p>ch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ecluded</text:p>
          </table:table-cell>
          <table:table-cell office:value-type="string" calcext:value-type="string">
            <text:p>격리된, 은둔한</text:p>
          </table:table-cell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string" calcext:value-type="string">
            <text:p>ch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ehest</text:p>
          </table:table-cell>
          <table:table-cell office:value-type="string" calcext:value-type="string">
            <text:p>명령, 강요</text:p>
          </table:table-cell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string" calcext:value-type="string">
            <text:p>ch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rona</text:p>
          </table:table-cell>
          <table:table-cell office:value-type="string" calcext:value-type="string">
            <text:p>화관</text:p>
          </table:table-cell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string" calcext:value-type="string">
            <text:p>ch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oronation</text:p>
          </table:table-cell>
          <table:table-cell office:value-type="string" calcext:value-type="string">
            <text:p>대관식, 즉위식</text:p>
          </table:table-cell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string" calcext:value-type="string">
            <text:p>ch2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erminal illness</text:p>
          </table:table-cell>
          <table:table-cell office:value-type="string" calcext:value-type="string">
            <text:p>병의 말기</text:p>
          </table:table-cell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string" calcext:value-type="string">
            <text:p>ch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faculty</text:p>
          </table:table-cell>
          <table:table-cell office:value-type="string" calcext:value-type="string">
            <text:p>재능, 능력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string" calcext:value-type="string">
            <text:p>ch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erode</text:p>
          </table:table-cell>
          <table:table-cell office:value-type="string" calcext:value-type="string">
            <text:p>부식하다, 좀먹다</text:p>
          </table:table-cell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string" calcext:value-type="string">
            <text:p>ch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edridden</text:p>
          </table:table-cell>
          <table:table-cell office:value-type="string" calcext:value-type="string">
            <text:p>누워만 있는, 노후한</text:p>
          </table:table-cell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string" calcext:value-type="string">
            <text:p>ch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mminent</text:p>
          </table:table-cell>
          <table:table-cell office:value-type="string" calcext:value-type="string">
            <text:p>임박한</text:p>
          </table:table-cell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string" calcext:value-type="string">
            <text:p>ch2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sovereignty</text:p>
          </table:table-cell>
          <table:table-cell office:value-type="string" calcext:value-type="string">
            <text:p>주권, 통치권</text:p>
          </table:table-cell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string" calcext:value-type="string">
            <text:p>ch2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uccessor</text:p>
          </table:table-cell>
          <table:table-cell office:value-type="string" calcext:value-type="string">
            <text:p>후계자, 상속자</text:p>
          </table:table-cell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string" calcext:value-type="string">
            <text:p>ch2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heir</text:p>
          </table:table-cell>
          <table:table-cell office:value-type="string" calcext:value-type="string">
            <text:p>상속인</text:p>
          </table:table-cell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string" calcext:value-type="string">
            <text:p>ch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an heir with no spare</text:p>
          </table:table-cell>
          <table:table-cell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string" calcext:value-type="string">
            <text:p>ch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austere</text:p>
          </table:table-cell>
          <table:table-cell office:value-type="string" calcext:value-type="string">
            <text:p>엄숙한, 검소한, 장중한</text:p>
          </table:table-cell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string" calcext:value-type="string">
            <text:p>ch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reverential</text:p>
          </table:table-cell>
          <table:table-cell office:value-type="string" calcext:value-type="string">
            <text:p>공손한, 경건한</text:p>
          </table:table-cell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string" calcext:value-type="string">
            <text:p>ch2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암반, 기반, 튼튼한 기초</text:p>
          </table:table-cell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string" calcext:value-type="string">
            <text:p>ch2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tug-of-war</text:p>
          </table:table-cell>
          <table:table-cell office:value-type="string" calcext:value-type="string">
            <text:p>줄다리기 게임</text:p>
          </table:table-cell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string" calcext:value-type="string">
            <text:p>ch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ecular</text:p>
          </table:table-cell>
          <table:table-cell office:value-type="string" calcext:value-type="string">
            <text:p>세속의</text:p>
          </table:table-cell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string" calcext:value-type="string">
            <text:p>ch2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abolish</text:p>
          </table:table-cell>
          <table:table-cell office:value-type="string" calcext:value-type="string">
            <text:p>폐기하다</text:p>
          </table:table-cell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string" calcext:value-type="string">
            <text:p>ch22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monarchy</text:p>
          </table:table-cell>
          <table:table-cell office:value-type="string" calcext:value-type="string">
            <text:p>군주제</text:p>
          </table:table-cell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string" calcext:value-type="string">
            <text:p>ch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eligible</text:p>
          </table:table-cell>
          <table:table-cell office:value-type="string" calcext:value-type="string">
            <text:p>적당한</text:p>
          </table:table-cell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string" calcext:value-type="string">
            <text:p>ch2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bachelor</text:p>
          </table:table-cell>
          <table:table-cell office:value-type="string" calcext:value-type="string">
            <text:p>미혼남자</text:p>
          </table:table-cell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string" calcext:value-type="string">
            <text:p>ch2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hopeless</text:p>
          </table:table-cell>
          <table:table-cell office:value-type="string" calcext:value-type="string">
            <text:p>희망없는, 무능한, 서툰</text:p>
          </table:table-cell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string" calcext:value-type="string">
            <text:p>ch2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cion</text:p>
          </table:table-cell>
          <table:table-cell office:value-type="string" calcext:value-type="string">
            <text:p>자손, 후손</text:p>
          </table:table-cell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string" calcext:value-type="string">
            <text:p>ch2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fiercely</text:p>
          </table:table-cell>
          <table:table-cell office:value-type="string" calcext:value-type="string">
            <text:p>사납게, 맹렬하게</text:p>
          </table:table-cell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string" calcext:value-type="string">
            <text:p>ch2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onsort</text:p>
          </table:table-cell>
          <table:table-cell office:value-type="string" calcext:value-type="string">
            <text:p>(국왕의)배우자</text:p>
          </table:table-cell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string" calcext:value-type="string">
            <text:p>ch2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latly</text:p>
          </table:table-cell>
          <table:table-cell office:value-type="string" calcext:value-type="string">
            <text:p>평평하게, 단호하게</text:p>
          </table:table-cell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string" calcext:value-type="string">
            <text:p>ch2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reprimanded</text:p>
          </table:table-cell>
          <table:table-cell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string" calcext:value-type="string">
            <text:p>ch2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reprimand</text:p>
          </table:table-cell>
          <table:table-cell office:value-type="string" calcext:value-type="string">
            <text:p>질책하다, 징계하다</text:p>
          </table:table-cell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string" calcext:value-type="string">
            <text:p>ch2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wardrobe</text:p>
          </table:table-cell>
          <table:table-cell office:value-type="string" calcext:value-type="string">
            <text:p>옷장, (궁중,관청의)의상 관리부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string" calcext:value-type="string">
            <text:p>ch2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ccessible</text:p>
          </table:table-cell>
          <table:table-cell office:value-type="string" calcext:value-type="string">
            <text:p>접근하기 쉬운</text:p>
          </table:table-cell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string" calcext:value-type="string">
            <text:p>ch2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eride</text:p>
          </table:table-cell>
          <table:table-cell office:value-type="string" calcext:value-type="string">
            <text:p>비웃다, 바보취급하다</text:p>
          </table:table-cell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string" calcext:value-type="string">
            <text:p>ch2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brash</text:p>
          </table:table-cell>
          <table:table-cell office:value-type="string" calcext:value-type="string">
            <text:p>성급한, 경솔한</text:p>
          </table:table-cell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string" calcext:value-type="string">
            <text:p>ch22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latant</text:p>
          </table:table-cell>
          <table:table-cell office:value-type="string" calcext:value-type="string">
            <text:p>뻔뻔스러운</text:p>
          </table:table-cell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string" calcext:value-type="string">
            <text:p>ch2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schew</text:p>
          </table:table-cell>
          <table:table-cell office:value-type="string" calcext:value-type="string">
            <text:p>피하다, 멀리하다</text:p>
          </table:table-cell>
        </table:table-row>
        <table:table-row table:style-name="ro1">
          <table:table-cell office:value-type="float" office:value="1029" calcext:value-type="float">
            <text:p>1029</text:p>
          </table:table-cell>
          <table:table-cell office:value-type="string" calcext:value-type="string">
            <text:p>ch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3</text:p>
          </table:table-cell>
          <table:table-cell/>
        </table:table-row>
        <table:table-row table:style-name="ro1">
          <table:table-cell office:value-type="float" office:value="1030" calcext:value-type="float">
            <text:p>1030</text:p>
          </table:table-cell>
          <table:table-cell office:value-type="string" calcext:value-type="string">
            <text:p>ch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numb</text:p>
          </table:table-cell>
          <table:table-cell/>
        </table:table-row>
        <table:table-row table:style-name="ro1">
          <table:table-cell office:value-type="float" office:value="1031" calcext:value-type="float">
            <text:p>1031</text:p>
          </table:table-cell>
          <table:table-cell office:value-type="string" calcext:value-type="string">
            <text:p>ch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eely</text:p>
          </table:table-cell>
          <table:table-cell/>
        </table:table-row>
        <table:table-row table:style-name="ro1">
          <table:table-cell office:value-type="float" office:value="1032" calcext:value-type="float">
            <text:p>1032</text:p>
          </table:table-cell>
          <table:table-cell office:value-type="string" calcext:value-type="string">
            <text:p>ch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determination</text:p>
          </table:table-cell>
          <table:table-cell/>
        </table:table-row>
        <table:table-row table:style-name="ro1">
          <table:table-cell office:value-type="float" office:value="1033" calcext:value-type="float">
            <text:p>1033</text:p>
          </table:table-cell>
          <table:table-cell office:value-type="string" calcext:value-type="string">
            <text:p>ch2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skew</text:p>
          </table:table-cell>
          <table:table-cell/>
        </table:table-row>
        <table:table-row table:style-name="ro1">
          <table:table-cell office:value-type="float" office:value="1034" calcext:value-type="float">
            <text:p>1034</text:p>
          </table:table-cell>
          <table:table-cell office:value-type="string" calcext:value-type="string">
            <text:p>ch2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alter</text:p>
          </table:table-cell>
          <table:table-cell/>
        </table:table-row>
        <table:table-row table:style-name="ro1">
          <table:table-cell office:value-type="float" office:value="1035" calcext:value-type="float">
            <text:p>1035</text:p>
          </table:table-cell>
          <table:table-cell office:value-type="string" calcext:value-type="string">
            <text:p>ch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muted</text:p>
          </table:table-cell>
          <table:table-cell/>
        </table:table-row>
        <table:table-row table:style-name="ro1">
          <table:table-cell office:value-type="float" office:value="1036" calcext:value-type="float">
            <text:p>1036</text:p>
          </table:table-cell>
          <table:table-cell office:value-type="string" calcext:value-type="string">
            <text:p>ch2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aramedic</text:p>
          </table:table-cell>
          <table:table-cell/>
        </table:table-row>
        <table:table-row table:style-name="ro1">
          <table:table-cell office:value-type="float" office:value="1037" calcext:value-type="float">
            <text:p>1037</text:p>
          </table:table-cell>
          <table:table-cell office:value-type="string" calcext:value-type="string">
            <text:p>ch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auseated</text:p>
          </table:table-cell>
          <table:table-cell/>
        </table:table-row>
        <table:table-row table:style-name="ro1">
          <table:table-cell office:value-type="float" office:value="1038" calcext:value-type="float">
            <text:p>1038</text:p>
          </table:table-cell>
          <table:table-cell office:value-type="string" calcext:value-type="string">
            <text:p>ch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usea</text:p>
          </table:table-cell>
          <table:table-cell/>
        </table:table-row>
        <table:table-row table:style-name="ro1">
          <table:table-cell office:value-type="float" office:value="1039" calcext:value-type="float">
            <text:p>1039</text:p>
          </table:table-cell>
          <table:table-cell office:value-type="string" calcext:value-type="string">
            <text:p>ch2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ance</text:p>
          </table:table-cell>
          <table:table-cell/>
        </table:table-row>
        <table:table-row table:style-name="ro1">
          <table:table-cell office:value-type="float" office:value="1040" calcext:value-type="float">
            <text:p>1040</text:p>
          </table:table-cell>
          <table:table-cell office:value-type="string" calcext:value-type="string">
            <text:p>ch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distraught</text:p>
          </table:table-cell>
          <table:table-cell/>
        </table:table-row>
        <table:table-row table:style-name="ro1">
          <table:table-cell office:value-type="float" office:value="1041" calcext:value-type="float">
            <text:p>1041</text:p>
          </table:table-cell>
          <table:table-cell office:value-type="string" calcext:value-type="string">
            <text:p>ch2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recoil</text:p>
          </table:table-cell>
          <table:table-cell/>
        </table:table-row>
        <table:table-row table:style-name="ro1">
          <table:table-cell office:value-type="float" office:value="1042" calcext:value-type="float">
            <text:p>1042</text:p>
          </table:table-cell>
          <table:table-cell office:value-type="string" calcext:value-type="string">
            <text:p>ch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tter</text:p>
          </table:table-cell>
          <table:table-cell/>
        </table:table-row>
        <table:table-row table:style-name="ro1">
          <table:table-cell office:value-type="float" office:value="1043" calcext:value-type="float">
            <text:p>1043</text:p>
          </table:table-cell>
          <table:table-cell office:value-type="string" calcext:value-type="string">
            <text:p>ch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izarre</text:p>
          </table:table-cell>
          <table:table-cell/>
        </table:table-row>
        <table:table-row table:style-name="ro1">
          <table:table-cell office:value-type="float" office:value="1044" calcext:value-type="float">
            <text:p>1044</text:p>
          </table:table-cell>
          <table:table-cell office:value-type="string" calcext:value-type="string">
            <text:p>ch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4</text:p>
          </table:table-cell>
          <table:table-cell/>
        </table:table-row>
        <table:table-row table:style-name="ro1">
          <table:table-cell office:value-type="float" office:value="1045" calcext:value-type="float">
            <text:p>1045</text:p>
          </table:table-cell>
          <table:table-cell office:value-type="string" calcext:value-type="string">
            <text:p>ch2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eculate</text:p>
          </table:table-cell>
          <table:table-cell/>
        </table:table-row>
        <table:table-row table:style-name="ro1">
          <table:table-cell office:value-type="float" office:value="1046" calcext:value-type="float">
            <text:p>1046</text:p>
          </table:table-cell>
          <table:table-cell office:value-type="string" calcext:value-type="string">
            <text:p>ch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wayed</text:p>
          </table:table-cell>
          <table:table-cell/>
        </table:table-row>
        <table:table-row table:style-name="ro1">
          <table:table-cell office:value-type="float" office:value="1047" calcext:value-type="float">
            <text:p>1047</text:p>
          </table:table-cell>
          <table:table-cell office:value-type="string" calcext:value-type="string">
            <text:p>ch2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eseech</text:p>
          </table:table-cell>
          <table:table-cell/>
        </table:table-row>
        <table:table-row table:style-name="ro1">
          <table:table-cell office:value-type="float" office:value="1048" calcext:value-type="float">
            <text:p>1048</text:p>
          </table:table-cell>
          <table:table-cell office:value-type="string" calcext:value-type="string">
            <text:p>ch2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ntatively</text:p>
          </table:table-cell>
          <table:table-cell/>
        </table:table-row>
        <table:table-row table:style-name="ro1">
          <table:table-cell office:value-type="float" office:value="1049" calcext:value-type="float">
            <text:p>1049</text:p>
          </table:table-cell>
          <table:table-cell office:value-type="string" calcext:value-type="string">
            <text:p>ch2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ntative</text:p>
          </table:table-cell>
          <table:table-cell/>
        </table:table-row>
        <table:table-row table:style-name="ro1">
          <table:table-cell office:value-type="float" office:value="1050" calcext:value-type="float">
            <text:p>1050</text:p>
          </table:table-cell>
          <table:table-cell office:value-type="string" calcext:value-type="string">
            <text:p>ch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rest</text:p>
          </table:table-cell>
          <table:table-cell/>
        </table:table-row>
        <table:table-row table:style-name="ro1">
          <table:table-cell office:value-type="float" office:value="1051" calcext:value-type="float">
            <text:p>1051</text:p>
          </table:table-cell>
          <table:table-cell office:value-type="string" calcext:value-type="string">
            <text:p>ch2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lanked</text:p>
          </table:table-cell>
          <table:table-cell/>
        </table:table-row>
        <table:table-row table:style-name="ro1">
          <table:table-cell office:value-type="float" office:value="1052" calcext:value-type="float">
            <text:p>1052</text:p>
          </table:table-cell>
          <table:table-cell office:value-type="string" calcext:value-type="string">
            <text:p>ch2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lank</text:p>
          </table:table-cell>
          <table:table-cell/>
        </table:table-row>
        <table:table-row table:style-name="ro1">
          <table:table-cell office:value-type="float" office:value="1053" calcext:value-type="float">
            <text:p>1053</text:p>
          </table:table-cell>
          <table:table-cell office:value-type="string" calcext:value-type="string">
            <text:p>ch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ailing</text:p>
          </table:table-cell>
          <table:table-cell/>
        </table:table-row>
        <table:table-row table:style-name="ro1">
          <table:table-cell office:value-type="float" office:value="1054" calcext:value-type="float">
            <text:p>1054</text:p>
          </table:table-cell>
          <table:table-cell office:value-type="string" calcext:value-type="string">
            <text:p>ch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outskirts</text:p>
          </table:table-cell>
          <table:table-cell/>
        </table:table-row>
        <table:table-row table:style-name="ro1">
          <table:table-cell office:value-type="float" office:value="1055" calcext:value-type="float">
            <text:p>1055</text:p>
          </table:table-cell>
          <table:table-cell office:value-type="string" calcext:value-type="string">
            <text:p>ch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confide</text:p>
          </table:table-cell>
          <table:table-cell/>
        </table:table-row>
        <table:table-row table:style-name="ro1">
          <table:table-cell office:value-type="float" office:value="1056" calcext:value-type="float">
            <text:p>1056</text:p>
          </table:table-cell>
          <table:table-cell office:value-type="string" calcext:value-type="string">
            <text:p>ch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upefied</text:p>
          </table:table-cell>
          <table:table-cell/>
        </table:table-row>
        <table:table-row table:style-name="ro1">
          <table:table-cell office:value-type="float" office:value="1057" calcext:value-type="float">
            <text:p>1057</text:p>
          </table:table-cell>
          <table:table-cell office:value-type="string" calcext:value-type="string">
            <text:p>ch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upefy</text:p>
          </table:table-cell>
          <table:table-cell/>
        </table:table-row>
        <table:table-row table:style-name="ro1">
          <table:table-cell office:value-type="float" office:value="1058" calcext:value-type="float">
            <text:p>1058</text:p>
          </table:table-cell>
          <table:table-cell office:value-type="string" calcext:value-type="string">
            <text:p>ch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prudent</text:p>
          </table:table-cell>
          <table:table-cell/>
        </table:table-row>
        <table:table-row table:style-name="ro1">
          <table:table-cell office:value-type="float" office:value="1059" calcext:value-type="float">
            <text:p>1059</text:p>
          </table:table-cell>
          <table:table-cell office:value-type="string" calcext:value-type="string">
            <text:p>ch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polestar</text:p>
          </table:table-cell>
          <table:table-cell/>
        </table:table-row>
        <table:table-row table:style-name="ro1">
          <table:table-cell office:value-type="float" office:value="1060" calcext:value-type="float">
            <text:p>1060</text:p>
          </table:table-cell>
          <table:table-cell office:value-type="string" calcext:value-type="string">
            <text:p>ch2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atop</text:p>
          </table:table-cell>
          <table:table-cell/>
        </table:table-row>
        <table:table-row table:style-name="ro1">
          <table:table-cell office:value-type="float" office:value="1061" calcext:value-type="float">
            <text:p>1061</text:p>
          </table:table-cell>
          <table:table-cell office:value-type="string" calcext:value-type="string">
            <text:p>ch2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rudder</text:p>
          </table:table-cell>
          <table:table-cell/>
        </table:table-row>
        <table:table-row table:style-name="ro1">
          <table:table-cell office:value-type="float" office:value="1062" calcext:value-type="float">
            <text:p>1062</text:p>
          </table:table-cell>
          <table:table-cell office:value-type="string" calcext:value-type="string">
            <text:p>ch2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olace</text:p>
          </table:table-cell>
          <table:table-cell/>
        </table:table-row>
        <table:table-row table:style-name="ro1">
          <table:table-cell office:value-type="float" office:value="1063" calcext:value-type="float">
            <text:p>1063</text:p>
          </table:table-cell>
          <table:table-cell office:value-type="string" calcext:value-type="string">
            <text:p>ch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vultures</text:p>
          </table:table-cell>
          <table:table-cell/>
        </table:table-row>
        <table:table-row table:style-name="ro1">
          <table:table-cell office:value-type="float" office:value="1064" calcext:value-type="float">
            <text:p>1064</text:p>
          </table:table-cell>
          <table:table-cell office:value-type="string" calcext:value-type="string">
            <text:p>ch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ulture</text:p>
          </table:table-cell>
          <table:table-cell/>
        </table:table-row>
        <table:table-row table:style-name="ro1">
          <table:table-cell office:value-type="float" office:value="1065" calcext:value-type="float">
            <text:p>1065</text:p>
          </table:table-cell>
          <table:table-cell office:value-type="string" calcext:value-type="string">
            <text:p>ch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5</text:p>
          </table:table-cell>
          <table:table-cell/>
        </table:table-row>
        <table:table-row table:style-name="ro1">
          <table:table-cell office:value-type="float" office:value="1066" calcext:value-type="float">
            <text:p>1066</text:p>
          </table:table-cell>
          <table:table-cell office:value-type="string" calcext:value-type="string">
            <text:p>ch2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primand</text:p>
          </table:table-cell>
          <table:table-cell/>
        </table:table-row>
        <table:table-row table:style-name="ro1">
          <table:table-cell office:value-type="float" office:value="1067" calcext:value-type="float">
            <text:p>1067</text:p>
          </table:table-cell>
          <table:table-cell office:value-type="string" calcext:value-type="string">
            <text:p>ch2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idetic</text:p>
          </table:table-cell>
          <table:table-cell/>
        </table:table-row>
        <table:table-row table:style-name="ro1">
          <table:table-cell office:value-type="float" office:value="1068" calcext:value-type="float">
            <text:p>1068</text:p>
          </table:table-cell>
          <table:table-cell office:value-type="string" calcext:value-type="string">
            <text:p>ch2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jured</text:p>
          </table:table-cell>
          <table:table-cell/>
        </table:table-row>
        <table:table-row table:style-name="ro1">
          <table:table-cell office:value-type="float" office:value="1069" calcext:value-type="float">
            <text:p>1069</text:p>
          </table:table-cell>
          <table:table-cell office:value-type="string" calcext:value-type="string">
            <text:p>ch2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onjure</text:p>
          </table:table-cell>
          <table:table-cell/>
        </table:table-row>
        <table:table-row table:style-name="ro1">
          <table:table-cell office:value-type="float" office:value="1070" calcext:value-type="float">
            <text:p>1070</text:p>
          </table:table-cell>
          <table:table-cell office:value-type="string" calcext:value-type="string">
            <text:p>ch2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windshield</text:p>
          </table:table-cell>
          <table:table-cell/>
        </table:table-row>
        <table:table-row table:style-name="ro1">
          <table:table-cell office:value-type="float" office:value="1071" calcext:value-type="float">
            <text:p>1071</text:p>
          </table:table-cell>
          <table:table-cell office:value-type="string" calcext:value-type="string">
            <text:p>ch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papal</text:p>
          </table:table-cell>
          <table:table-cell/>
        </table:table-row>
        <table:table-row table:style-name="ro1">
          <table:table-cell office:value-type="float" office:value="1072" calcext:value-type="float">
            <text:p>1072</text:p>
          </table:table-cell>
          <table:table-cell office:value-type="string" calcext:value-type="string">
            <text:p>ch2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pontiff</text:p>
          </table:table-cell>
          <table:table-cell/>
        </table:table-row>
        <table:table-row table:style-name="ro1">
          <table:table-cell office:value-type="float" office:value="1073" calcext:value-type="float">
            <text:p>1073</text:p>
          </table:table-cell>
          <table:table-cell office:value-type="string" calcext:value-type="string">
            <text:p>ch2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ch26</text:p>
          </table:table-cell>
          <table:table-cell/>
        </table:table-row>
        <table:table-row table:style-name="ro1">
          <table:table-cell office:value-type="float" office:value="1074" calcext:value-type="float">
            <text:p>1074</text:p>
          </table:table-cell>
          <table:table-cell office:value-type="string" calcext:value-type="string">
            <text:p>ch2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improvised</text:p>
          </table:table-cell>
          <table:table-cell/>
        </table:table-row>
        <table:table-row table:style-name="ro1">
          <table:table-cell office:value-type="float" office:value="1075" calcext:value-type="float">
            <text:p>1075</text:p>
          </table:table-cell>
          <table:table-cell office:value-type="string" calcext:value-type="string">
            <text:p>ch2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liberty</text:p>
          </table:table-cell>
          <table:table-cell/>
        </table:table-row>
        <table:table-row table:style-name="ro1">
          <table:table-cell office:value-type="float" office:value="1076" calcext:value-type="float">
            <text:p>1076</text:p>
          </table:table-cell>
          <table:table-cell office:value-type="string" calcext:value-type="string">
            <text:p>ch2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7</text:p>
          </table:table-cell>
          <table:table-cell/>
        </table:table-row>
        <table:table-row table:style-name="ro1">
          <table:table-cell office:value-type="float" office:value="1077" calcext:value-type="float">
            <text:p>1077</text:p>
          </table:table-cell>
          <table:table-cell office:value-type="string" calcext:value-type="string">
            <text:p>ch2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rossed</text:p>
          </table:table-cell>
          <table:table-cell/>
        </table:table-row>
        <table:table-row table:style-name="ro1">
          <table:table-cell office:value-type="float" office:value="1078" calcext:value-type="float">
            <text:p>1078</text:p>
          </table:table-cell>
          <table:table-cell office:value-type="string" calcext:value-type="string">
            <text:p>ch2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rift</text:p>
          </table:table-cell>
          <table:table-cell/>
        </table:table-row>
        <table:table-row table:style-name="ro1">
          <table:table-cell office:value-type="float" office:value="1079" calcext:value-type="float">
            <text:p>1079</text:p>
          </table:table-cell>
          <table:table-cell office:value-type="string" calcext:value-type="string">
            <text:p>ch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rumpled</text:p>
          </table:table-cell>
          <table:table-cell/>
        </table:table-row>
        <table:table-row table:style-name="ro1">
          <table:table-cell office:value-type="float" office:value="1080" calcext:value-type="float">
            <text:p>1080</text:p>
          </table:table-cell>
          <table:table-cell office:value-type="string" calcext:value-type="string">
            <text:p>ch2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rimson</text:p>
          </table:table-cell>
          <table:table-cell/>
        </table:table-row>
        <table:table-row table:style-name="ro1">
          <table:table-cell office:value-type="float" office:value="1081" calcext:value-type="float">
            <text:p>1081</text:p>
          </table:table-cell>
          <table:table-cell office:value-type="string" calcext:value-type="string">
            <text:p>ch2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ssured</text:p>
          </table:table-cell>
          <table:table-cell/>
        </table:table-row>
        <table:table-row table:style-name="ro1">
          <table:table-cell office:value-type="float" office:value="1082" calcext:value-type="float">
            <text:p>1082</text:p>
          </table:table-cell>
          <table:table-cell office:value-type="string" calcext:value-type="string">
            <text:p>ch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rquoise</text:p>
          </table:table-cell>
          <table:table-cell/>
        </table:table-row>
        <table:table-row table:style-name="ro1">
          <table:table-cell office:value-type="float" office:value="1083" calcext:value-type="float">
            <text:p>1083</text:p>
          </table:table-cell>
          <table:table-cell office:value-type="string" calcext:value-type="string">
            <text:p>ch2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pinach</text:p>
          </table:table-cell>
          <table:table-cell/>
        </table:table-row>
        <table:table-row table:style-name="ro1">
          <table:table-cell office:value-type="float" office:value="1084" calcext:value-type="float">
            <text:p>1084</text:p>
          </table:table-cell>
          <table:table-cell office:value-type="string" calcext:value-type="string">
            <text:p>ch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moothie</text:p>
          </table:table-cell>
          <table:table-cell/>
        </table:table-row>
        <table:table-row table:style-name="ro1">
          <table:table-cell office:value-type="float" office:value="1085" calcext:value-type="float">
            <text:p>1085</text:p>
          </table:table-cell>
          <table:table-cell office:value-type="string" calcext:value-type="string">
            <text:p>ch2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orderline</text:p>
          </table:table-cell>
          <table:table-cell/>
        </table:table-row>
        <table:table-row table:style-name="ro1">
          <table:table-cell office:value-type="float" office:value="1086" calcext:value-type="float">
            <text:p>1086</text:p>
          </table:table-cell>
          <table:table-cell office:value-type="string" calcext:value-type="string">
            <text:p>ch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patent</text:p>
          </table:table-cell>
          <table:table-cell/>
        </table:table-row>
        <table:table-row table:style-name="ro1">
          <table:table-cell office:value-type="float" office:value="1087" calcext:value-type="float">
            <text:p>1087</text:p>
          </table:table-cell>
          <table:table-cell office:value-type="string" calcext:value-type="string">
            <text:p>ch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nteroom</text:p>
          </table:table-cell>
          <table:table-cell/>
        </table:table-row>
        <table:table-row table:style-name="ro1">
          <table:table-cell office:value-type="float" office:value="1088" calcext:value-type="float">
            <text:p>1088</text:p>
          </table:table-cell>
          <table:table-cell office:value-type="string" calcext:value-type="string">
            <text:p>ch2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ermission</text:p>
          </table:table-cell>
          <table:table-cell/>
        </table:table-row>
        <table:table-row table:style-name="ro1">
          <table:table-cell office:value-type="float" office:value="1089" calcext:value-type="float">
            <text:p>1089</text:p>
          </table:table-cell>
          <table:table-cell office:value-type="string" calcext:value-type="string">
            <text:p>ch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ripping</text:p>
          </table:table-cell>
          <table:table-cell/>
        </table:table-row>
        <table:table-row table:style-name="ro1">
          <table:table-cell office:value-type="float" office:value="1090" calcext:value-type="float">
            <text:p>1090</text:p>
          </table:table-cell>
          <table:table-cell office:value-type="string" calcext:value-type="string">
            <text:p>ch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awkward</text:p>
          </table:table-cell>
          <table:table-cell/>
        </table:table-row>
        <table:table-row table:style-name="ro1">
          <table:table-cell office:value-type="float" office:value="1091" calcext:value-type="float">
            <text:p>1091</text:p>
          </table:table-cell>
          <table:table-cell office:value-type="string" calcext:value-type="string">
            <text:p>ch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wryly</text:p>
          </table:table-cell>
          <table:table-cell/>
        </table:table-row>
        <table:table-row table:style-name="ro1">
          <table:table-cell office:value-type="float" office:value="1092" calcext:value-type="float">
            <text:p>1092</text:p>
          </table:table-cell>
          <table:table-cell office:value-type="string" calcext:value-type="string">
            <text:p>ch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wry</text:p>
          </table:table-cell>
          <table:table-cell/>
        </table:table-row>
        <table:table-row table:style-name="ro1">
          <table:table-cell office:value-type="float" office:value="1093" calcext:value-type="float">
            <text:p>1093</text:p>
          </table:table-cell>
          <table:table-cell office:value-type="string" calcext:value-type="string">
            <text:p>ch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lasphemy</text:p>
          </table:table-cell>
          <table:table-cell/>
        </table:table-row>
        <table:table-row table:style-name="ro1">
          <table:table-cell office:value-type="float" office:value="1094" calcext:value-type="float">
            <text:p>1094</text:p>
          </table:table-cell>
          <table:table-cell office:value-type="string" calcext:value-type="string">
            <text:p>ch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prophecy</text:p>
          </table:table-cell>
          <table:table-cell/>
        </table:table-row>
        <table:table-row table:style-name="ro1">
          <table:table-cell office:value-type="float" office:value="1095" calcext:value-type="float">
            <text:p>1095</text:p>
          </table:table-cell>
          <table:table-cell office:value-type="string" calcext:value-type="string">
            <text:p>ch27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riskly</text:p>
          </table:table-cell>
          <table:table-cell/>
        </table:table-row>
        <table:table-row table:style-name="ro1">
          <table:table-cell office:value-type="float" office:value="1096" calcext:value-type="float">
            <text:p>1096</text:p>
          </table:table-cell>
          <table:table-cell office:value-type="string" calcext:value-type="string">
            <text:p>ch2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hastening</text:p>
          </table:table-cell>
          <table:table-cell/>
        </table:table-row>
        <table:table-row table:style-name="ro1">
          <table:table-cell office:value-type="float" office:value="1097" calcext:value-type="float">
            <text:p>1097</text:p>
          </table:table-cell>
          <table:table-cell office:value-type="string" calcext:value-type="string">
            <text:p>ch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hasten</text:p>
          </table:table-cell>
          <table:table-cell/>
        </table:table-row>
        <table:table-row table:style-name="ro1">
          <table:table-cell office:value-type="float" office:value="1098" calcext:value-type="float">
            <text:p>1098</text:p>
          </table:table-cell>
          <table:table-cell office:value-type="string" calcext:value-type="string">
            <text:p>ch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8</text:p>
          </table:table-cell>
          <table:table-cell/>
        </table:table-row>
        <table:table-row table:style-name="ro1">
          <table:table-cell office:value-type="float" office:value="1099" calcext:value-type="float">
            <text:p>1099</text:p>
          </table:table-cell>
          <table:table-cell office:value-type="string" calcext:value-type="string">
            <text:p>ch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ettisoned</text:p>
          </table:table-cell>
          <table:table-cell/>
        </table:table-row>
        <table:table-row table:style-name="ro1">
          <table:table-cell office:value-type="float" office:value="1100" calcext:value-type="float">
            <text:p>1100</text:p>
          </table:table-cell>
          <table:table-cell office:value-type="string" calcext:value-type="string">
            <text:p>ch2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ettison</text:p>
          </table:table-cell>
          <table:table-cell/>
        </table:table-row>
        <table:table-row table:style-name="ro1">
          <table:table-cell office:value-type="float" office:value="1101" calcext:value-type="float">
            <text:p>1101</text:p>
          </table:table-cell>
          <table:table-cell office:value-type="string" calcext:value-type="string">
            <text:p>ch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onsort</text:p>
          </table:table-cell>
          <table:table-cell/>
        </table:table-row>
        <table:table-row table:style-name="ro1">
          <table:table-cell office:value-type="float" office:value="1102" calcext:value-type="float">
            <text:p>1102</text:p>
          </table:table-cell>
          <table:table-cell office:value-type="string" calcext:value-type="string">
            <text:p>ch2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obsessive</text:p>
          </table:table-cell>
          <table:table-cell/>
        </table:table-row>
        <table:table-row table:style-name="ro1">
          <table:table-cell office:value-type="float" office:value="1103" calcext:value-type="float">
            <text:p>1103</text:p>
          </table:table-cell>
          <table:table-cell office:value-type="string" calcext:value-type="string">
            <text:p>ch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ruthless</text:p>
          </table:table-cell>
          <table:table-cell/>
        </table:table-row>
        <table:table-row table:style-name="ro1">
          <table:table-cell office:value-type="float" office:value="1104" calcext:value-type="float">
            <text:p>1104</text:p>
          </table:table-cell>
          <table:table-cell office:value-type="string" calcext:value-type="string">
            <text:p>ch2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inconceivable</text:p>
          </table:table-cell>
          <table:table-cell/>
        </table:table-row>
        <table:table-row table:style-name="ro1">
          <table:table-cell office:value-type="float" office:value="1105" calcext:value-type="float">
            <text:p>1105</text:p>
          </table:table-cell>
          <table:table-cell office:value-type="string" calcext:value-type="string">
            <text:p>ch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scalating</text:p>
          </table:table-cell>
          <table:table-cell/>
        </table:table-row>
        <table:table-row table:style-name="ro1">
          <table:table-cell office:value-type="float" office:value="1106" calcext:value-type="float">
            <text:p>1106</text:p>
          </table:table-cell>
          <table:table-cell office:value-type="string" calcext:value-type="string">
            <text:p>ch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escalate</text:p>
          </table:table-cell>
          <table:table-cell/>
        </table:table-row>
        <table:table-row table:style-name="ro1">
          <table:table-cell office:value-type="float" office:value="1107" calcext:value-type="float">
            <text:p>1107</text:p>
          </table:table-cell>
          <table:table-cell office:value-type="string" calcext:value-type="string">
            <text:p>ch2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ouble back</text:p>
          </table:table-cell>
          <table:table-cell/>
        </table:table-row>
        <table:table-row table:style-name="ro1">
          <table:table-cell office:value-type="float" office:value="1108" calcext:value-type="float">
            <text:p>1108</text:p>
          </table:table-cell>
          <table:table-cell office:value-type="string" calcext:value-type="string">
            <text:p>ch2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rectify</text:p>
          </table:table-cell>
          <table:table-cell/>
        </table:table-row>
        <table:table-row table:style-name="ro1">
          <table:table-cell office:value-type="float" office:value="1109" calcext:value-type="float">
            <text:p>1109</text:p>
          </table:table-cell>
          <table:table-cell office:value-type="string" calcext:value-type="string">
            <text:p>ch2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how one breaks the stanzas</text:p>
          </table:table-cell>
          <table:table-cell/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string" calcext:value-type="string">
            <text:p>ch2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tanzas</text:p>
          </table:table-cell>
          <table:table-cell/>
        </table:table-row>
        <table:table-row table:style-name="ro1">
          <table:table-cell office:value-type="float" office:value="1111" calcext:value-type="float">
            <text:p>1111</text:p>
          </table:table-cell>
          <table:table-cell office:value-type="string" calcext:value-type="string">
            <text:p>ch2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anza</text:p>
          </table:table-cell>
          <table:table-cell/>
        </table:table-row>
        <table:table-row table:style-name="ro1">
          <table:table-cell office:value-type="float" office:value="1112" calcext:value-type="float">
            <text:p>1112</text:p>
          </table:table-cell>
          <table:table-cell office:value-type="string" calcext:value-type="string">
            <text:p>ch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rute force</text:p>
          </table:table-cell>
          <table:table-cell/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string" calcext:value-type="string">
            <text:p>ch2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undane</text:p>
          </table:table-cell>
          <table:table-cell/>
        </table:table-row>
        <table:table-row table:style-name="ro1">
          <table:table-cell office:value-type="float" office:value="1114" calcext:value-type="float">
            <text:p>1114</text:p>
          </table:table-cell>
          <table:table-cell office:value-type="string" calcext:value-type="string">
            <text:p>ch2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29</text:p>
          </table:table-cell>
          <table:table-cell/>
        </table:table-row>
        <table:table-row table:style-name="ro1">
          <table:table-cell office:value-type="float" office:value="1115" calcext:value-type="float">
            <text:p>1115</text:p>
          </table:table-cell>
          <table:table-cell office:value-type="string" calcext:value-type="string">
            <text:p>ch2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vering</text:p>
          </table:table-cell>
          <table:table-cell/>
        </table:table-row>
        <table:table-row table:style-name="ro1">
          <table:table-cell office:value-type="float" office:value="1116" calcext:value-type="float">
            <text:p>1116</text:p>
          </table:table-cell>
          <table:table-cell office:value-type="string" calcext:value-type="string">
            <text:p>ch2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ever</text:p>
          </table:table-cell>
          <table:table-cell/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string" calcext:value-type="string">
            <text:p>ch2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olidarity</text:p>
          </table:table-cell>
          <table:table-cell/>
        </table:table-row>
        <table:table-row table:style-name="ro1">
          <table:table-cell office:value-type="float" office:value="1118" calcext:value-type="float">
            <text:p>1118</text:p>
          </table:table-cell>
          <table:table-cell office:value-type="string" calcext:value-type="string">
            <text:p>ch2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leasurable</text:p>
          </table:table-cell>
          <table:table-cell/>
        </table:table-row>
        <table:table-row table:style-name="ro1">
          <table:table-cell office:value-type="float" office:value="1119" calcext:value-type="float">
            <text:p>1119</text:p>
          </table:table-cell>
          <table:table-cell office:value-type="string" calcext:value-type="string">
            <text:p>ch3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verseer</text:p>
          </table:table-cell>
          <table:table-cell/>
        </table:table-row>
        <table:table-row table:style-name="ro1">
          <table:table-cell office:value-type="float" office:value="1120" calcext:value-type="float">
            <text:p>1120</text:p>
          </table:table-cell>
          <table:table-cell office:value-type="string" calcext:value-type="string">
            <text:p>ch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unted</text:p>
          </table:table-cell>
          <table:table-cell/>
        </table:table-row>
        <table:table-row table:style-name="ro1">
          <table:table-cell office:value-type="float" office:value="1121" calcext:value-type="float">
            <text:p>1121</text:p>
          </table:table-cell>
          <table:table-cell office:value-type="string" calcext:value-type="string">
            <text:p>ch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eedy</text:p>
          </table:table-cell>
          <table:table-cell/>
        </table:table-row>
        <table:table-row table:style-name="ro1">
          <table:table-cell office:value-type="float" office:value="1122" calcext:value-type="float">
            <text:p>1122</text:p>
          </table:table-cell>
          <table:table-cell office:value-type="string" calcext:value-type="string">
            <text:p>ch3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warthy</text:p>
          </table:table-cell>
          <table:table-cell/>
        </table:table-row>
        <table:table-row table:style-name="ro1">
          <table:table-cell office:value-type="float" office:value="1123" calcext:value-type="float">
            <text:p>1123</text:p>
          </table:table-cell>
          <table:table-cell office:value-type="string" calcext:value-type="string">
            <text:p>ch3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ottled</text:p>
          </table:table-cell>
          <table:table-cell/>
        </table:table-row>
        <table:table-row table:style-name="ro1">
          <table:table-cell office:value-type="float" office:value="1124" calcext:value-type="float">
            <text:p>1124</text:p>
          </table:table-cell>
          <table:table-cell office:value-type="string" calcext:value-type="string">
            <text:p>ch3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ottle</text:p>
          </table:table-cell>
          <table:table-cell/>
        </table:table-row>
        <table:table-row table:style-name="ro1">
          <table:table-cell office:value-type="float" office:value="1125" calcext:value-type="float">
            <text:p>1125</text:p>
          </table:table-cell>
          <table:table-cell office:value-type="string" calcext:value-type="string">
            <text:p>ch3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calp</text:p>
          </table:table-cell>
          <table:table-cell/>
        </table:table-row>
        <table:table-row table:style-name="ro1">
          <table:table-cell office:value-type="float" office:value="1126" calcext:value-type="float">
            <text:p>1126</text:p>
          </table:table-cell>
          <table:table-cell office:value-type="string" calcext:value-type="string">
            <text:p>ch3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odent</text:p>
          </table:table-cell>
          <table:table-cell/>
        </table:table-row>
        <table:table-row table:style-name="ro1">
          <table:table-cell office:value-type="float" office:value="1127" calcext:value-type="float">
            <text:p>1127</text:p>
          </table:table-cell>
          <table:table-cell office:value-type="string" calcext:value-type="string">
            <text:p>ch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diminutive</text:p>
          </table:table-cell>
          <table:table-cell/>
        </table:table-row>
        <table:table-row table:style-name="ro1">
          <table:table-cell office:value-type="float" office:value="1128" calcext:value-type="float">
            <text:p>1128</text:p>
          </table:table-cell>
          <table:table-cell office:value-type="string" calcext:value-type="string">
            <text:p>ch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tature</text:p>
          </table:table-cell>
          <table:table-cell/>
        </table:table-row>
        <table:table-row table:style-name="ro1">
          <table:table-cell office:value-type="float" office:value="1129" calcext:value-type="float">
            <text:p>1129</text:p>
          </table:table-cell>
          <table:table-cell office:value-type="string" calcext:value-type="string">
            <text:p>ch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clout</text:p>
          </table:table-cell>
          <table:table-cell/>
        </table:table-row>
        <table:table-row table:style-name="ro1">
          <table:table-cell office:value-type="float" office:value="1130" calcext:value-type="float">
            <text:p>1130</text:p>
          </table:table-cell>
          <table:table-cell office:value-type="string" calcext:value-type="string">
            <text:p>ch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teadfast</text:p>
          </table:table-cell>
          <table:table-cell/>
        </table:table-row>
        <table:table-row table:style-name="ro1">
          <table:table-cell office:value-type="float" office:value="1131" calcext:value-type="float">
            <text:p>1131</text:p>
          </table:table-cell>
          <table:table-cell office:value-type="string" calcext:value-type="string">
            <text:p>ch3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discretion</text:p>
          </table:table-cell>
          <table:table-cell/>
        </table:table-row>
        <table:table-row table:style-name="ro1">
          <table:table-cell office:value-type="float" office:value="1132" calcext:value-type="float">
            <text:p>1132</text:p>
          </table:table-cell>
          <table:table-cell office:value-type="string" calcext:value-type="string">
            <text:p>ch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ncanny</text:p>
          </table:table-cell>
          <table:table-cell/>
        </table:table-row>
        <table:table-row table:style-name="ro1">
          <table:table-cell office:value-type="float" office:value="1133" calcext:value-type="float">
            <text:p>1133</text:p>
          </table:table-cell>
          <table:table-cell office:value-type="string" calcext:value-type="string">
            <text:p>ch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indispensable</text:p>
          </table:table-cell>
          <table:table-cell/>
        </table:table-row>
        <table:table-row table:style-name="ro1">
          <table:table-cell office:value-type="float" office:value="1134" calcext:value-type="float">
            <text:p>1134</text:p>
          </table:table-cell>
          <table:table-cell office:value-type="string" calcext:value-type="string">
            <text:p>ch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asphemous</text:p>
          </table:table-cell>
          <table:table-cell/>
        </table:table-row>
        <table:table-row table:style-name="ro1">
          <table:table-cell office:value-type="float" office:value="1135" calcext:value-type="float">
            <text:p>1135</text:p>
          </table:table-cell>
          <table:table-cell office:value-type="string" calcext:value-type="string">
            <text:p>ch3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tark</text:p>
          </table:table-cell>
          <table:table-cell/>
        </table:table-row>
        <table:table-row table:style-name="ro1">
          <table:table-cell office:value-type="float" office:value="1136" calcext:value-type="float">
            <text:p>1136</text:p>
          </table:table-cell>
          <table:table-cell office:value-type="string" calcext:value-type="string">
            <text:p>ch3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brazenly</text:p>
          </table:table-cell>
          <table:table-cell/>
        </table:table-row>
        <table:table-row table:style-name="ro1">
          <table:table-cell office:value-type="float" office:value="1137" calcext:value-type="float">
            <text:p>1137</text:p>
          </table:table-cell>
          <table:table-cell office:value-type="string" calcext:value-type="string">
            <text:p>ch3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brazen</text:p>
          </table:table-cell>
          <table:table-cell/>
        </table:table-row>
        <table:table-row table:style-name="ro1">
          <table:table-cell office:value-type="float" office:value="1138" calcext:value-type="float">
            <text:p>1138</text:p>
          </table:table-cell>
          <table:table-cell office:value-type="string" calcext:value-type="string">
            <text:p>ch3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hypocrisy</text:p>
          </table:table-cell>
          <table:table-cell/>
        </table:table-row>
        <table:table-row table:style-name="ro1">
          <table:table-cell office:value-type="float" office:value="1139" calcext:value-type="float">
            <text:p>1139</text:p>
          </table:table-cell>
          <table:table-cell office:value-type="string" calcext:value-type="string">
            <text:p>ch3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undit</text:p>
          </table:table-cell>
          <table:table-cell/>
        </table:table-row>
        <table:table-row table:style-name="ro1">
          <table:table-cell office:value-type="float" office:value="1140" calcext:value-type="float">
            <text:p>1140</text:p>
          </table:table-cell>
          <table:table-cell office:value-type="string" calcext:value-type="string">
            <text:p>ch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undits</text:p>
          </table:table-cell>
          <table:table-cell/>
        </table:table-row>
        <table:table-row table:style-name="ro1">
          <table:table-cell office:value-type="float" office:value="1141" calcext:value-type="float">
            <text:p>1141</text:p>
          </table:table-cell>
          <table:table-cell office:value-type="string" calcext:value-type="string">
            <text:p>ch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rewdly</text:p>
          </table:table-cell>
          <table:table-cell/>
        </table:table-row>
        <table:table-row table:style-name="ro1">
          <table:table-cell office:value-type="float" office:value="1142" calcext:value-type="float">
            <text:p>1142</text:p>
          </table:table-cell>
          <table:table-cell office:value-type="string" calcext:value-type="string">
            <text:p>ch3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rewd</text:p>
          </table:table-cell>
          <table:table-cell/>
        </table:table-row>
        <table:table-row table:style-name="ro1">
          <table:table-cell office:value-type="float" office:value="1143" calcext:value-type="float">
            <text:p>1143</text:p>
          </table:table-cell>
          <table:table-cell office:value-type="string" calcext:value-type="string">
            <text:p>ch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eferring</text:p>
          </table:table-cell>
          <table:table-cell/>
        </table:table-row>
        <table:table-row table:style-name="ro1">
          <table:table-cell office:value-type="float" office:value="1144" calcext:value-type="float">
            <text:p>1144</text:p>
          </table:table-cell>
          <table:table-cell office:value-type="string" calcext:value-type="string">
            <text:p>ch3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efer</text:p>
          </table:table-cell>
          <table:table-cell/>
        </table:table-row>
        <table:table-row table:style-name="ro1">
          <table:table-cell office:value-type="float" office:value="1145" calcext:value-type="float">
            <text:p>1145</text:p>
          </table:table-cell>
          <table:table-cell office:value-type="string" calcext:value-type="string">
            <text:p>ch3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depositing</text:p>
          </table:table-cell>
          <table:table-cell/>
        </table:table-row>
        <table:table-row table:style-name="ro1">
          <table:table-cell office:value-type="float" office:value="1146" calcext:value-type="float">
            <text:p>1146</text:p>
          </table:table-cell>
          <table:table-cell office:value-type="string" calcext:value-type="string">
            <text:p>ch3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eposit</text:p>
          </table:table-cell>
          <table:table-cell/>
        </table:table-row>
        <table:table-row table:style-name="ro1">
          <table:table-cell office:value-type="float" office:value="1147" calcext:value-type="float">
            <text:p>1147</text:p>
          </table:table-cell>
          <table:table-cell office:value-type="string" calcext:value-type="string">
            <text:p>ch3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capacitated</text:p>
          </table:table-cell>
          <table:table-cell/>
        </table:table-row>
        <table:table-row table:style-name="ro1">
          <table:table-cell office:value-type="float" office:value="1148" calcext:value-type="float">
            <text:p>1148</text:p>
          </table:table-cell>
          <table:table-cell office:value-type="string" calcext:value-type="string">
            <text:p>ch3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trancelike</text:p>
          </table:table-cell>
          <table:table-cell/>
        </table:table-row>
        <table:table-row table:style-name="ro1">
          <table:table-cell office:value-type="float" office:value="1149" calcext:value-type="float">
            <text:p>1149</text:p>
          </table:table-cell>
          <table:table-cell office:value-type="string" calcext:value-type="string">
            <text:p>ch3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trance</text:p>
          </table:table-cell>
          <table:table-cell/>
        </table:table-row>
        <table:table-row table:style-name="ro1">
          <table:table-cell office:value-type="float" office:value="1150" calcext:value-type="float">
            <text:p>1150</text:p>
          </table:table-cell>
          <table:table-cell office:value-type="string" calcext:value-type="string">
            <text:p>ch3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incomprehensible</text:p>
          </table:table-cell>
          <table:table-cell/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string" calcext:value-type="string">
            <text:p>ch30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trained</text:p>
          </table:table-cell>
          <table:table-cell/>
        </table:table-row>
        <table:table-row table:style-name="ro1">
          <table:table-cell office:value-type="float" office:value="1152" calcext:value-type="float">
            <text:p>1152</text:p>
          </table:table-cell>
          <table:table-cell office:value-type="string" calcext:value-type="string">
            <text:p>ch3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train</text:p>
          </table:table-cell>
          <table:table-cell/>
        </table:table-row>
        <table:table-row table:style-name="ro1">
          <table:table-cell office:value-type="float" office:value="1153" calcext:value-type="float">
            <text:p>1153</text:p>
          </table:table-cell>
          <table:table-cell office:value-type="string" calcext:value-type="string">
            <text:p>ch30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conceived</text:p>
          </table:table-cell>
          <table:table-cell/>
        </table:table-row>
        <table:table-row table:style-name="ro1">
          <table:table-cell office:value-type="float" office:value="1154" calcext:value-type="float">
            <text:p>1154</text:p>
          </table:table-cell>
          <table:table-cell office:value-type="string" calcext:value-type="string">
            <text:p>ch3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conceive</text:p>
          </table:table-cell>
          <table:table-cell/>
        </table:table-row>
        <table:table-row table:style-name="ro1">
          <table:table-cell office:value-type="float" office:value="1155" calcext:value-type="float">
            <text:p>1155</text:p>
          </table:table-cell>
          <table:table-cell office:value-type="string" calcext:value-type="string">
            <text:p>ch30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absently</text:p>
          </table:table-cell>
          <table:table-cell/>
        </table:table-row>
        <table:table-row table:style-name="ro1">
          <table:table-cell office:value-type="float" office:value="1156" calcext:value-type="float">
            <text:p>1156</text:p>
          </table:table-cell>
          <table:table-cell office:value-type="string" calcext:value-type="string">
            <text:p>ch3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daze</text:p>
          </table:table-cell>
          <table:table-cell/>
        </table:table-row>
        <table:table-row table:style-name="ro1">
          <table:table-cell office:value-type="float" office:value="1157" calcext:value-type="float">
            <text:p>1157</text:p>
          </table:table-cell>
          <table:table-cell office:value-type="string" calcext:value-type="string">
            <text:p>ch30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clenched</text:p>
          </table:table-cell>
          <table:table-cell/>
        </table:table-row>
        <table:table-row table:style-name="ro1">
          <table:table-cell office:value-type="float" office:value="1158" calcext:value-type="float">
            <text:p>1158</text:p>
          </table:table-cell>
          <table:table-cell office:value-type="string" calcext:value-type="string">
            <text:p>ch3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lench</text:p>
          </table:table-cell>
          <table:table-cell/>
        </table:table-row>
        <table:table-row table:style-name="ro1">
          <table:table-cell office:value-type="float" office:value="1159" calcext:value-type="float">
            <text:p>1159</text:p>
          </table:table-cell>
          <table:table-cell office:value-type="string" calcext:value-type="string">
            <text:p>ch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wallowed</text:p>
          </table:table-cell>
          <table:table-cell/>
        </table:table-row>
        <table:table-row table:style-name="ro1">
          <table:table-cell office:value-type="float" office:value="1160" calcext:value-type="float">
            <text:p>1160</text:p>
          </table:table-cell>
          <table:table-cell office:value-type="string" calcext:value-type="string">
            <text:p>ch3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swallow</text:p>
          </table:table-cell>
          <table:table-cell/>
        </table:table-row>
        <table:table-row table:style-name="ro1">
          <table:table-cell office:value-type="float" office:value="1161" calcext:value-type="float">
            <text:p>1161</text:p>
          </table:table-cell>
          <table:table-cell office:value-type="string" calcext:value-type="string">
            <text:p>ch30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disapproval</text:p>
          </table:table-cell>
          <table:table-cell/>
        </table:table-row>
        <table:table-row table:style-name="ro1">
          <table:table-cell office:value-type="float" office:value="1162" calcext:value-type="float">
            <text:p>1162</text:p>
          </table:table-cell>
          <table:table-cell office:value-type="string" calcext:value-type="string">
            <text:p>ch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zeal</text:p>
          </table:table-cell>
          <table:table-cell/>
        </table:table-row>
        <table:table-row table:style-name="ro1">
          <table:table-cell office:value-type="float" office:value="1163" calcext:value-type="float">
            <text:p>1163</text:p>
          </table:table-cell>
          <table:table-cell office:value-type="string" calcext:value-type="string">
            <text:p>ch3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exterior</text:p>
          </table:table-cell>
          <table:table-cell/>
        </table:table-row>
        <table:table-row table:style-name="ro1">
          <table:table-cell office:value-type="float" office:value="1164" calcext:value-type="float">
            <text:p>1164</text:p>
          </table:table-cell>
          <table:table-cell office:value-type="string" calcext:value-type="string">
            <text:p>ch3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idling</text:p>
          </table:table-cell>
          <table:table-cell/>
        </table:table-row>
        <table:table-row table:style-name="ro1">
          <table:table-cell office:value-type="float" office:value="1165" calcext:value-type="float">
            <text:p>1165</text:p>
          </table:table-cell>
          <table:table-cell office:value-type="string" calcext:value-type="string">
            <text:p>ch3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ideling</text:p>
          </table:table-cell>
          <table:table-cell/>
        </table:table-row>
        <table:table-row table:style-name="ro1">
          <table:table-cell office:value-type="float" office:value="1166" calcext:value-type="float">
            <text:p>1166</text:p>
          </table:table-cell>
          <table:table-cell office:value-type="string" calcext:value-type="string">
            <text:p>ch3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fervor</text:p>
          </table:table-cell>
          <table:table-cell/>
        </table:table-row>
        <table:table-row table:style-name="ro1">
          <table:table-cell office:value-type="float" office:value="1167" calcext:value-type="float">
            <text:p>1167</text:p>
          </table:table-cell>
          <table:table-cell office:value-type="string" calcext:value-type="string">
            <text:p>ch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vetting</text:p>
          </table:table-cell>
          <table:table-cell/>
        </table:table-row>
        <table:table-row table:style-name="ro1">
          <table:table-cell office:value-type="float" office:value="1168" calcext:value-type="float">
            <text:p>1168</text:p>
          </table:table-cell>
          <table:table-cell office:value-type="string" calcext:value-type="string">
            <text:p>ch3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vet</text:p>
          </table:table-cell>
          <table:table-cell/>
        </table:table-row>
        <table:table-row table:style-name="ro1">
          <table:table-cell office:value-type="float" office:value="1169" calcext:value-type="float">
            <text:p>1169</text:p>
          </table:table-cell>
          <table:table-cell office:value-type="string" calcext:value-type="string">
            <text:p>ch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grossly</text:p>
          </table:table-cell>
          <table:table-cell/>
        </table:table-row>
        <table:table-row table:style-name="ro1">
          <table:table-cell office:value-type="float" office:value="1170" calcext:value-type="float">
            <text:p>1170</text:p>
          </table:table-cell>
          <table:table-cell office:value-type="string" calcext:value-type="string">
            <text:p>ch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gross</text:p>
          </table:table-cell>
          <table:table-cell/>
        </table:table-row>
        <table:table-row table:style-name="ro1">
          <table:table-cell office:value-type="float" office:value="1171" calcext:value-type="float">
            <text:p>1171</text:p>
          </table:table-cell>
          <table:table-cell office:value-type="string" calcext:value-type="string">
            <text:p>ch3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acumen</text:p>
          </table:table-cell>
          <table:table-cell/>
        </table:table-row>
        <table:table-row table:style-name="ro1">
          <table:table-cell office:value-type="float" office:value="1172" calcext:value-type="float">
            <text:p>1172</text:p>
          </table:table-cell>
          <table:table-cell office:value-type="string" calcext:value-type="string">
            <text:p>ch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bristled</text:p>
          </table:table-cell>
          <table:table-cell/>
        </table:table-row>
        <table:table-row table:style-name="ro1">
          <table:table-cell office:value-type="float" office:value="1173" calcext:value-type="float">
            <text:p>1173</text:p>
          </table:table-cell>
          <table:table-cell office:value-type="string" calcext:value-type="string">
            <text:p>ch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bristle</text:p>
          </table:table-cell>
          <table:table-cell/>
        </table:table-row>
        <table:table-row table:style-name="ro1">
          <table:table-cell office:value-type="float" office:value="1174" calcext:value-type="float">
            <text:p>1174</text:p>
          </table:table-cell>
          <table:table-cell office:value-type="string" calcext:value-type="string">
            <text:p>ch3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31</text:p>
          </table:table-cell>
          <table:table-cell/>
        </table:table-row>
        <table:table-row table:style-name="ro1">
          <table:table-cell office:value-type="float" office:value="1175" calcext:value-type="float">
            <text:p>1175</text:p>
          </table:table-cell>
          <table:table-cell office:value-type="string" calcext:value-type="string">
            <text:p>ch3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pires</text:p>
          </table:table-cell>
          <table:table-cell/>
        </table:table-row>
        <table:table-row table:style-name="ro1">
          <table:table-cell office:value-type="float" office:value="1176" calcext:value-type="float">
            <text:p>1176</text:p>
          </table:table-cell>
          <table:table-cell office:value-type="string" calcext:value-type="string">
            <text:p>ch3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pire</text:p>
          </table:table-cell>
          <table:table-cell/>
        </table:table-row>
        <table:table-row table:style-name="ro1">
          <table:table-cell office:value-type="float" office:value="1177" calcext:value-type="float">
            <text:p>1177</text:p>
          </table:table-cell>
          <table:table-cell office:value-type="string" calcext:value-type="string">
            <text:p>ch3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padlocks</text:p>
          </table:table-cell>
          <table:table-cell/>
        </table:table-row>
        <table:table-row table:style-name="ro1">
          <table:table-cell office:value-type="float" office:value="1178" calcext:value-type="float">
            <text:p>1178</text:p>
          </table:table-cell>
          <table:table-cell office:value-type="string" calcext:value-type="string">
            <text:p>ch3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padlock</text:p>
          </table:table-cell>
          <table:table-cell/>
        </table:table-row>
        <table:table-row table:style-name="ro1">
          <table:table-cell office:value-type="float" office:value="1179" calcext:value-type="float">
            <text:p>1179</text:p>
          </table:table-cell>
          <table:table-cell office:value-type="string" calcext:value-type="string">
            <text:p>ch3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easeless</text:p>
          </table:table-cell>
          <table:table-cell/>
        </table:table-row>
        <table:table-row table:style-name="ro1">
          <table:table-cell office:value-type="float" office:value="1180" calcext:value-type="float">
            <text:p>1180</text:p>
          </table:table-cell>
          <table:table-cell office:value-type="string" calcext:value-type="string">
            <text:p>ch3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weary</text:p>
          </table:table-cell>
          <table:table-cell/>
        </table:table-row>
        <table:table-row table:style-name="ro1">
          <table:table-cell office:value-type="float" office:value="1181" calcext:value-type="float">
            <text:p>1181</text:p>
          </table:table-cell>
          <table:table-cell office:value-type="string" calcext:value-type="string">
            <text:p>ch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sistent</text:p>
          </table:table-cell>
          <table:table-cell/>
        </table:table-row>
        <table:table-row table:style-name="ro1">
          <table:table-cell office:value-type="float" office:value="1182" calcext:value-type="float">
            <text:p>1182</text:p>
          </table:table-cell>
          <table:table-cell office:value-type="string" calcext:value-type="string">
            <text:p>ch3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ch32</text:p>
          </table:table-cell>
          <table:table-cell/>
        </table:table-row>
        <table:table-row table:style-name="ro1">
          <table:table-cell office:value-type="float" office:value="1183" calcext:value-type="float">
            <text:p>1183</text:p>
          </table:table-cell>
          <table:table-cell office:value-type="string" calcext:value-type="string">
            <text:p>ch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rut</text:p>
          </table:table-cell>
          <table:table-cell/>
        </table:table-row>
        <table:table-row table:style-name="ro1">
          <table:table-cell office:value-type="float" office:value="1184" calcext:value-type="float">
            <text:p>1184</text:p>
          </table:table-cell>
          <table:table-cell office:value-type="string" calcext:value-type="string">
            <text:p>ch3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gratitude</text:p>
          </table:table-cell>
          <table:table-cell/>
        </table:table-row>
        <table:table-row table:style-name="ro1">
          <table:table-cell office:value-type="float" office:value="1185" calcext:value-type="float">
            <text:p>1185</text:p>
          </table:table-cell>
          <table:table-cell office:value-type="string" calcext:value-type="string">
            <text:p>ch3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lasped</text:p>
          </table:table-cell>
          <table:table-cell/>
        </table:table-row>
        <table:table-row table:style-name="ro1">
          <table:table-cell office:value-type="float" office:value="1186" calcext:value-type="float">
            <text:p>1186</text:p>
          </table:table-cell>
          <table:table-cell office:value-type="string" calcext:value-type="string">
            <text:p>ch3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asp</text:p>
          </table:table-cell>
          <table:table-cell/>
        </table:table-row>
        <table:table-row table:style-name="ro1">
          <table:table-cell office:value-type="float" office:value="1187" calcext:value-type="float">
            <text:p>1187</text:p>
          </table:table-cell>
          <table:table-cell office:value-type="string" calcext:value-type="string">
            <text:p>ch3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reading</text:p>
          </table:table-cell>
          <table:table-cell/>
        </table:table-row>
        <table:table-row table:style-name="ro1">
          <table:table-cell office:value-type="float" office:value="1188" calcext:value-type="float">
            <text:p>1188</text:p>
          </table:table-cell>
          <table:table-cell office:value-type="string" calcext:value-type="string">
            <text:p>ch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read</text:p>
          </table:table-cell>
          <table:table-cell/>
        </table:table-row>
        <table:table-row table:style-name="ro1">
          <table:table-cell office:value-type="float" office:value="1189" calcext:value-type="float">
            <text:p>1189</text:p>
          </table:table-cell>
          <table:table-cell office:value-type="string" calcext:value-type="string">
            <text:p>ch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launching</text:p>
          </table:table-cell>
          <table:table-cell/>
        </table:table-row>
        <table:table-row table:style-name="ro1">
          <table:table-cell office:value-type="float" office:value="1190" calcext:value-type="float">
            <text:p>1190</text:p>
          </table:table-cell>
          <table:table-cell office:value-type="string" calcext:value-type="string">
            <text:p>ch3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reverberating</text:p>
          </table:table-cell>
          <table:table-cell/>
        </table:table-row>
        <table:table-row table:style-name="ro1">
          <table:table-cell office:value-type="float" office:value="1191" calcext:value-type="float">
            <text:p>1191</text:p>
          </table:table-cell>
          <table:table-cell office:value-type="string" calcext:value-type="string">
            <text:p>ch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reverberate</text:p>
          </table:table-cell>
          <table:table-cell/>
        </table:table-row>
        <table:table-row table:style-name="ro1">
          <table:table-cell office:value-type="float" office:value="1192" calcext:value-type="float">
            <text:p>1192</text:p>
          </table:table-cell>
          <table:table-cell office:value-type="string" calcext:value-type="string">
            <text:p>ch3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disheveled</text:p>
          </table:table-cell>
          <table:table-cell/>
        </table:table-row>
        <table:table-row table:style-name="ro1">
          <table:table-cell office:value-type="float" office:value="1193" calcext:value-type="float">
            <text:p>1193</text:p>
          </table:table-cell>
          <table:table-cell office:value-type="string" calcext:value-type="string">
            <text:p>ch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scurried</text:p>
          </table:table-cell>
          <table:table-cell/>
        </table:table-row>
        <table:table-row table:style-name="ro1">
          <table:table-cell office:value-type="float" office:value="1194" calcext:value-type="float">
            <text:p>1194</text:p>
          </table:table-cell>
          <table:table-cell office:value-type="string" calcext:value-type="string">
            <text:p>ch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curry</text:p>
          </table:table-cell>
          <table:table-cell/>
        </table:table-row>
        <table:table-row table:style-name="ro1">
          <table:table-cell office:value-type="float" office:value="1195" calcext:value-type="float">
            <text:p>1195</text:p>
          </table:table-cell>
          <table:table-cell office:value-type="string" calcext:value-type="string">
            <text:p>ch3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elm</text:p>
          </table:table-cell>
          <table:table-cell/>
        </table:table-row>
        <table:table-row table:style-name="ro1">
          <table:table-cell office:value-type="float" office:value="1196" calcext:value-type="float">
            <text:p>1196</text:p>
          </table:table-cell>
          <table:table-cell office:value-type="string" calcext:value-type="string">
            <text:p>ch3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revved</text:p>
          </table:table-cell>
          <table:table-cell/>
        </table:table-row>
        <table:table-row table:style-name="ro1">
          <table:table-cell office:value-type="float" office:value="1197" calcext:value-type="float">
            <text:p>1197</text:p>
          </table:table-cell>
          <table:table-cell office:value-type="string" calcext:value-type="string">
            <text:p>ch3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rev</text:p>
          </table:table-cell>
          <table:table-cell/>
        </table:table-row>
        <table:table-row table:style-name="ro1">
          <table:table-cell office:value-type="float" office:value="1198" calcext:value-type="float">
            <text:p>1198</text:p>
          </table:table-cell>
          <table:table-cell office:value-type="string" calcext:value-type="string">
            <text:p>ch3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ort side</text:p>
          </table:table-cell>
          <table:table-cell/>
        </table:table-row>
        <table:table-row table:style-name="ro1">
          <table:table-cell office:value-type="float" office:value="1199" calcext:value-type="float">
            <text:p>1199</text:p>
          </table:table-cell>
          <table:table-cell office:value-type="string" calcext:value-type="string">
            <text:p>ch3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chopper</text:p>
          </table:table-cell>
          <table:table-cell/>
        </table:table-row>
        <table:table-row table:style-name="ro1">
          <table:table-cell office:value-type="float" office:value="1200" calcext:value-type="float">
            <text:p>1200</text:p>
          </table:table-cell>
          <table:table-cell office:value-type="string" calcext:value-type="string">
            <text:p>ch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treaked</text:p>
          </table:table-cell>
          <table:table-cell/>
        </table:table-row>
        <table:table-row table:style-name="ro1">
          <table:table-cell office:value-type="float" office:value="1201" calcext:value-type="float">
            <text:p>1201</text:p>
          </table:table-cell>
          <table:table-cell office:value-type="string" calcext:value-type="string">
            <text:p>ch3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reak</text:p>
          </table:table-cell>
          <table:table-cell/>
        </table:table-row>
        <table:table-row table:style-name="ro1">
          <table:table-cell office:value-type="float" office:value="1202" calcext:value-type="float">
            <text:p>1202</text:p>
          </table:table-cell>
          <table:table-cell office:value-type="string" calcext:value-type="string">
            <text:p>ch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irst of many</text:p>
          </table:table-cell>
          <table:table-cell/>
        </table:table-row>
        <table:table-row table:style-name="ro1">
          <table:table-cell office:value-type="float" office:value="1203" calcext:value-type="float">
            <text:p>1203</text:p>
          </table:table-cell>
          <table:table-cell office:value-type="string" calcext:value-type="string">
            <text:p>ch3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uming</text:p>
          </table:table-cell>
          <table:table-cell/>
        </table:table-row>
        <table:table-row table:style-name="ro1">
          <table:table-cell office:value-type="float" office:value="1204" calcext:value-type="float">
            <text:p>1204</text:p>
          </table:table-cell>
          <table:table-cell office:value-type="string" calcext:value-type="string">
            <text:p>ch3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ume</text:p>
          </table:table-cell>
          <table:table-cell/>
        </table:table-row>
        <table:table-row table:style-name="ro1">
          <table:table-cell office:value-type="float" office:value="1205" calcext:value-type="float">
            <text:p>1205</text:p>
          </table:table-cell>
          <table:table-cell office:value-type="string" calcext:value-type="string">
            <text:p>ch3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ace</text:p>
          </table:table-cell>
          <table:table-cell/>
        </table:table-row>
        <table:table-row table:style-name="ro1">
          <table:table-cell office:value-type="float" office:value="1206" calcext:value-type="float">
            <text:p>1206</text:p>
          </table:table-cell>
          <table:table-cell office:value-type="string" calcext:value-type="string">
            <text:p>ch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respassing</text:p>
          </table:table-cell>
          <table:table-cell/>
        </table:table-row>
        <table:table-row table:style-name="ro1">
          <table:table-cell office:value-type="float" office:value="1207" calcext:value-type="float">
            <text:p>1207</text:p>
          </table:table-cell>
          <table:table-cell office:value-type="string" calcext:value-type="string">
            <text:p>ch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respass</text:p>
          </table:table-cell>
          <table:table-cell/>
        </table:table-row>
        <table:table-row table:style-name="ro1">
          <table:table-cell office:value-type="float" office:value="1208" calcext:value-type="float">
            <text:p>1208</text:p>
          </table:table-cell>
          <table:table-cell office:value-type="string" calcext:value-type="string">
            <text:p>ch3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cclesiastical</text:p>
          </table:table-cell>
          <table:table-cell/>
        </table:table-row>
        <table:table-row table:style-name="ro1">
          <table:table-cell office:value-type="float" office:value="1209" calcext:value-type="float">
            <text:p>1209</text:p>
          </table:table-cell>
          <table:table-cell office:value-type="string" calcext:value-type="string">
            <text:p>ch3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vestments</text:p>
          </table:table-cell>
          <table:table-cell/>
        </table:table-row>
        <table:table-row table:style-name="ro1">
          <table:table-cell office:value-type="float" office:value="1210" calcext:value-type="float">
            <text:p>1210</text:p>
          </table:table-cell>
          <table:table-cell office:value-type="string" calcext:value-type="string">
            <text:p>ch3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stment</text:p>
          </table:table-cell>
          <table:table-cell/>
        </table:table-row>
        <table:table-row table:style-name="ro1">
          <table:table-cell office:value-type="float" office:value="1211" calcext:value-type="float">
            <text:p>1211</text:p>
          </table:table-cell>
          <table:table-cell office:value-type="string" calcext:value-type="string">
            <text:p>ch3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eethe</text:p>
          </table:table-cell>
          <table:table-cell/>
        </table:table-row>
        <table:table-row table:style-name="ro1">
          <table:table-cell office:value-type="float" office:value="1212" calcext:value-type="float">
            <text:p>1212</text:p>
          </table:table-cell>
          <table:table-cell office:value-type="string" calcext:value-type="string">
            <text:p>ch3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lack</text:p>
          </table:table-cell>
          <table:table-cell/>
        </table:table-row>
        <table:table-row table:style-name="ro1">
          <table:table-cell office:value-type="float" office:value="1213" calcext:value-type="float">
            <text:p>1213</text:p>
          </table:table-cell>
          <table:table-cell office:value-type="string" calcext:value-type="string">
            <text:p>ch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lurt</text:p>
          </table:table-cell>
          <table:table-cell/>
        </table:table-row>
        <table:table-row table:style-name="ro1">
          <table:table-cell office:value-type="float" office:value="1214" calcext:value-type="float">
            <text:p>1214</text:p>
          </table:table-cell>
          <table:table-cell office:value-type="string" calcext:value-type="string">
            <text:p>ch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thwart</text:p>
          </table:table-cell>
          <table:table-cell/>
        </table:table-row>
        <table:table-row table:style-name="ro1">
          <table:table-cell office:value-type="float" office:value="1215" calcext:value-type="float">
            <text:p>1215</text:p>
          </table:table-cell>
          <table:table-cell office:value-type="string" calcext:value-type="string">
            <text:p>ch3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warranted</text:p>
          </table:table-cell>
          <table:table-cell/>
        </table:table-row>
        <table:table-row table:style-name="ro1">
          <table:table-cell office:value-type="float" office:value="1216" calcext:value-type="float">
            <text:p>1216</text:p>
          </table:table-cell>
          <table:table-cell office:value-type="string" calcext:value-type="string">
            <text:p>ch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reckless</text:p>
          </table:table-cell>
          <table:table-cell/>
        </table:table-row>
        <table:table-row table:style-name="ro1">
          <table:table-cell office:value-type="float" office:value="1217" calcext:value-type="float">
            <text:p>1217</text:p>
          </table:table-cell>
          <table:table-cell office:value-type="string" calcext:value-type="string">
            <text:p>ch3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liaison</text:p>
          </table:table-cell>
          <table:table-cell/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string" calcext:value-type="string">
            <text:p>ch3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omplutense</text:p>
          </table:table-cell>
          <table:table-cell/>
        </table:table-row>
        <table:table-row table:style-name="ro1">
          <table:table-cell office:value-type="float" office:value="1219" calcext:value-type="float">
            <text:p>1219</text:p>
          </table:table-cell>
          <table:table-cell office:value-type="string" calcext:value-type="string">
            <text:p>ch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mushrooming</text:p>
          </table:table-cell>
          <table:table-cell/>
        </table:table-row>
        <table:table-row table:style-name="ro1">
          <table:table-cell office:value-type="float" office:value="1220" calcext:value-type="float">
            <text:p>1220</text:p>
          </table:table-cell>
          <table:table-cell office:value-type="string" calcext:value-type="string">
            <text:p>ch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ch-savvy</text:p>
          </table:table-cell>
          <table:table-cell/>
        </table:table-row>
        <table:table-row table:style-name="ro1">
          <table:table-cell office:value-type="float" office:value="1221" calcext:value-type="float">
            <text:p>1221</text:p>
          </table:table-cell>
          <table:table-cell office:value-type="string" calcext:value-type="string">
            <text:p>ch3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flex</text:p>
          </table:table-cell>
          <table:table-cell/>
        </table:table-row>
        <table:table-row table:style-name="ro1">
          <table:table-cell office:value-type="float" office:value="1222" calcext:value-type="float">
            <text:p>1222</text:p>
          </table:table-cell>
          <table:table-cell office:value-type="string" calcext:value-type="string">
            <text:p>ch3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uscle</text:p>
          </table:table-cell>
          <table:table-cell/>
        </table:table-row>
        <table:table-row table:style-name="ro1">
          <table:table-cell office:value-type="float" office:value="1223" calcext:value-type="float">
            <text:p>1223</text:p>
          </table:table-cell>
          <table:table-cell office:value-type="string" calcext:value-type="string">
            <text:p>ch3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disbelief</text:p>
          </table:table-cell>
          <table:table-cell/>
        </table:table-row>
        <table:table-row table:style-name="ro1">
          <table:table-cell office:value-type="float" office:value="1224" calcext:value-type="float">
            <text:p>1224</text:p>
          </table:table-cell>
          <table:table-cell office:value-type="string" calcext:value-type="string">
            <text:p>ch3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nnerving</text:p>
          </table:table-cell>
          <table:table-cell/>
        </table:table-row>
        <table:table-row table:style-name="ro1">
          <table:table-cell office:value-type="float" office:value="1225" calcext:value-type="float">
            <text:p>1225</text:p>
          </table:table-cell>
          <table:table-cell office:value-type="string" calcext:value-type="string">
            <text:p>ch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isconcerting</text:p>
          </table:table-cell>
          <table:table-cell/>
        </table:table-row>
        <table:table-row table:style-name="ro1">
          <table:table-cell office:value-type="float" office:value="1226" calcext:value-type="float">
            <text:p>1226</text:p>
          </table:table-cell>
          <table:table-cell office:value-type="string" calcext:value-type="string">
            <text:p>ch3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complicit</text:p>
          </table:table-cell>
          <table:table-cell/>
        </table:table-row>
        <table:table-row table:style-name="ro1">
          <table:table-cell office:value-type="float" office:value="1227" calcext:value-type="float">
            <text:p>1227</text:p>
          </table:table-cell>
          <table:table-cell office:value-type="string" calcext:value-type="string">
            <text:p>ch3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flinch</text:p>
          </table:table-cell>
          <table:table-cell/>
        </table:table-row>
        <table:table-row table:style-name="ro1">
          <table:table-cell office:value-type="float" office:value="1228" calcext:value-type="float">
            <text:p>1228</text:p>
          </table:table-cell>
          <table:table-cell office:value-type="string" calcext:value-type="string">
            <text:p>ch3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blindsided</text:p>
          </table:table-cell>
          <table:table-cell/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string" calcext:value-type="string">
            <text:p>ch3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blindside</text:p>
          </table:table-cell>
          <table:table-cell/>
        </table:table-row>
        <table:table-row table:style-name="ro1">
          <table:table-cell office:value-type="float" office:value="1230" calcext:value-type="float">
            <text:p>1230</text:p>
          </table:table-cell>
          <table:table-cell office:value-type="string" calcext:value-type="string">
            <text:p>ch3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frowning</text:p>
          </table:table-cell>
          <table:table-cell/>
        </table:table-row>
        <table:table-row table:style-name="ro1">
          <table:table-cell office:value-type="float" office:value="1231" calcext:value-type="float">
            <text:p>1231</text:p>
          </table:table-cell>
          <table:table-cell office:value-type="string" calcext:value-type="string">
            <text:p>ch3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frown</text:p>
          </table:table-cell>
          <table:table-cell/>
        </table:table-row>
        <table:table-row table:style-name="ro1">
          <table:table-cell office:value-type="float" office:value="1232" calcext:value-type="float">
            <text:p>1232</text:p>
          </table:table-cell>
          <table:table-cell office:value-type="string" calcext:value-type="string">
            <text:p>ch3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zealotry</text:p>
          </table:table-cell>
          <table:table-cell/>
        </table:table-row>
        <table:table-row table:style-name="ro1">
          <table:table-cell office:value-type="float" office:value="1233" calcext:value-type="float">
            <text:p>1233</text:p>
          </table:table-cell>
          <table:table-cell office:value-type="string" calcext:value-type="string">
            <text:p>ch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spionage</text:p>
          </table:table-cell>
          <table:table-cell/>
        </table:table-row>
        <table:table-row table:style-name="ro1">
          <table:table-cell office:value-type="float" office:value="1234" calcext:value-type="float">
            <text:p>1234</text:p>
          </table:table-cell>
          <table:table-cell office:value-type="string" calcext:value-type="string">
            <text:p>ch3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live</text:p>
          </table:table-cell>
          <table:table-cell/>
        </table:table-row>
        <table:table-row table:style-name="ro1">
          <table:table-cell office:value-type="float" office:value="1235" calcext:value-type="float">
            <text:p>1235</text:p>
          </table:table-cell>
          <table:table-cell office:value-type="string" calcext:value-type="string">
            <text:p>ch3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gulf</text:p>
          </table:table-cell>
          <table:table-cell/>
        </table:table-row>
        <table:table-row table:style-name="ro1">
          <table:table-cell office:value-type="float" office:value="1236" calcext:value-type="float">
            <text:p>1236</text:p>
          </table:table-cell>
          <table:table-cell office:value-type="string" calcext:value-type="string">
            <text:p>ch3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rittle</text:p>
          </table:table-cell>
          <table:table-cell/>
        </table:table-row>
        <table:table-row table:style-name="ro1">
          <table:table-cell office:value-type="float" office:value="1237" calcext:value-type="float">
            <text:p>1237</text:p>
          </table:table-cell>
          <table:table-cell office:value-type="string" calcext:value-type="string">
            <text:p>ch3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rift</text:p>
          </table:table-cell>
          <table:table-cell/>
        </table:table-row>
        <table:table-row table:style-name="ro1">
          <table:table-cell office:value-type="float" office:value="1238" calcext:value-type="float">
            <text:p>1238</text:p>
          </table:table-cell>
          <table:table-cell office:value-type="string" calcext:value-type="string">
            <text:p>ch3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giddy</text:p>
          </table:table-cell>
          <table:table-cell/>
        </table:table-row>
        <table:table-row table:style-name="ro1">
          <table:table-cell office:value-type="float" office:value="1239" calcext:value-type="float">
            <text:p>1239</text:p>
          </table:table-cell>
          <table:table-cell office:value-type="string" calcext:value-type="string">
            <text:p>ch3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molder</text:p>
          </table:table-cell>
          <table:table-cell/>
        </table:table-row>
        <table:table-row table:style-name="ro1">
          <table:table-cell office:value-type="float" office:value="1240" calcext:value-type="float">
            <text:p>1240</text:p>
          </table:table-cell>
          <table:table-cell office:value-type="string" calcext:value-type="string">
            <text:p>ch3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tussle</text:p>
          </table:table-cell>
          <table:table-cell/>
        </table:table-row>
        <table:table-row table:style-name="ro1">
          <table:table-cell office:value-type="float" office:value="1241" calcext:value-type="float">
            <text:p>1241</text:p>
          </table:table-cell>
          <table:table-cell office:value-type="string" calcext:value-type="string">
            <text:p>ch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vet</text:p>
          </table:table-cell>
          <table:table-cell/>
        </table:table-row>
        <table:table-row table:style-name="ro1">
          <table:table-cell office:value-type="float" office:value="1242" calcext:value-type="float">
            <text:p>1242</text:p>
          </table:table-cell>
          <table:table-cell office:value-type="string" calcext:value-type="string">
            <text:p>ch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kimming</text:p>
          </table:table-cell>
          <table:table-cell/>
        </table:table-row>
        <table:table-row table:style-name="ro1">
          <table:table-cell office:value-type="float" office:value="1243" calcext:value-type="float">
            <text:p>1243</text:p>
          </table:table-cell>
          <table:table-cell office:value-type="string" calcext:value-type="string">
            <text:p>ch3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kim</text:p>
          </table:table-cell>
          <table:table-cell/>
        </table:table-row>
        <table:table-row table:style-name="ro1">
          <table:table-cell office:value-type="float" office:value="1244" calcext:value-type="float">
            <text:p>1244</text:p>
          </table:table-cell>
          <table:table-cell office:value-type="string" calcext:value-type="string">
            <text:p>ch3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tributary</text:p>
          </table:table-cell>
          <table:table-cell/>
        </table:table-row>
        <table:table-row table:style-name="ro1">
          <table:table-cell office:value-type="float" office:value="1245" calcext:value-type="float">
            <text:p>1245</text:p>
          </table:table-cell>
          <table:table-cell office:value-type="string" calcext:value-type="string">
            <text:p>ch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perilous</text:p>
          </table:table-cell>
          <table:table-cell/>
        </table:table-row>
        <table:table-row table:style-name="ro1">
          <table:table-cell office:value-type="float" office:value="1246" calcext:value-type="float">
            <text:p>1246</text:p>
          </table:table-cell>
          <table:table-cell office:value-type="string" calcext:value-type="string">
            <text:p>ch3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unfazed</text:p>
          </table:table-cell>
          <table:table-cell/>
        </table:table-row>
        <table:table-row table:style-name="ro1">
          <table:table-cell office:value-type="float" office:value="1247" calcext:value-type="float">
            <text:p>1247</text:p>
          </table:table-cell>
          <table:table-cell office:value-type="string" calcext:value-type="string">
            <text:p>ch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orge</text:p>
          </table:table-cell>
          <table:table-cell/>
        </table:table-row>
        <table:table-row table:style-name="ro1">
          <table:table-cell office:value-type="float" office:value="1248" calcext:value-type="float">
            <text:p>1248</text:p>
          </table:table-cell>
          <table:table-cell office:value-type="string" calcext:value-type="string">
            <text:p>ch3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blaze</text:p>
          </table:table-cell>
          <table:table-cell/>
        </table:table-row>
        <table:table-row table:style-name="ro1">
          <table:table-cell office:value-type="float" office:value="1249" calcext:value-type="float">
            <text:p>1249</text:p>
          </table:table-cell>
          <table:table-cell office:value-type="string" calcext:value-type="string">
            <text:p>ch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lunt</text:p>
          </table:table-cell>
          <table:table-cell/>
        </table:table-row>
        <table:table-row table:style-name="ro1">
          <table:table-cell office:value-type="float" office:value="1250" calcext:value-type="float">
            <text:p>1250</text:p>
          </table:table-cell>
          <table:table-cell office:value-type="string" calcext:value-type="string">
            <text:p>ch3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peril</text:p>
          </table:table-cell>
          <table:table-cell/>
        </table:table-row>
        <table:table-row table:style-name="ro1">
          <table:table-cell office:value-type="float" office:value="1251" calcext:value-type="float">
            <text:p>1251</text:p>
          </table:table-cell>
          <table:table-cell office:value-type="string" calcext:value-type="string">
            <text:p>ch3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unguarded</text:p>
          </table:table-cell>
          <table:table-cell/>
        </table:table-row>
        <table:table-row table:style-name="ro1">
          <table:table-cell office:value-type="float" office:value="1252" calcext:value-type="float">
            <text:p>1252</text:p>
          </table:table-cell>
          <table:table-cell office:value-type="string" calcext:value-type="string">
            <text:p>ch3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candor</text:p>
          </table:table-cell>
          <table:table-cell/>
        </table:table-row>
        <table:table-row table:style-name="ro1">
          <table:table-cell office:value-type="float" office:value="1253" calcext:value-type="float">
            <text:p>1253</text:p>
          </table:table-cell>
          <table:table-cell office:value-type="string" calcext:value-type="string">
            <text:p>ch3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mind-boggling</text:p>
          </table:table-cell>
          <table:table-cell/>
        </table:table-row>
        <table:table-row table:style-name="ro1">
          <table:table-cell office:value-type="float" office:value="1254" calcext:value-type="float">
            <text:p>1254</text:p>
          </table:table-cell>
          <table:table-cell office:value-type="string" calcext:value-type="string">
            <text:p>ch3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poise</text:p>
          </table:table-cell>
          <table:table-cell/>
        </table:table-row>
        <table:table-row table:style-name="ro1">
          <table:table-cell office:value-type="float" office:value="1255" calcext:value-type="float">
            <text:p>1255</text:p>
          </table:table-cell>
          <table:table-cell office:value-type="string" calcext:value-type="string">
            <text:p>ch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plummet</text:p>
          </table:table-cell>
          <table:table-cell/>
        </table:table-row>
        <table:table-row table:style-name="ro1">
          <table:table-cell office:value-type="float" office:value="1256" calcext:value-type="float">
            <text:p>1256</text:p>
          </table:table-cell>
          <table:table-cell office:value-type="string" calcext:value-type="string">
            <text:p>ch35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pang</text:p>
          </table:table-cell>
          <table:table-cell/>
        </table:table-row>
        <table:table-row table:style-name="ro1">
          <table:table-cell office:value-type="float" office:value="1257" calcext:value-type="float">
            <text:p>1257</text:p>
          </table:table-cell>
          <table:table-cell office:value-type="string" calcext:value-type="string">
            <text:p>ch3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ltar</text:p>
          </table:table-cell>
          <table:table-cell/>
        </table:table-row>
        <table:table-row table:style-name="ro1">
          <table:table-cell office:value-type="float" office:value="1258" calcext:value-type="float">
            <text:p>1258</text:p>
          </table:table-cell>
          <table:table-cell office:value-type="string" calcext:value-type="string">
            <text:p>ch3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ubble</text:p>
          </table:table-cell>
          <table:table-cell/>
        </table:table-row>
        <table:table-row table:style-name="ro1">
          <table:table-cell office:value-type="float" office:value="1259" calcext:value-type="float">
            <text:p>1259</text:p>
          </table:table-cell>
          <table:table-cell office:value-type="string" calcext:value-type="string">
            <text:p>ch3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urgatory</text:p>
          </table:table-cell>
          <table:table-cell/>
        </table:table-row>
        <table:table-row table:style-name="ro1">
          <table:table-cell office:value-type="float" office:value="1260" calcext:value-type="float">
            <text:p>1260</text:p>
          </table:table-cell>
          <table:table-cell office:value-type="string" calcext:value-type="string">
            <text:p>ch3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alvation</text:p>
          </table:table-cell>
          <table:table-cell/>
        </table:table-row>
        <table:table-row table:style-name="ro1">
          <table:table-cell office:value-type="float" office:value="1261" calcext:value-type="float">
            <text:p>1261</text:p>
          </table:table-cell>
          <table:table-cell office:value-type="string" calcext:value-type="string">
            <text:p>ch3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laimed</text:p>
          </table:table-cell>
          <table:table-cell/>
        </table:table-row>
        <table:table-row table:style-name="ro1">
          <table:table-cell office:value-type="float" office:value="1262" calcext:value-type="float">
            <text:p>1262</text:p>
          </table:table-cell>
          <table:table-cell office:value-type="string" calcext:value-type="string">
            <text:p>ch3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wage</text:p>
          </table:table-cell>
          <table:table-cell/>
        </table:table-row>
        <table:table-row table:style-name="ro1">
          <table:table-cell office:value-type="float" office:value="1263" calcext:value-type="float">
            <text:p>1263</text:p>
          </table:table-cell>
          <table:table-cell office:value-type="string" calcext:value-type="string">
            <text:p>ch36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anguish</text:p>
          </table:table-cell>
          <table:table-cell/>
        </table:table-row>
        <table:table-row table:style-name="ro1">
          <table:table-cell office:value-type="float" office:value="1264" calcext:value-type="float">
            <text:p>1264</text:p>
          </table:table-cell>
          <table:table-cell office:value-type="string" calcext:value-type="string">
            <text:p>ch3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anesthetizing</text:p>
          </table:table-cell>
          <table:table-cell/>
        </table:table-row>
        <table:table-row table:style-name="ro1">
          <table:table-cell office:value-type="float" office:value="1265" calcext:value-type="float">
            <text:p>1265</text:p>
          </table:table-cell>
          <table:table-cell office:value-type="string" calcext:value-type="string">
            <text:p>ch3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anesthetize</text:p>
          </table:table-cell>
          <table:table-cell/>
        </table:table-row>
        <table:table-row table:style-name="ro1">
          <table:table-cell office:value-type="float" office:value="1266" calcext:value-type="float">
            <text:p>1266</text:p>
          </table:table-cell>
          <table:table-cell office:value-type="string" calcext:value-type="string">
            <text:p>ch3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yearning</text:p>
          </table:table-cell>
          <table:table-cell/>
        </table:table-row>
        <table:table-row table:style-name="ro1">
          <table:table-cell office:value-type="float" office:value="1267" calcext:value-type="float">
            <text:p>1267</text:p>
          </table:table-cell>
          <table:table-cell office:value-type="string" calcext:value-type="string">
            <text:p>ch36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hostile</text:p>
          </table:table-cell>
          <table:table-cell/>
        </table:table-row>
        <table:table-row table:style-name="ro1">
          <table:table-cell office:value-type="float" office:value="1268" calcext:value-type="float">
            <text:p>1268</text:p>
          </table:table-cell>
          <table:table-cell office:value-type="string" calcext:value-type="string">
            <text:p>ch3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recluse</text:p>
          </table:table-cell>
          <table:table-cell/>
        </table:table-row>
        <table:table-row table:style-name="ro1">
          <table:table-cell office:value-type="float" office:value="1269" calcext:value-type="float">
            <text:p>1269</text:p>
          </table:table-cell>
          <table:table-cell office:value-type="string" calcext:value-type="string">
            <text:p>ch3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modest</text:p>
          </table:table-cell>
          <table:table-cell/>
        </table:table-row>
        <table:table-row table:style-name="ro1">
          <table:table-cell office:value-type="float" office:value="1270" calcext:value-type="float">
            <text:p>1270</text:p>
          </table:table-cell>
          <table:table-cell office:value-type="string" calcext:value-type="string">
            <text:p>ch3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tipend</text:p>
          </table:table-cell>
          <table:table-cell/>
        </table:table-row>
        <table:table-row table:style-name="ro1">
          <table:table-cell office:value-type="float" office:value="1271" calcext:value-type="float">
            <text:p>1271</text:p>
          </table:table-cell>
          <table:table-cell office:value-type="string" calcext:value-type="string">
            <text:p>ch3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aphorism</text:p>
          </table:table-cell>
          <table:table-cell/>
        </table:table-row>
        <table:table-row table:style-name="ro1">
          <table:table-cell office:value-type="float" office:value="1272" calcext:value-type="float">
            <text:p>1272</text:p>
          </table:table-cell>
          <table:table-cell office:value-type="string" calcext:value-type="string">
            <text:p>ch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eviction</text:p>
          </table:table-cell>
          <table:table-cell/>
        </table:table-row>
        <table:table-row table:style-name="ro1">
          <table:table-cell office:value-type="float" office:value="1273" calcext:value-type="float">
            <text:p>1273</text:p>
          </table:table-cell>
          <table:table-cell office:value-type="string" calcext:value-type="string">
            <text:p>ch3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muster the courage</text:p>
          </table:table-cell>
          <table:table-cell/>
        </table:table-row>
        <table:table-row table:style-name="ro1">
          <table:table-cell office:value-type="float" office:value="1274" calcext:value-type="float">
            <text:p>1274</text:p>
          </table:table-cell>
          <table:table-cell office:value-type="string" calcext:value-type="string">
            <text:p>ch3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muster</text:p>
          </table:table-cell>
          <table:table-cell/>
        </table:table-row>
        <table:table-row table:style-name="ro1">
          <table:table-cell office:value-type="float" office:value="1275" calcext:value-type="float">
            <text:p>1275</text:p>
          </table:table-cell>
          <table:table-cell office:value-type="string" calcext:value-type="string">
            <text:p>ch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temple</text:p>
          </table:table-cell>
          <table:table-cell/>
        </table:table-row>
        <table:table-row table:style-name="ro1">
          <table:table-cell office:value-type="float" office:value="1276" calcext:value-type="float">
            <text:p>1276</text:p>
          </table:table-cell>
          <table:table-cell office:value-type="string" calcext:value-type="string">
            <text:p>ch3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humiliated</text:p>
          </table:table-cell>
          <table:table-cell/>
        </table:table-row>
        <table:table-row table:style-name="ro1">
          <table:table-cell office:value-type="float" office:value="1277" calcext:value-type="float">
            <text:p>1277</text:p>
          </table:table-cell>
          <table:table-cell office:value-type="string" calcext:value-type="string">
            <text:p>ch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humiliate</text:p>
          </table:table-cell>
          <table:table-cell/>
        </table:table-row>
        <table:table-row table:style-name="ro1">
          <table:table-cell office:value-type="float" office:value="1278" calcext:value-type="float">
            <text:p>1278</text:p>
          </table:table-cell>
          <table:table-cell office:value-type="string" calcext:value-type="string">
            <text:p>ch3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muscle-bound</text:p>
          </table:table-cell>
          <table:table-cell/>
        </table:table-row>
        <table:table-row table:style-name="ro1">
          <table:table-cell office:value-type="float" office:value="1279" calcext:value-type="float">
            <text:p>1279</text:p>
          </table:table-cell>
          <table:table-cell office:value-type="string" calcext:value-type="string">
            <text:p>ch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buzz cut</text:p>
          </table:table-cell>
          <table:table-cell/>
        </table:table-row>
        <table:table-row table:style-name="ro1">
          <table:table-cell office:value-type="float" office:value="1280" calcext:value-type="float">
            <text:p>1280</text:p>
          </table:table-cell>
          <table:table-cell office:value-type="string" calcext:value-type="string">
            <text:p>ch3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rash</text:p>
          </table:table-cell>
          <table:table-cell/>
        </table:table-row>
        <table:table-row table:style-name="ro1">
          <table:table-cell office:value-type="float" office:value="1281" calcext:value-type="float">
            <text:p>1281</text:p>
          </table:table-cell>
          <table:table-cell office:value-type="string" calcext:value-type="string">
            <text:p>ch3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emeanor</text:p>
          </table:table-cell>
          <table:table-cell/>
        </table:table-row>
        <table:table-row table:style-name="ro1">
          <table:table-cell office:value-type="float" office:value="1282" calcext:value-type="float">
            <text:p>1282</text:p>
          </table:table-cell>
          <table:table-cell office:value-type="string" calcext:value-type="string">
            <text:p>ch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prosthetic</text:p>
          </table:table-cell>
          <table:table-cell/>
        </table:table-row>
        <table:table-row table:style-name="ro1">
          <table:table-cell office:value-type="float" office:value="1283" calcext:value-type="float">
            <text:p>1283</text:p>
          </table:table-cell>
          <table:table-cell office:value-type="string" calcext:value-type="string">
            <text:p>ch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emipro</text:p>
          </table:table-cell>
          <table:table-cell/>
        </table:table-row>
        <table:table-row table:style-name="ro1">
          <table:table-cell office:value-type="float" office:value="1284" calcext:value-type="float">
            <text:p>1284</text:p>
          </table:table-cell>
          <table:table-cell office:value-type="string" calcext:value-type="string">
            <text:p>ch3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god-helps-those-who-help-themselves</text:p>
          </table:table-cell>
          <table:table-cell/>
        </table:table-row>
        <table:table-row table:style-name="ro1">
          <table:table-cell office:value-type="float" office:value="1285" calcext:value-type="float">
            <text:p>1285</text:p>
          </table:table-cell>
          <table:table-cell office:value-type="string" calcext:value-type="string">
            <text:p>ch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god helps those who help themselves</text:p>
          </table:table-cell>
          <table:table-cell/>
        </table:table-row>
        <table:table-row table:style-name="ro1">
          <table:table-cell office:value-type="float" office:value="1286" calcext:value-type="float">
            <text:p>1286</text:p>
          </table:table-cell>
          <table:table-cell office:value-type="string" calcext:value-type="string">
            <text:p>ch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heaved</text:p>
          </table:table-cell>
          <table:table-cell/>
        </table:table-row>
        <table:table-row table:style-name="ro1">
          <table:table-cell office:value-type="float" office:value="1287" calcext:value-type="float">
            <text:p>1287</text:p>
          </table:table-cell>
          <table:table-cell office:value-type="string" calcext:value-type="string">
            <text:p>ch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heave</text:p>
          </table:table-cell>
          <table:table-cell/>
        </table:table-row>
        <table:table-row table:style-name="ro1">
          <table:table-cell office:value-type="float" office:value="1288" calcext:value-type="float">
            <text:p>1288</text:p>
          </table:table-cell>
          <table:table-cell office:value-type="string" calcext:value-type="string">
            <text:p>ch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prop</text:p>
          </table:table-cell>
          <table:table-cell/>
        </table:table-row>
        <table:table-row table:style-name="ro1">
          <table:table-cell office:value-type="float" office:value="1289" calcext:value-type="float">
            <text:p>1289</text:p>
          </table:table-cell>
          <table:table-cell office:value-type="string" calcext:value-type="string">
            <text:p>ch3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excruciating</text:p>
          </table:table-cell>
          <table:table-cell/>
        </table:table-row>
        <table:table-row table:style-name="ro1">
          <table:table-cell office:value-type="float" office:value="1290" calcext:value-type="float">
            <text:p>1290</text:p>
          </table:table-cell>
          <table:table-cell office:value-type="string" calcext:value-type="string">
            <text:p>ch3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excruciate</text:p>
          </table:table-cell>
          <table:table-cell/>
        </table:table-row>
        <table:table-row table:style-name="ro1">
          <table:table-cell office:value-type="float" office:value="1291" calcext:value-type="float">
            <text:p>1291</text:p>
          </table:table-cell>
          <table:table-cell office:value-type="string" calcext:value-type="string">
            <text:p>ch36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huffled</text:p>
          </table:table-cell>
          <table:table-cell/>
        </table:table-row>
        <table:table-row table:style-name="ro1">
          <table:table-cell office:value-type="float" office:value="1292" calcext:value-type="float">
            <text:p>1292</text:p>
          </table:table-cell>
          <table:table-cell office:value-type="string" calcext:value-type="string">
            <text:p>ch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shuffle</text:p>
          </table:table-cell>
          <table:table-cell/>
        </table:table-row>
        <table:table-row table:style-name="ro1">
          <table:table-cell office:value-type="float" office:value="1293" calcext:value-type="float">
            <text:p>1293</text:p>
          </table:table-cell>
          <table:table-cell office:value-type="string" calcext:value-type="string">
            <text:p>ch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eyed</text:p>
          </table:table-cell>
          <table:table-cell/>
        </table:table-row>
        <table:table-row table:style-name="ro1">
          <table:table-cell office:value-type="float" office:value="1294" calcext:value-type="float">
            <text:p>1294</text:p>
          </table:table-cell>
          <table:table-cell office:value-type="string" calcext:value-type="string">
            <text:p>ch3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mass</text:p>
          </table:table-cell>
          <table:table-cell/>
        </table:table-row>
        <table:table-row table:style-name="ro1">
          <table:table-cell office:value-type="float" office:value="1295" calcext:value-type="float">
            <text:p>1295</text:p>
          </table:table-cell>
          <table:table-cell office:value-type="string" calcext:value-type="string">
            <text:p>ch3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uns</text:p>
          </table:table-cell>
          <table:table-cell/>
        </table:table-row>
        <table:table-row table:style-name="ro1">
          <table:table-cell office:value-type="float" office:value="1296" calcext:value-type="float">
            <text:p>1296</text:p>
          </table:table-cell>
          <table:table-cell office:value-type="string" calcext:value-type="string">
            <text:p>ch36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nun</text:p>
          </table:table-cell>
          <table:table-cell/>
        </table:table-row>
        <table:table-row table:style-name="ro1">
          <table:table-cell office:value-type="float" office:value="1297" calcext:value-type="float">
            <text:p>1297</text:p>
          </table:table-cell>
          <table:table-cell office:value-type="string" calcext:value-type="string">
            <text:p>ch36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urposeless</text:p>
          </table:table-cell>
          <table:table-cell/>
        </table:table-row>
        <table:table-row table:style-name="ro1">
          <table:table-cell office:value-type="float" office:value="1298" calcext:value-type="float">
            <text:p>1298</text:p>
          </table:table-cell>
          <table:table-cell office:value-type="string" calcext:value-type="string">
            <text:p>ch36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audience</text:p>
          </table:table-cell>
          <table:table-cell/>
        </table:table-row>
        <table:table-row table:style-name="ro1">
          <table:table-cell office:value-type="float" office:value="1299" calcext:value-type="float">
            <text:p>1299</text:p>
          </table:table-cell>
          <table:table-cell office:value-type="string" calcext:value-type="string">
            <text:p>ch36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vicar</text:p>
          </table:table-cell>
          <table:table-cell/>
        </table:table-row>
        <table:table-row table:style-name="ro1">
          <table:table-cell office:value-type="float" office:value="1300" calcext:value-type="float">
            <text:p>1300</text:p>
          </table:table-cell>
          <table:table-cell office:value-type="string" calcext:value-type="string">
            <text:p>ch36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orthodoxy</text:p>
          </table:table-cell>
          <table:table-cell/>
        </table:table-row>
        <table:table-row table:style-name="ro1">
          <table:table-cell office:value-type="float" office:value="1301" calcext:value-type="float">
            <text:p>1301</text:p>
          </table:table-cell>
          <table:table-cell office:value-type="string" calcext:value-type="string">
            <text:p>ch36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rumblings</text:p>
          </table:table-cell>
          <table:table-cell/>
        </table:table-row>
        <table:table-row table:style-name="ro1">
          <table:table-cell office:value-type="float" office:value="1302" calcext:value-type="float">
            <text:p>1302</text:p>
          </table:table-cell>
          <table:table-cell office:value-type="string" calcext:value-type="string">
            <text:p>ch36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mbling</text:p>
          </table:table-cell>
          <table:table-cell/>
        </table:table-row>
        <table:table-row table:style-name="ro1">
          <table:table-cell office:value-type="float" office:value="1303" calcext:value-type="float">
            <text:p>1303</text:p>
          </table:table-cell>
          <table:table-cell office:value-type="string" calcext:value-type="string">
            <text:p>ch36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empowering</text:p>
          </table:table-cell>
          <table:table-cell/>
        </table:table-row>
        <table:table-row table:style-name="ro1">
          <table:table-cell office:value-type="float" office:value="1304" calcext:value-type="float">
            <text:p>1304</text:p>
          </table:table-cell>
          <table:table-cell office:value-type="string" calcext:value-type="string">
            <text:p>ch36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empower</text:p>
          </table:table-cell>
          <table:table-cell/>
        </table:table-row>
        <table:table-row table:style-name="ro1" table:number-rows-repeated="1048223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ch34,35,36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1" table:number-columns-repeated="2" table:default-cell-style-name="Default"/>
        <table:table-column table:style-name="co1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empower</text:p>
          </table:table-cell>
          <table:table-cell/>
          <table:table-cell table:formula="of:=OFFSET([.$A$74];-ROW();0;1;1)" office:value-type="string" office:string-value="zealotry" calcext:value-type="string">
            <text:p>zealotry</text:p>
          </table:table-cell>
          <table:table-cell/>
          <table:table-cell table:formula="of:=LOWER([.C1])" office:value-type="string" office:string-value="zealotry" calcext:value-type="string">
            <text:p>zealotry</text:p>
          </table:table-cell>
          <table:table-cell/>
          <table:table-cell office:value-type="string" calcext:value-type="string">
            <text:p>zealotry</text:p>
          </table:table-cell>
        </table:table-row>
        <table:table-row table:style-name="ro1">
          <table:table-cell office:value-type="string" calcext:value-type="string">
            <text:p>empowering</text:p>
          </table:table-cell>
          <table:table-cell/>
          <table:table-cell table:formula="of:=OFFSET([.$A$74];-ROW();0;1;1)" office:value-type="string" office:string-value="espionage" calcext:value-type="string">
            <text:p>espionage</text:p>
          </table:table-cell>
          <table:table-cell/>
          <table:table-cell table:formula="of:=LOWER([.C2])" office:value-type="string" office:string-value="espionage" calcext:value-type="string">
            <text:p>espionage</text:p>
          </table:table-cell>
          <table:table-cell/>
          <table:table-cell office:value-type="string" calcext:value-type="string">
            <text:p>espionage</text:p>
          </table:table-cell>
        </table:table-row>
        <table:table-row table:style-name="ro1">
          <table:table-cell office:value-type="string" calcext:value-type="string">
            <text:p>rumbling</text:p>
          </table:table-cell>
          <table:table-cell/>
          <table:table-cell table:formula="of:=OFFSET([.$A$74];-ROW();0;1;1)" office:value-type="string" office:string-value="relive" calcext:value-type="string">
            <text:p>relive</text:p>
          </table:table-cell>
          <table:table-cell/>
          <table:table-cell table:formula="of:=LOWER([.C3])" office:value-type="string" office:string-value="relive" calcext:value-type="string">
            <text:p>relive</text:p>
          </table:table-cell>
          <table:table-cell/>
          <table:table-cell office:value-type="string" calcext:value-type="string">
            <text:p>relive</text:p>
          </table:table-cell>
        </table:table-row>
        <table:table-row table:style-name="ro1">
          <table:table-cell office:value-type="string" calcext:value-type="string">
            <text:p>rumblings</text:p>
          </table:table-cell>
          <table:table-cell/>
          <table:table-cell table:formula="of:=OFFSET([.$A$74];-ROW();0;1;1)" office:value-type="string" office:string-value="engulf" calcext:value-type="string">
            <text:p>engulf</text:p>
          </table:table-cell>
          <table:table-cell/>
          <table:table-cell table:formula="of:=LOWER([.C4])" office:value-type="string" office:string-value="engulf" calcext:value-type="string">
            <text:p>engulf</text:p>
          </table:table-cell>
          <table:table-cell/>
          <table:table-cell office:value-type="string" calcext:value-type="string">
            <text:p>engulf</text:p>
          </table:table-cell>
        </table:table-row>
        <table:table-row table:style-name="ro1">
          <table:table-cell office:value-type="string" calcext:value-type="string">
            <text:p>orthodoxy</text:p>
          </table:table-cell>
          <table:table-cell/>
          <table:table-cell table:formula="of:=OFFSET([.$A$74];-ROW();0;1;1)" office:value-type="string" office:string-value="brittle" calcext:value-type="string">
            <text:p>brittle</text:p>
          </table:table-cell>
          <table:table-cell/>
          <table:table-cell table:formula="of:=LOWER([.C5])" office:value-type="string" office:string-value="brittle" calcext:value-type="string">
            <text:p>brittle</text:p>
          </table:table-cell>
          <table:table-cell/>
          <table:table-cell office:value-type="string" calcext:value-type="string">
            <text:p>brittle</text:p>
          </table:table-cell>
        </table:table-row>
        <table:table-row table:style-name="ro1">
          <table:table-cell office:value-type="string" calcext:value-type="string">
            <text:p>vicar</text:p>
          </table:table-cell>
          <table:table-cell/>
          <table:table-cell table:formula="of:=OFFSET([.$A$74];-ROW();0;1;1)" office:value-type="string" office:string-value="adrift" calcext:value-type="string">
            <text:p>adrift</text:p>
          </table:table-cell>
          <table:table-cell/>
          <table:table-cell table:formula="of:=LOWER([.C6])" office:value-type="string" office:string-value="adrift" calcext:value-type="string">
            <text:p>adrift</text:p>
          </table:table-cell>
          <table:table-cell/>
          <table:table-cell office:value-type="string" calcext:value-type="string">
            <text:p>adrift</text:p>
          </table:table-cell>
        </table:table-row>
        <table:table-row table:style-name="ro1">
          <table:table-cell office:value-type="string" calcext:value-type="string">
            <text:p>audience</text:p>
          </table:table-cell>
          <table:table-cell/>
          <table:table-cell table:formula="of:=OFFSET([.$A$74];-ROW();0;1;1)" office:value-type="string" office:string-value="giddy" calcext:value-type="string">
            <text:p>giddy</text:p>
          </table:table-cell>
          <table:table-cell/>
          <table:table-cell table:formula="of:=LOWER([.C7])" office:value-type="string" office:string-value="giddy" calcext:value-type="string">
            <text:p>giddy</text:p>
          </table:table-cell>
          <table:table-cell/>
          <table:table-cell office:value-type="string" calcext:value-type="string">
            <text:p>giddy</text:p>
          </table:table-cell>
        </table:table-row>
        <table:table-row table:style-name="ro1">
          <table:table-cell office:value-type="string" calcext:value-type="string">
            <text:p>purposeless</text:p>
          </table:table-cell>
          <table:table-cell/>
          <table:table-cell table:formula="of:=OFFSET([.$A$74];-ROW();0;1;1)" office:value-type="string" office:string-value="smolder" calcext:value-type="string">
            <text:p>smolder</text:p>
          </table:table-cell>
          <table:table-cell/>
          <table:table-cell table:formula="of:=LOWER([.C8])" office:value-type="string" office:string-value="smolder" calcext:value-type="string">
            <text:p>smolder</text:p>
          </table:table-cell>
          <table:table-cell/>
          <table:table-cell office:value-type="string" calcext:value-type="string">
            <text:p>smolder</text:p>
          </table:table-cell>
        </table:table-row>
        <table:table-row table:style-name="ro1">
          <table:table-cell office:value-type="string" calcext:value-type="string">
            <text:p>nun</text:p>
          </table:table-cell>
          <table:table-cell/>
          <table:table-cell table:formula="of:=OFFSET([.$A$74];-ROW();0;1;1)" office:value-type="string" office:string-value="tussle" calcext:value-type="string">
            <text:p>tussle</text:p>
          </table:table-cell>
          <table:table-cell/>
          <table:table-cell table:formula="of:=LOWER([.C9])" office:value-type="string" office:string-value="tussle" calcext:value-type="string">
            <text:p>tussle</text:p>
          </table:table-cell>
          <table:table-cell/>
          <table:table-cell office:value-type="string" calcext:value-type="string">
            <text:p>tussle</text:p>
          </table:table-cell>
        </table:table-row>
        <table:table-row table:style-name="ro1">
          <table:table-cell office:value-type="string" calcext:value-type="string">
            <text:p>nuns</text:p>
          </table:table-cell>
          <table:table-cell/>
          <table:table-cell table:formula="of:=OFFSET([.$A$74];-ROW();0;1;1)" office:value-type="string" office:string-value="vet" calcext:value-type="string">
            <text:p>vet</text:p>
          </table:table-cell>
          <table:table-cell/>
          <table:table-cell table:formula="of:=LOWER([.C10])" office:value-type="string" office:string-value="vet" calcext:value-type="string">
            <text:p>vet</text:p>
          </table:table-cell>
          <table:table-cell/>
          <table:table-cell office:value-type="string" calcext:value-type="string">
            <text:p>vet</text:p>
          </table:table-cell>
        </table:table-row>
        <table:table-row table:style-name="ro1">
          <table:table-cell office:value-type="string" calcext:value-type="string">
            <text:p>mass</text:p>
          </table:table-cell>
          <table:table-cell/>
          <table:table-cell table:formula="of:=OFFSET([.$A$74];-ROW();0;1;1)" office:value-type="string" office:string-value="skimming" calcext:value-type="string">
            <text:p>skimming</text:p>
          </table:table-cell>
          <table:table-cell/>
          <table:table-cell table:formula="of:=LOWER([.C11])" office:value-type="string" office:string-value="skimming" calcext:value-type="string">
            <text:p>skimming</text:p>
          </table:table-cell>
          <table:table-cell/>
          <table:table-cell office:value-type="string" calcext:value-type="string">
            <text:p>skimming</text:p>
          </table:table-cell>
        </table:table-row>
        <table:table-row table:style-name="ro1">
          <table:table-cell office:value-type="string" calcext:value-type="string">
            <text:p>eyed</text:p>
          </table:table-cell>
          <table:table-cell/>
          <table:table-cell table:formula="of:=OFFSET([.$A$74];-ROW();0;1;1)" office:value-type="string" office:string-value="skim" calcext:value-type="string">
            <text:p>skim</text:p>
          </table:table-cell>
          <table:table-cell/>
          <table:table-cell table:formula="of:=LOWER([.C12])" office:value-type="string" office:string-value="skim" calcext:value-type="string">
            <text:p>skim</text:p>
          </table:table-cell>
          <table:table-cell/>
          <table:table-cell office:value-type="string" calcext:value-type="string">
            <text:p>skim</text:p>
          </table:table-cell>
        </table:table-row>
        <table:table-row table:style-name="ro1">
          <table:table-cell office:value-type="string" calcext:value-type="string">
            <text:p>shuffle</text:p>
          </table:table-cell>
          <table:table-cell/>
          <table:table-cell table:formula="of:=OFFSET([.$A$74];-ROW();0;1;1)" office:value-type="string" office:string-value="tributary" calcext:value-type="string">
            <text:p>tributary</text:p>
          </table:table-cell>
          <table:table-cell/>
          <table:table-cell table:formula="of:=LOWER([.C13])" office:value-type="string" office:string-value="tributary" calcext:value-type="string">
            <text:p>tributary</text:p>
          </table:table-cell>
          <table:table-cell/>
          <table:table-cell office:value-type="string" calcext:value-type="string">
            <text:p>tributary</text:p>
          </table:table-cell>
        </table:table-row>
        <table:table-row table:style-name="ro1">
          <table:table-cell office:value-type="string" calcext:value-type="string">
            <text:p>shuffled</text:p>
          </table:table-cell>
          <table:table-cell/>
          <table:table-cell table:formula="of:=OFFSET([.$A$74];-ROW();0;1;1)" office:value-type="string" office:string-value="perilous" calcext:value-type="string">
            <text:p>perilous</text:p>
          </table:table-cell>
          <table:table-cell/>
          <table:table-cell table:formula="of:=LOWER([.C14])" office:value-type="string" office:string-value="perilous" calcext:value-type="string">
            <text:p>perilous</text:p>
          </table:table-cell>
          <table:table-cell/>
          <table:table-cell office:value-type="string" calcext:value-type="string">
            <text:p>perilous</text:p>
          </table:table-cell>
        </table:table-row>
        <table:table-row table:style-name="ro1">
          <table:table-cell office:value-type="string" calcext:value-type="string">
            <text:p>excruciate</text:p>
          </table:table-cell>
          <table:table-cell/>
          <table:table-cell table:formula="of:=OFFSET([.$A$74];-ROW();0;1;1)" office:value-type="string" office:string-value="unfazed" calcext:value-type="string">
            <text:p>unfazed</text:p>
          </table:table-cell>
          <table:table-cell/>
          <table:table-cell table:formula="of:=LOWER([.C15])" office:value-type="string" office:string-value="unfazed" calcext:value-type="string">
            <text:p>unfazed</text:p>
          </table:table-cell>
          <table:table-cell/>
          <table:table-cell office:value-type="string" calcext:value-type="string">
            <text:p>unfazed</text:p>
          </table:table-cell>
        </table:table-row>
        <table:table-row table:style-name="ro1">
          <table:table-cell office:value-type="string" calcext:value-type="string">
            <text:p>excruciating</text:p>
          </table:table-cell>
          <table:table-cell/>
          <table:table-cell table:formula="of:=OFFSET([.$A$74];-ROW();0;1;1)" office:value-type="string" office:string-value="gorge" calcext:value-type="string">
            <text:p>gorge</text:p>
          </table:table-cell>
          <table:table-cell/>
          <table:table-cell table:formula="of:=LOWER([.C16])" office:value-type="string" office:string-value="gorge" calcext:value-type="string">
            <text:p>gorge</text:p>
          </table:table-cell>
          <table:table-cell/>
          <table:table-cell office:value-type="string" calcext:value-type="string">
            <text:p>gorge</text:p>
          </table:table-cell>
        </table:table-row>
        <table:table-row table:style-name="ro1">
          <table:table-cell office:value-type="string" calcext:value-type="string">
            <text:p>prop</text:p>
          </table:table-cell>
          <table:table-cell/>
          <table:table-cell table:formula="of:=OFFSET([.$A$74];-ROW();0;1;1)" office:value-type="string" office:string-value="blaze" calcext:value-type="string">
            <text:p>blaze</text:p>
          </table:table-cell>
          <table:table-cell/>
          <table:table-cell table:formula="of:=LOWER([.C17])" office:value-type="string" office:string-value="blaze" calcext:value-type="string">
            <text:p>blaze</text:p>
          </table:table-cell>
          <table:table-cell/>
          <table:table-cell office:value-type="string" calcext:value-type="string">
            <text:p>blaze</text:p>
          </table:table-cell>
        </table:table-row>
        <table:table-row table:style-name="ro1">
          <table:table-cell office:value-type="string" calcext:value-type="string">
            <text:p>heave</text:p>
          </table:table-cell>
          <table:table-cell/>
          <table:table-cell table:formula="of:=OFFSET([.$A$74];-ROW();0;1;1)" office:value-type="string" office:string-value="blunt" calcext:value-type="string">
            <text:p>blunt</text:p>
          </table:table-cell>
          <table:table-cell/>
          <table:table-cell table:formula="of:=LOWER([.C18])" office:value-type="string" office:string-value="blunt" calcext:value-type="string">
            <text:p>blunt</text:p>
          </table:table-cell>
          <table:table-cell/>
          <table:table-cell office:value-type="string" calcext:value-type="string">
            <text:p>blunt</text:p>
          </table:table-cell>
        </table:table-row>
        <table:table-row table:style-name="ro1">
          <table:table-cell office:value-type="string" calcext:value-type="string">
            <text:p>heaved</text:p>
          </table:table-cell>
          <table:table-cell/>
          <table:table-cell table:formula="of:=OFFSET([.$A$74];-ROW();0;1;1)" office:value-type="string" office:string-value="peril" calcext:value-type="string">
            <text:p>peril</text:p>
          </table:table-cell>
          <table:table-cell/>
          <table:table-cell table:formula="of:=LOWER([.C19])" office:value-type="string" office:string-value="peril" calcext:value-type="string">
            <text:p>peril</text:p>
          </table:table-cell>
          <table:table-cell/>
          <table:table-cell office:value-type="string" calcext:value-type="string">
            <text:p>peril</text:p>
          </table:table-cell>
        </table:table-row>
        <table:table-row table:style-name="ro1">
          <table:table-cell office:value-type="string" calcext:value-type="string">
            <text:p>God helps those who help themselves</text:p>
          </table:table-cell>
          <table:table-cell/>
          <table:table-cell table:formula="of:=OFFSET([.$A$74];-ROW();0;1;1)" office:value-type="string" office:string-value="unguarded" calcext:value-type="string">
            <text:p>unguarded</text:p>
          </table:table-cell>
          <table:table-cell/>
          <table:table-cell table:formula="of:=LOWER([.C20])" office:value-type="string" office:string-value="unguarded" calcext:value-type="string">
            <text:p>unguarded</text:p>
          </table:table-cell>
          <table:table-cell/>
          <table:table-cell office:value-type="string" calcext:value-type="string">
            <text:p>unguarded</text:p>
          </table:table-cell>
        </table:table-row>
        <table:table-row table:style-name="ro1">
          <table:table-cell office:value-type="string" calcext:value-type="string">
            <text:p>God-helps-those-who-help-themselves</text:p>
          </table:table-cell>
          <table:table-cell/>
          <table:table-cell table:formula="of:=OFFSET([.$A$74];-ROW();0;1;1)" office:value-type="string" office:string-value="candor" calcext:value-type="string">
            <text:p>candor</text:p>
          </table:table-cell>
          <table:table-cell/>
          <table:table-cell table:formula="of:=LOWER([.C21])" office:value-type="string" office:string-value="candor" calcext:value-type="string">
            <text:p>candor</text:p>
          </table:table-cell>
          <table:table-cell/>
          <table:table-cell office:value-type="string" calcext:value-type="string">
            <text:p>candor</text:p>
          </table:table-cell>
        </table:table-row>
        <table:table-row table:style-name="ro1">
          <table:table-cell office:value-type="string" calcext:value-type="string">
            <text:p>semipro</text:p>
          </table:table-cell>
          <table:table-cell/>
          <table:table-cell table:formula="of:=OFFSET([.$A$74];-ROW();0;1;1)" office:value-type="string" office:string-value="Mind-boggling" calcext:value-type="string">
            <text:p>Mind-boggling</text:p>
          </table:table-cell>
          <table:table-cell/>
          <table:table-cell table:formula="of:=LOWER([.C22])" office:value-type="string" office:string-value="mind-boggling" calcext:value-type="string">
            <text:p>mind-boggling</text:p>
          </table:table-cell>
          <table:table-cell/>
          <table:table-cell office:value-type="string" calcext:value-type="string">
            <text:p>mind-boggling</text:p>
          </table:table-cell>
        </table:table-row>
        <table:table-row table:style-name="ro1">
          <table:table-cell office:value-type="string" calcext:value-type="string">
            <text:p>prosthetic</text:p>
          </table:table-cell>
          <table:table-cell/>
          <table:table-cell table:formula="of:=OFFSET([.$A$74];-ROW();0;1;1)" office:value-type="string" office:string-value="poise" calcext:value-type="string">
            <text:p>poise</text:p>
          </table:table-cell>
          <table:table-cell/>
          <table:table-cell table:formula="of:=LOWER([.C23])" office:value-type="string" office:string-value="poise" calcext:value-type="string">
            <text:p>poise</text:p>
          </table:table-cell>
          <table:table-cell/>
          <table:table-cell office:value-type="string" calcext:value-type="string">
            <text:p>poise</text:p>
          </table:table-cell>
        </table:table-row>
        <table:table-row table:style-name="ro1">
          <table:table-cell office:value-type="string" calcext:value-type="string">
            <text:p>demeanor</text:p>
          </table:table-cell>
          <table:table-cell/>
          <table:table-cell table:formula="of:=OFFSET([.$A$74];-ROW();0;1;1)" office:value-type="string" office:string-value="plummet" calcext:value-type="string">
            <text:p>plummet</text:p>
          </table:table-cell>
          <table:table-cell/>
          <table:table-cell table:formula="of:=LOWER([.C24])" office:value-type="string" office:string-value="plummet" calcext:value-type="string">
            <text:p>plummet</text:p>
          </table:table-cell>
          <table:table-cell/>
          <table:table-cell office:value-type="string" calcext:value-type="string">
            <text:p>plummet</text:p>
          </table:table-cell>
        </table:table-row>
        <table:table-row table:style-name="ro1">
          <table:table-cell office:value-type="string" calcext:value-type="string">
            <text:p>brash</text:p>
          </table:table-cell>
          <table:table-cell/>
          <table:table-cell table:formula="of:=OFFSET([.$A$74];-ROW();0;1;1)" office:value-type="string" office:string-value="pang" calcext:value-type="string">
            <text:p>pang</text:p>
          </table:table-cell>
          <table:table-cell/>
          <table:table-cell table:formula="of:=LOWER([.C25])" office:value-type="string" office:string-value="pang" calcext:value-type="string">
            <text:p>pang</text:p>
          </table:table-cell>
          <table:table-cell/>
          <table:table-cell office:value-type="string" calcext:value-type="string">
            <text:p>pang</text:p>
          </table:table-cell>
        </table:table-row>
        <table:table-row table:style-name="ro1">
          <table:table-cell office:value-type="string" calcext:value-type="string">
            <text:p>buzz cut</text:p>
          </table:table-cell>
          <table:table-cell/>
          <table:table-cell table:formula="of:=OFFSET([.$A$74];-ROW();0;1;1)" office:value-type="string" office:string-value="altar" calcext:value-type="string">
            <text:p>altar</text:p>
          </table:table-cell>
          <table:table-cell/>
          <table:table-cell table:formula="of:=LOWER([.C26])" office:value-type="string" office:string-value="altar" calcext:value-type="string">
            <text:p>altar</text:p>
          </table:table-cell>
          <table:table-cell/>
          <table:table-cell office:value-type="string" calcext:value-type="string">
            <text:p>altar</text:p>
          </table:table-cell>
        </table:table-row>
        <table:table-row table:style-name="ro1">
          <table:table-cell office:value-type="string" calcext:value-type="string">
            <text:p>muscle-bound</text:p>
          </table:table-cell>
          <table:table-cell/>
          <table:table-cell table:formula="of:=OFFSET([.$A$74];-ROW();0;1;1)" office:value-type="string" office:string-value="rubble" calcext:value-type="string">
            <text:p>rubble</text:p>
          </table:table-cell>
          <table:table-cell/>
          <table:table-cell table:formula="of:=LOWER([.C27])" office:value-type="string" office:string-value="rubble" calcext:value-type="string">
            <text:p>rubble</text:p>
          </table:table-cell>
          <table:table-cell/>
          <table:table-cell office:value-type="string" calcext:value-type="string">
            <text:p>rubble</text:p>
          </table:table-cell>
        </table:table-row>
        <table:table-row table:style-name="ro1">
          <table:table-cell office:value-type="string" calcext:value-type="string">
            <text:p>humiliate</text:p>
          </table:table-cell>
          <table:table-cell/>
          <table:table-cell table:formula="of:=OFFSET([.$A$74];-ROW();0;1;1)" office:value-type="string" office:string-value="purgatory" calcext:value-type="string">
            <text:p>purgatory</text:p>
          </table:table-cell>
          <table:table-cell/>
          <table:table-cell table:formula="of:=LOWER([.C28])" office:value-type="string" office:string-value="purgatory" calcext:value-type="string">
            <text:p>purgatory</text:p>
          </table:table-cell>
          <table:table-cell/>
          <table:table-cell office:value-type="string" calcext:value-type="string">
            <text:p>purgatory</text:p>
          </table:table-cell>
        </table:table-row>
        <table:table-row table:style-name="ro1">
          <table:table-cell office:value-type="string" calcext:value-type="string">
            <text:p>humiliated</text:p>
          </table:table-cell>
          <table:table-cell/>
          <table:table-cell table:formula="of:=OFFSET([.$A$74];-ROW();0;1;1)" office:value-type="string" office:string-value="salvation" calcext:value-type="string">
            <text:p>salvation</text:p>
          </table:table-cell>
          <table:table-cell/>
          <table:table-cell table:formula="of:=LOWER([.C29])" office:value-type="string" office:string-value="salvation" calcext:value-type="string">
            <text:p>salvation</text:p>
          </table:table-cell>
          <table:table-cell/>
          <table:table-cell office:value-type="string" calcext:value-type="string">
            <text:p>salvation</text:p>
          </table:table-cell>
        </table:table-row>
        <table:table-row table:style-name="ro1">
          <table:table-cell office:value-type="string" calcext:value-type="string">
            <text:p>temple</text:p>
          </table:table-cell>
          <table:table-cell/>
          <table:table-cell table:formula="of:=OFFSET([.$A$74];-ROW();0;1;1)" office:value-type="string" office:string-value="claimed" calcext:value-type="string">
            <text:p>claimed</text:p>
          </table:table-cell>
          <table:table-cell/>
          <table:table-cell table:formula="of:=LOWER([.C30])" office:value-type="string" office:string-value="claimed" calcext:value-type="string">
            <text:p>claimed</text:p>
          </table:table-cell>
          <table:table-cell/>
          <table:table-cell office:value-type="string" calcext:value-type="string">
            <text:p>claimed</text:p>
          </table:table-cell>
        </table:table-row>
        <table:table-row table:style-name="ro1">
          <table:table-cell office:value-type="string" calcext:value-type="string">
            <text:p>muster</text:p>
          </table:table-cell>
          <table:table-cell/>
          <table:table-cell table:formula="of:=OFFSET([.$A$74];-ROW();0;1;1)" office:value-type="string" office:string-value="wage" calcext:value-type="string">
            <text:p>wage</text:p>
          </table:table-cell>
          <table:table-cell/>
          <table:table-cell table:formula="of:=LOWER([.C31])" office:value-type="string" office:string-value="wage" calcext:value-type="string">
            <text:p>wage</text:p>
          </table:table-cell>
          <table:table-cell/>
          <table:table-cell office:value-type="string" calcext:value-type="string">
            <text:p>wage</text:p>
          </table:table-cell>
        </table:table-row>
        <table:table-row table:style-name="ro1">
          <table:table-cell office:value-type="string" calcext:value-type="string">
            <text:p>muster the courage</text:p>
          </table:table-cell>
          <table:table-cell/>
          <table:table-cell table:formula="of:=OFFSET([.$A$74];-ROW();0;1;1)" office:value-type="string" office:string-value="anguish" calcext:value-type="string">
            <text:p>anguish</text:p>
          </table:table-cell>
          <table:table-cell/>
          <table:table-cell table:formula="of:=LOWER([.C32])" office:value-type="string" office:string-value="anguish" calcext:value-type="string">
            <text:p>anguish</text:p>
          </table:table-cell>
          <table:table-cell/>
          <table:table-cell office:value-type="string" calcext:value-type="string">
            <text:p>anguish</text:p>
          </table:table-cell>
        </table:table-row>
        <table:table-row table:style-name="ro1">
          <table:table-cell office:value-type="string" calcext:value-type="string">
            <text:p>eviction</text:p>
          </table:table-cell>
          <table:table-cell/>
          <table:table-cell table:formula="of:=OFFSET([.$A$74];-ROW();0;1;1)" office:value-type="string" office:string-value="anesthetizing" calcext:value-type="string">
            <text:p>anesthetizing</text:p>
          </table:table-cell>
          <table:table-cell/>
          <table:table-cell table:formula="of:=LOWER([.C33])" office:value-type="string" office:string-value="anesthetizing" calcext:value-type="string">
            <text:p>anesthetizing</text:p>
          </table:table-cell>
          <table:table-cell/>
          <table:table-cell office:value-type="string" calcext:value-type="string">
            <text:p>anesthetizing</text:p>
          </table:table-cell>
        </table:table-row>
        <table:table-row table:style-name="ro1">
          <table:table-cell office:value-type="string" calcext:value-type="string">
            <text:p>aphorism</text:p>
          </table:table-cell>
          <table:table-cell/>
          <table:table-cell table:formula="of:=OFFSET([.$A$74];-ROW();0;1;1)" office:value-type="string" office:string-value="anesthetize" calcext:value-type="string">
            <text:p>anesthetize</text:p>
          </table:table-cell>
          <table:table-cell/>
          <table:table-cell table:formula="of:=LOWER([.C34])" office:value-type="string" office:string-value="anesthetize" calcext:value-type="string">
            <text:p>anesthetize</text:p>
          </table:table-cell>
          <table:table-cell/>
          <table:table-cell office:value-type="string" calcext:value-type="string">
            <text:p>anesthetize</text:p>
          </table:table-cell>
        </table:table-row>
        <table:table-row table:style-name="ro1">
          <table:table-cell office:value-type="string" calcext:value-type="string">
            <text:p>stipend</text:p>
          </table:table-cell>
          <table:table-cell/>
          <table:table-cell table:formula="of:=OFFSET([.$A$74];-ROW();0;1;1)" office:value-type="string" office:string-value="yearning" calcext:value-type="string">
            <text:p>yearning</text:p>
          </table:table-cell>
          <table:table-cell/>
          <table:table-cell table:formula="of:=LOWER([.C35])" office:value-type="string" office:string-value="yearning" calcext:value-type="string">
            <text:p>yearning</text:p>
          </table:table-cell>
          <table:table-cell/>
          <table:table-cell office:value-type="string" calcext:value-type="string">
            <text:p>yearning</text:p>
          </table:table-cell>
        </table:table-row>
        <table:table-row table:style-name="ro1">
          <table:table-cell office:value-type="string" calcext:value-type="string">
            <text:p>modest</text:p>
          </table:table-cell>
          <table:table-cell/>
          <table:table-cell table:formula="of:=OFFSET([.$A$74];-ROW();0;1;1)" office:value-type="string" office:string-value="hostile" calcext:value-type="string">
            <text:p>hostile</text:p>
          </table:table-cell>
          <table:table-cell/>
          <table:table-cell table:formula="of:=LOWER([.C36])" office:value-type="string" office:string-value="hostile" calcext:value-type="string">
            <text:p>hostile</text:p>
          </table:table-cell>
          <table:table-cell/>
          <table:table-cell office:value-type="string" calcext:value-type="string">
            <text:p>hostile</text:p>
          </table:table-cell>
        </table:table-row>
        <table:table-row table:style-name="ro1">
          <table:table-cell office:value-type="string" calcext:value-type="string">
            <text:p>recluse</text:p>
          </table:table-cell>
          <table:table-cell/>
          <table:table-cell table:formula="of:=OFFSET([.$A$74];-ROW();0;1;1)" office:value-type="string" office:string-value="recluse" calcext:value-type="string">
            <text:p>recluse</text:p>
          </table:table-cell>
          <table:table-cell/>
          <table:table-cell table:formula="of:=LOWER([.C37])" office:value-type="string" office:string-value="recluse" calcext:value-type="string">
            <text:p>recluse</text:p>
          </table:table-cell>
          <table:table-cell/>
          <table:table-cell office:value-type="string" calcext:value-type="string">
            <text:p>recluse</text:p>
          </table:table-cell>
        </table:table-row>
        <table:table-row table:style-name="ro1">
          <table:table-cell office:value-type="string" calcext:value-type="string">
            <text:p>hostile</text:p>
          </table:table-cell>
          <table:table-cell/>
          <table:table-cell table:formula="of:=OFFSET([.$A$74];-ROW();0;1;1)" office:value-type="string" office:string-value="modest" calcext:value-type="string">
            <text:p>modest</text:p>
          </table:table-cell>
          <table:table-cell/>
          <table:table-cell table:formula="of:=LOWER([.C38])" office:value-type="string" office:string-value="modest" calcext:value-type="string">
            <text:p>modest</text:p>
          </table:table-cell>
          <table:table-cell/>
          <table:table-cell office:value-type="string" calcext:value-type="string">
            <text:p>modest</text:p>
          </table:table-cell>
        </table:table-row>
        <table:table-row table:style-name="ro1">
          <table:table-cell office:value-type="string" calcext:value-type="string">
            <text:p>yearning</text:p>
          </table:table-cell>
          <table:table-cell/>
          <table:table-cell table:formula="of:=OFFSET([.$A$74];-ROW();0;1;1)" office:value-type="string" office:string-value="stipend" calcext:value-type="string">
            <text:p>stipend</text:p>
          </table:table-cell>
          <table:table-cell/>
          <table:table-cell table:formula="of:=LOWER([.C39])" office:value-type="string" office:string-value="stipend" calcext:value-type="string">
            <text:p>stipend</text:p>
          </table:table-cell>
          <table:table-cell/>
          <table:table-cell office:value-type="string" calcext:value-type="string">
            <text:p>stipend</text:p>
          </table:table-cell>
        </table:table-row>
        <table:table-row table:style-name="ro1">
          <table:table-cell office:value-type="string" calcext:value-type="string">
            <text:p>anesthetize</text:p>
          </table:table-cell>
          <table:table-cell/>
          <table:table-cell table:formula="of:=OFFSET([.$A$74];-ROW();0;1;1)" office:value-type="string" office:string-value="aphorism" calcext:value-type="string">
            <text:p>aphorism</text:p>
          </table:table-cell>
          <table:table-cell/>
          <table:table-cell table:formula="of:=LOWER([.C40])" office:value-type="string" office:string-value="aphorism" calcext:value-type="string">
            <text:p>aphorism</text:p>
          </table:table-cell>
          <table:table-cell/>
          <table:table-cell office:value-type="string" calcext:value-type="string">
            <text:p>aphorism</text:p>
          </table:table-cell>
        </table:table-row>
        <table:table-row table:style-name="ro1">
          <table:table-cell office:value-type="string" calcext:value-type="string">
            <text:p>anesthetizing</text:p>
          </table:table-cell>
          <table:table-cell/>
          <table:table-cell table:formula="of:=OFFSET([.$A$74];-ROW();0;1;1)" office:value-type="string" office:string-value="eviction" calcext:value-type="string">
            <text:p>eviction</text:p>
          </table:table-cell>
          <table:table-cell/>
          <table:table-cell table:formula="of:=LOWER([.C41])" office:value-type="string" office:string-value="eviction" calcext:value-type="string">
            <text:p>eviction</text:p>
          </table:table-cell>
          <table:table-cell/>
          <table:table-cell office:value-type="string" calcext:value-type="string">
            <text:p>eviction</text:p>
          </table:table-cell>
        </table:table-row>
        <table:table-row table:style-name="ro1">
          <table:table-cell office:value-type="string" calcext:value-type="string">
            <text:p>anguish</text:p>
          </table:table-cell>
          <table:table-cell/>
          <table:table-cell table:formula="of:=OFFSET([.$A$74];-ROW();0;1;1)" office:value-type="string" office:string-value="muster the courage" calcext:value-type="string">
            <text:p>muster the courage</text:p>
          </table:table-cell>
          <table:table-cell/>
          <table:table-cell table:formula="of:=LOWER([.C42])" office:value-type="string" office:string-value="muster the courage" calcext:value-type="string">
            <text:p>muster the courage</text:p>
          </table:table-cell>
          <table:table-cell/>
          <table:table-cell office:value-type="string" calcext:value-type="string">
            <text:p>muster the courage</text:p>
          </table:table-cell>
        </table:table-row>
        <table:table-row table:style-name="ro1">
          <table:table-cell office:value-type="string" calcext:value-type="string">
            <text:p>wage</text:p>
          </table:table-cell>
          <table:table-cell/>
          <table:table-cell table:formula="of:=OFFSET([.$A$74];-ROW();0;1;1)" office:value-type="string" office:string-value="muster" calcext:value-type="string">
            <text:p>muster</text:p>
          </table:table-cell>
          <table:table-cell/>
          <table:table-cell table:formula="of:=LOWER([.C43])" office:value-type="string" office:string-value="muster" calcext:value-type="string">
            <text:p>muster</text:p>
          </table:table-cell>
          <table:table-cell/>
          <table:table-cell office:value-type="string" calcext:value-type="string">
            <text:p>muster</text:p>
          </table:table-cell>
        </table:table-row>
        <table:table-row table:style-name="ro1">
          <table:table-cell office:value-type="string" calcext:value-type="string">
            <text:p>claimed</text:p>
          </table:table-cell>
          <table:table-cell/>
          <table:table-cell table:formula="of:=OFFSET([.$A$74];-ROW();0;1;1)" office:value-type="string" office:string-value="temple" calcext:value-type="string">
            <text:p>temple</text:p>
          </table:table-cell>
          <table:table-cell/>
          <table:table-cell table:formula="of:=LOWER([.C44])" office:value-type="string" office:string-value="temple" calcext:value-type="string">
            <text:p>temple</text:p>
          </table:table-cell>
          <table:table-cell/>
          <table:table-cell office:value-type="string" calcext:value-type="string">
            <text:p>temple</text:p>
          </table:table-cell>
        </table:table-row>
        <table:table-row table:style-name="ro1">
          <table:table-cell office:value-type="string" calcext:value-type="string">
            <text:p>salvation</text:p>
          </table:table-cell>
          <table:table-cell/>
          <table:table-cell table:formula="of:=OFFSET([.$A$74];-ROW();0;1;1)" office:value-type="string" office:string-value="humiliated" calcext:value-type="string">
            <text:p>humiliated</text:p>
          </table:table-cell>
          <table:table-cell/>
          <table:table-cell table:formula="of:=LOWER([.C45])" office:value-type="string" office:string-value="humiliated" calcext:value-type="string">
            <text:p>humiliated</text:p>
          </table:table-cell>
          <table:table-cell/>
          <table:table-cell office:value-type="string" calcext:value-type="string">
            <text:p>humiliated</text:p>
          </table:table-cell>
        </table:table-row>
        <table:table-row table:style-name="ro1">
          <table:table-cell office:value-type="string" calcext:value-type="string">
            <text:p>purgatory</text:p>
          </table:table-cell>
          <table:table-cell/>
          <table:table-cell table:formula="of:=OFFSET([.$A$74];-ROW();0;1;1)" office:value-type="string" office:string-value="humiliate" calcext:value-type="string">
            <text:p>humiliate</text:p>
          </table:table-cell>
          <table:table-cell/>
          <table:table-cell table:formula="of:=LOWER([.C46])" office:value-type="string" office:string-value="humiliate" calcext:value-type="string">
            <text:p>humiliate</text:p>
          </table:table-cell>
          <table:table-cell/>
          <table:table-cell office:value-type="string" calcext:value-type="string">
            <text:p>humiliate</text:p>
          </table:table-cell>
        </table:table-row>
        <table:table-row table:style-name="ro1">
          <table:table-cell office:value-type="string" calcext:value-type="string">
            <text:p>rubble</text:p>
          </table:table-cell>
          <table:table-cell/>
          <table:table-cell table:formula="of:=OFFSET([.$A$74];-ROW();0;1;1)" office:value-type="string" office:string-value="muscle-bound" calcext:value-type="string">
            <text:p>muscle-bound</text:p>
          </table:table-cell>
          <table:table-cell/>
          <table:table-cell table:formula="of:=LOWER([.C47])" office:value-type="string" office:string-value="muscle-bound" calcext:value-type="string">
            <text:p>muscle-bound</text:p>
          </table:table-cell>
          <table:table-cell/>
          <table:table-cell office:value-type="string" calcext:value-type="string">
            <text:p>muscle-bound</text:p>
          </table:table-cell>
        </table:table-row>
        <table:table-row table:style-name="ro1">
          <table:table-cell office:value-type="string" calcext:value-type="string">
            <text:p>altar</text:p>
          </table:table-cell>
          <table:table-cell/>
          <table:table-cell table:formula="of:=OFFSET([.$A$74];-ROW();0;1;1)" office:value-type="string" office:string-value="buzz cut" calcext:value-type="string">
            <text:p>buzz cut</text:p>
          </table:table-cell>
          <table:table-cell/>
          <table:table-cell table:formula="of:=LOWER([.C48])" office:value-type="string" office:string-value="buzz cut" calcext:value-type="string">
            <text:p>buzz cut</text:p>
          </table:table-cell>
          <table:table-cell/>
          <table:table-cell office:value-type="string" calcext:value-type="string">
            <text:p>buzz cut</text:p>
          </table:table-cell>
        </table:table-row>
        <table:table-row table:style-name="ro1">
          <table:table-cell office:value-type="string" calcext:value-type="string">
            <text:p>pang</text:p>
          </table:table-cell>
          <table:table-cell/>
          <table:table-cell table:formula="of:=OFFSET([.$A$74];-ROW();0;1;1)" office:value-type="string" office:string-value="brash" calcext:value-type="string">
            <text:p>brash</text:p>
          </table:table-cell>
          <table:table-cell/>
          <table:table-cell table:formula="of:=LOWER([.C49])" office:value-type="string" office:string-value="brash" calcext:value-type="string">
            <text:p>brash</text:p>
          </table:table-cell>
          <table:table-cell/>
          <table:table-cell office:value-type="string" calcext:value-type="string">
            <text:p>brash</text:p>
          </table:table-cell>
        </table:table-row>
        <table:table-row table:style-name="ro1">
          <table:table-cell office:value-type="string" calcext:value-type="string">
            <text:p>plummet</text:p>
          </table:table-cell>
          <table:table-cell/>
          <table:table-cell table:formula="of:=OFFSET([.$A$74];-ROW();0;1;1)" office:value-type="string" office:string-value="demeanor" calcext:value-type="string">
            <text:p>demeanor</text:p>
          </table:table-cell>
          <table:table-cell/>
          <table:table-cell table:formula="of:=LOWER([.C50])" office:value-type="string" office:string-value="demeanor" calcext:value-type="string">
            <text:p>demeanor</text:p>
          </table:table-cell>
          <table:table-cell/>
          <table:table-cell office:value-type="string" calcext:value-type="string">
            <text:p>demeanor</text:p>
          </table:table-cell>
        </table:table-row>
        <table:table-row table:style-name="ro1">
          <table:table-cell office:value-type="string" calcext:value-type="string">
            <text:p>poise</text:p>
          </table:table-cell>
          <table:table-cell/>
          <table:table-cell table:formula="of:=OFFSET([.$A$74];-ROW();0;1;1)" office:value-type="string" office:string-value="prosthetic" calcext:value-type="string">
            <text:p>prosthetic</text:p>
          </table:table-cell>
          <table:table-cell/>
          <table:table-cell table:formula="of:=LOWER([.C51])" office:value-type="string" office:string-value="prosthetic" calcext:value-type="string">
            <text:p>prosthetic</text:p>
          </table:table-cell>
          <table:table-cell/>
          <table:table-cell office:value-type="string" calcext:value-type="string">
            <text:p>prosthetic</text:p>
          </table:table-cell>
        </table:table-row>
        <table:table-row table:style-name="ro1">
          <table:table-cell office:value-type="string" calcext:value-type="string">
            <text:p>Mind-boggling</text:p>
          </table:table-cell>
          <table:table-cell/>
          <table:table-cell table:formula="of:=OFFSET([.$A$74];-ROW();0;1;1)" office:value-type="string" office:string-value="semipro" calcext:value-type="string">
            <text:p>semipro</text:p>
          </table:table-cell>
          <table:table-cell/>
          <table:table-cell table:formula="of:=LOWER([.C52])" office:value-type="string" office:string-value="semipro" calcext:value-type="string">
            <text:p>semipro</text:p>
          </table:table-cell>
          <table:table-cell/>
          <table:table-cell office:value-type="string" calcext:value-type="string">
            <text:p>semipro</text:p>
          </table:table-cell>
        </table:table-row>
        <table:table-row table:style-name="ro1">
          <table:table-cell office:value-type="string" calcext:value-type="string">
            <text:p>candor</text:p>
          </table:table-cell>
          <table:table-cell/>
          <table:table-cell table:formula="of:=OFFSET([.$A$74];-ROW();0;1;1)" office:value-type="string" office:string-value="God-helps-those-who-help-themselves" calcext:value-type="string">
            <text:p>God-helps-those-who-help-themselves</text:p>
          </table:table-cell>
          <table:table-cell/>
          <table:table-cell table:formula="of:=LOWER([.C53])" office:value-type="string" office:string-value="god-helps-those-who-help-themselves" calcext:value-type="string">
            <text:p>god-helps-those-who-help-themselves</text:p>
          </table:table-cell>
          <table:table-cell/>
          <table:table-cell office:value-type="string" calcext:value-type="string">
            <text:p>god-helps-those-who-help-themselves</text:p>
          </table:table-cell>
        </table:table-row>
        <table:table-row table:style-name="ro1">
          <table:table-cell office:value-type="string" calcext:value-type="string">
            <text:p>unguarded</text:p>
          </table:table-cell>
          <table:table-cell/>
          <table:table-cell table:formula="of:=OFFSET([.$A$74];-ROW();0;1;1)" office:value-type="string" office:string-value="God helps those who help themselves" calcext:value-type="string">
            <text:p>God helps those who help themselves</text:p>
          </table:table-cell>
          <table:table-cell/>
          <table:table-cell table:formula="of:=LOWER([.C54])" office:value-type="string" office:string-value="god helps those who help themselves" calcext:value-type="string">
            <text:p>god helps those who help themselves</text:p>
          </table:table-cell>
          <table:table-cell/>
          <table:table-cell office:value-type="string" calcext:value-type="string">
            <text:p>god helps those who help themselves</text:p>
          </table:table-cell>
        </table:table-row>
        <table:table-row table:style-name="ro1">
          <table:table-cell office:value-type="string" calcext:value-type="string">
            <text:p>peril</text:p>
          </table:table-cell>
          <table:table-cell/>
          <table:table-cell table:formula="of:=OFFSET([.$A$74];-ROW();0;1;1)" office:value-type="string" office:string-value="heaved" calcext:value-type="string">
            <text:p>heaved</text:p>
          </table:table-cell>
          <table:table-cell/>
          <table:table-cell table:formula="of:=LOWER([.C55])" office:value-type="string" office:string-value="heaved" calcext:value-type="string">
            <text:p>heaved</text:p>
          </table:table-cell>
          <table:table-cell/>
          <table:table-cell office:value-type="string" calcext:value-type="string">
            <text:p>heaved</text:p>
          </table:table-cell>
        </table:table-row>
        <table:table-row table:style-name="ro1">
          <table:table-cell office:value-type="string" calcext:value-type="string">
            <text:p>blunt</text:p>
          </table:table-cell>
          <table:table-cell/>
          <table:table-cell table:formula="of:=OFFSET([.$A$74];-ROW();0;1;1)" office:value-type="string" office:string-value="heave" calcext:value-type="string">
            <text:p>heave</text:p>
          </table:table-cell>
          <table:table-cell/>
          <table:table-cell table:formula="of:=LOWER([.C56])" office:value-type="string" office:string-value="heave" calcext:value-type="string">
            <text:p>heave</text:p>
          </table:table-cell>
          <table:table-cell/>
          <table:table-cell office:value-type="string" calcext:value-type="string">
            <text:p>heave</text:p>
          </table:table-cell>
        </table:table-row>
        <table:table-row table:style-name="ro1">
          <table:table-cell office:value-type="string" calcext:value-type="string">
            <text:p>blaze</text:p>
          </table:table-cell>
          <table:table-cell/>
          <table:table-cell table:formula="of:=OFFSET([.$A$74];-ROW();0;1;1)" office:value-type="string" office:string-value="prop" calcext:value-type="string">
            <text:p>prop</text:p>
          </table:table-cell>
          <table:table-cell/>
          <table:table-cell table:formula="of:=LOWER([.C57])" office:value-type="string" office:string-value="prop" calcext:value-type="string">
            <text:p>prop</text:p>
          </table:table-cell>
          <table:table-cell/>
          <table:table-cell office:value-type="string" calcext:value-type="string">
            <text:p>prop</text:p>
          </table:table-cell>
        </table:table-row>
        <table:table-row table:style-name="ro1">
          <table:table-cell office:value-type="string" calcext:value-type="string">
            <text:p>gorge</text:p>
          </table:table-cell>
          <table:table-cell/>
          <table:table-cell table:formula="of:=OFFSET([.$A$74];-ROW();0;1;1)" office:value-type="string" office:string-value="excruciating" calcext:value-type="string">
            <text:p>excruciating</text:p>
          </table:table-cell>
          <table:table-cell/>
          <table:table-cell table:formula="of:=LOWER([.C58])" office:value-type="string" office:string-value="excruciating" calcext:value-type="string">
            <text:p>excruciating</text:p>
          </table:table-cell>
          <table:table-cell/>
          <table:table-cell office:value-type="string" calcext:value-type="string">
            <text:p>excruciating</text:p>
          </table:table-cell>
        </table:table-row>
        <table:table-row table:style-name="ro1">
          <table:table-cell office:value-type="string" calcext:value-type="string">
            <text:p>unfazed</text:p>
          </table:table-cell>
          <table:table-cell/>
          <table:table-cell table:formula="of:=OFFSET([.$A$74];-ROW();0;1;1)" office:value-type="string" office:string-value="excruciate" calcext:value-type="string">
            <text:p>excruciate</text:p>
          </table:table-cell>
          <table:table-cell/>
          <table:table-cell table:formula="of:=LOWER([.C59])" office:value-type="string" office:string-value="excruciate" calcext:value-type="string">
            <text:p>excruciate</text:p>
          </table:table-cell>
          <table:table-cell/>
          <table:table-cell office:value-type="string" calcext:value-type="string">
            <text:p>excruciate</text:p>
          </table:table-cell>
        </table:table-row>
        <table:table-row table:style-name="ro1">
          <table:table-cell office:value-type="string" calcext:value-type="string">
            <text:p>perilous</text:p>
          </table:table-cell>
          <table:table-cell/>
          <table:table-cell table:formula="of:=OFFSET([.$A$74];-ROW();0;1;1)" office:value-type="string" office:string-value="shuffled" calcext:value-type="string">
            <text:p>shuffled</text:p>
          </table:table-cell>
          <table:table-cell/>
          <table:table-cell table:formula="of:=LOWER([.C60])" office:value-type="string" office:string-value="shuffled" calcext:value-type="string">
            <text:p>shuffled</text:p>
          </table:table-cell>
          <table:table-cell/>
          <table:table-cell office:value-type="string" calcext:value-type="string">
            <text:p>shuffled</text:p>
          </table:table-cell>
        </table:table-row>
        <table:table-row table:style-name="ro1">
          <table:table-cell office:value-type="string" calcext:value-type="string">
            <text:p>tributary</text:p>
          </table:table-cell>
          <table:table-cell/>
          <table:table-cell table:formula="of:=OFFSET([.$A$74];-ROW();0;1;1)" office:value-type="string" office:string-value="shuffle" calcext:value-type="string">
            <text:p>shuffle</text:p>
          </table:table-cell>
          <table:table-cell/>
          <table:table-cell table:formula="of:=LOWER([.C61])" office:value-type="string" office:string-value="shuffle" calcext:value-type="string">
            <text:p>shuffle</text:p>
          </table:table-cell>
          <table:table-cell/>
          <table:table-cell office:value-type="string" calcext:value-type="string">
            <text:p>shuffle</text:p>
          </table:table-cell>
        </table:table-row>
        <table:table-row table:style-name="ro1">
          <table:table-cell office:value-type="string" calcext:value-type="string">
            <text:p>skim</text:p>
          </table:table-cell>
          <table:table-cell/>
          <table:table-cell table:formula="of:=OFFSET([.$A$74];-ROW();0;1;1)" office:value-type="string" office:string-value="eyed" calcext:value-type="string">
            <text:p>eyed</text:p>
          </table:table-cell>
          <table:table-cell/>
          <table:table-cell table:formula="of:=LOWER([.C62])" office:value-type="string" office:string-value="eyed" calcext:value-type="string">
            <text:p>eyed</text:p>
          </table:table-cell>
          <table:table-cell/>
          <table:table-cell office:value-type="string" calcext:value-type="string">
            <text:p>eyed</text:p>
          </table:table-cell>
        </table:table-row>
        <table:table-row table:style-name="ro1">
          <table:table-cell office:value-type="string" calcext:value-type="string">
            <text:p>skimming</text:p>
          </table:table-cell>
          <table:table-cell/>
          <table:table-cell table:formula="of:=OFFSET([.$A$74];-ROW();0;1;1)" office:value-type="string" office:string-value="mass" calcext:value-type="string">
            <text:p>mass</text:p>
          </table:table-cell>
          <table:table-cell/>
          <table:table-cell table:formula="of:=LOWER([.C63])" office:value-type="string" office:string-value="mass" calcext:value-type="string">
            <text:p>mass</text:p>
          </table:table-cell>
          <table:table-cell/>
          <table:table-cell office:value-type="string" calcext:value-type="string">
            <text:p>mass</text:p>
          </table:table-cell>
        </table:table-row>
        <table:table-row table:style-name="ro1">
          <table:table-cell office:value-type="string" calcext:value-type="string">
            <text:p>vet</text:p>
          </table:table-cell>
          <table:table-cell/>
          <table:table-cell table:formula="of:=OFFSET([.$A$74];-ROW();0;1;1)" office:value-type="string" office:string-value="nuns" calcext:value-type="string">
            <text:p>nuns</text:p>
          </table:table-cell>
          <table:table-cell/>
          <table:table-cell table:formula="of:=LOWER([.C64])" office:value-type="string" office:string-value="nuns" calcext:value-type="string">
            <text:p>nuns</text:p>
          </table:table-cell>
          <table:table-cell/>
          <table:table-cell office:value-type="string" calcext:value-type="string">
            <text:p>nuns</text:p>
          </table:table-cell>
        </table:table-row>
        <table:table-row table:style-name="ro1">
          <table:table-cell office:value-type="string" calcext:value-type="string">
            <text:p>tussle</text:p>
          </table:table-cell>
          <table:table-cell/>
          <table:table-cell table:formula="of:=OFFSET([.$A$74];-ROW();0;1;1)" office:value-type="string" office:string-value="nun" calcext:value-type="string">
            <text:p>nun</text:p>
          </table:table-cell>
          <table:table-cell/>
          <table:table-cell table:formula="of:=LOWER([.C65])" office:value-type="string" office:string-value="nun" calcext:value-type="string">
            <text:p>nun</text:p>
          </table:table-cell>
          <table:table-cell/>
          <table:table-cell office:value-type="string" calcext:value-type="string">
            <text:p>nun</text:p>
          </table:table-cell>
        </table:table-row>
        <table:table-row table:style-name="ro1">
          <table:table-cell office:value-type="string" calcext:value-type="string">
            <text:p>smolder</text:p>
          </table:table-cell>
          <table:table-cell/>
          <table:table-cell table:formula="of:=OFFSET([.$A$74];-ROW();0;1;1)" office:value-type="string" office:string-value="purposeless" calcext:value-type="string">
            <text:p>purposeless</text:p>
          </table:table-cell>
          <table:table-cell/>
          <table:table-cell table:formula="of:=LOWER([.C66])" office:value-type="string" office:string-value="purposeless" calcext:value-type="string">
            <text:p>purposeless</text:p>
          </table:table-cell>
          <table:table-cell/>
          <table:table-cell office:value-type="string" calcext:value-type="string">
            <text:p>purposeless</text:p>
          </table:table-cell>
        </table:table-row>
        <table:table-row table:style-name="ro1">
          <table:table-cell office:value-type="string" calcext:value-type="string">
            <text:p>giddy</text:p>
          </table:table-cell>
          <table:table-cell/>
          <table:table-cell table:formula="of:=OFFSET([.$A$74];-ROW();0;1;1)" office:value-type="string" office:string-value="audience" calcext:value-type="string">
            <text:p>audience</text:p>
          </table:table-cell>
          <table:table-cell/>
          <table:table-cell table:formula="of:=LOWER([.C67])" office:value-type="string" office:string-value="audience" calcext:value-type="string">
            <text:p>audience</text:p>
          </table:table-cell>
          <table:table-cell/>
          <table:table-cell office:value-type="string" calcext:value-type="string">
            <text:p>audience</text:p>
          </table:table-cell>
        </table:table-row>
        <table:table-row table:style-name="ro1">
          <table:table-cell office:value-type="string" calcext:value-type="string">
            <text:p>adrift</text:p>
          </table:table-cell>
          <table:table-cell/>
          <table:table-cell table:formula="of:=OFFSET([.$A$74];-ROW();0;1;1)" office:value-type="string" office:string-value="vicar" calcext:value-type="string">
            <text:p>vicar</text:p>
          </table:table-cell>
          <table:table-cell/>
          <table:table-cell table:formula="of:=LOWER([.C68])" office:value-type="string" office:string-value="vicar" calcext:value-type="string">
            <text:p>vicar</text:p>
          </table:table-cell>
          <table:table-cell/>
          <table:table-cell office:value-type="string" calcext:value-type="string">
            <text:p>vicar</text:p>
          </table:table-cell>
        </table:table-row>
        <table:table-row table:style-name="ro1">
          <table:table-cell office:value-type="string" calcext:value-type="string">
            <text:p>brittle</text:p>
          </table:table-cell>
          <table:table-cell/>
          <table:table-cell table:formula="of:=OFFSET([.$A$74];-ROW();0;1;1)" office:value-type="string" office:string-value="orthodoxy" calcext:value-type="string">
            <text:p>orthodoxy</text:p>
          </table:table-cell>
          <table:table-cell/>
          <table:table-cell table:formula="of:=LOWER([.C69])" office:value-type="string" office:string-value="orthodoxy" calcext:value-type="string">
            <text:p>orthodoxy</text:p>
          </table:table-cell>
          <table:table-cell/>
          <table:table-cell office:value-type="string" calcext:value-type="string">
            <text:p>orthodoxy</text:p>
          </table:table-cell>
        </table:table-row>
        <table:table-row table:style-name="ro1">
          <table:table-cell office:value-type="string" calcext:value-type="string">
            <text:p>engulf</text:p>
          </table:table-cell>
          <table:table-cell/>
          <table:table-cell table:formula="of:=OFFSET([.$A$74];-ROW();0;1;1)" office:value-type="string" office:string-value="rumblings" calcext:value-type="string">
            <text:p>rumblings</text:p>
          </table:table-cell>
          <table:table-cell/>
          <table:table-cell table:formula="of:=LOWER([.C70])" office:value-type="string" office:string-value="rumblings" calcext:value-type="string">
            <text:p>rumblings</text:p>
          </table:table-cell>
          <table:table-cell/>
          <table:table-cell office:value-type="string" calcext:value-type="string">
            <text:p>rumblings</text:p>
          </table:table-cell>
        </table:table-row>
        <table:table-row table:style-name="ro1">
          <table:table-cell office:value-type="string" calcext:value-type="string">
            <text:p>relive</text:p>
          </table:table-cell>
          <table:table-cell/>
          <table:table-cell table:formula="of:=OFFSET([.$A$74];-ROW();0;1;1)" office:value-type="string" office:string-value="rumbling" calcext:value-type="string">
            <text:p>rumbling</text:p>
          </table:table-cell>
          <table:table-cell/>
          <table:table-cell table:formula="of:=LOWER([.C71])" office:value-type="string" office:string-value="rumbling" calcext:value-type="string">
            <text:p>rumbling</text:p>
          </table:table-cell>
          <table:table-cell/>
          <table:table-cell office:value-type="string" calcext:value-type="string">
            <text:p>rumbling</text:p>
          </table:table-cell>
        </table:table-row>
        <table:table-row table:style-name="ro1">
          <table:table-cell office:value-type="string" calcext:value-type="string">
            <text:p>espionage</text:p>
          </table:table-cell>
          <table:table-cell/>
          <table:table-cell table:formula="of:=OFFSET([.$A$74];-ROW();0;1;1)" office:value-type="string" office:string-value="empowering" calcext:value-type="string">
            <text:p>empowering</text:p>
          </table:table-cell>
          <table:table-cell/>
          <table:table-cell table:formula="of:=LOWER([.C72])" office:value-type="string" office:string-value="empowering" calcext:value-type="string">
            <text:p>empowering</text:p>
          </table:table-cell>
          <table:table-cell/>
          <table:table-cell office:value-type="string" calcext:value-type="string">
            <text:p>empowering</text:p>
          </table:table-cell>
        </table:table-row>
        <table:table-row table:style-name="ro1">
          <table:table-cell office:value-type="string" calcext:value-type="string">
            <text:p>zealotry</text:p>
          </table:table-cell>
          <table:table-cell/>
          <table:table-cell table:formula="of:=OFFSET([.$A$74];-ROW();0;1;1)" office:value-type="string" office:string-value="empower" calcext:value-type="string">
            <text:p>empower</text:p>
          </table:table-cell>
          <table:table-cell/>
          <table:table-cell table:formula="of:=LOWER([.C73])" office:value-type="string" office:string-value="empower" calcext:value-type="string">
            <text:p>empower</text:p>
          </table:table-cell>
          <table:table-cell/>
          <table:table-cell office:value-type="string" calcext:value-type="string">
            <text:p>empower</text:p>
          </table:table-cell>
        </table:table-row>
        <table:table-row table:style-name="ro1" table:number-rows-repeated="20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7">00/00/0000</text:date>, <text:time style:data-style-name="N2" text:time-value="19:41:08.1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31T22:53:38.095896203</meta:creation-date>
    <dc:date>2018-03-17T23:45:53.223000000</dc:date>
    <meta:editing-duration>PT14H56M24S</meta:editing-duration>
    <meta:editing-cycles>63</meta:editing-cycles>
    <meta:generator>LibreOffice/6.0.2.1$Windows_x86 LibreOffice_project/f7f06a8f319e4b62f9bc5095aa112a65d2f3ac89</meta:generator>
    <meta:document-statistic meta:table-count="4" meta:cell-count="6570" meta:object-count="0"/>
  </office:meta>
</office:document-meta>
</file>